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33.86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7.632cm"/>
    </style:style>
    <style:style style:name="co7" style:family="table-column">
      <style:table-column-properties fo:break-before="auto" style:column-width="7.497cm"/>
    </style:style>
    <style:style style:name="co8" style:family="table-column">
      <style:table-column-properties fo:break-before="auto" style:column-width="16.947cm"/>
    </style:style>
    <style:style style:name="co9" style:family="table-column">
      <style:table-column-properties fo:break-before="auto" style:column-width="49.9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F gene</text:p>
          </table:table-cell>
          <table:table-cell office:value-type="string" calcext:value-type="string">
            <text:p>VFO 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niprot</text:p>
          </table:table-cell>
          <table:table-cell office:value-type="string" calcext:value-type="string">
            <text:p>Categor(y/ies)</text:p>
          </table:table-cell>
          <table:table-cell office:value-type="string" calcext:value-type="string">
            <text:p>Sub Categor(y/ies)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Ref Genome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agn43</text:p>
          </table:table-cell>
          <table:table-cell office:value-type="float" office:value="3000001" calcext:value-type="float">
            <text:p>30000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ntigen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</text:p>
          </table:table-cell>
          <table:table-cell office:value-type="float" office:value="3000002" calcext:value-type="float">
            <text:p>30000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dhesin involved in diffuse adh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A</text:p>
          </table:table-cell>
          <table:table-cell office:value-type="float" office:value="3000003" calcext:value-type="float">
            <text:p>3000003</text:p>
          </table:table-cell>
          <table:table-cell table:number-columns-repeated="2"/>
          <table:table-cell office:value-type="string" calcext:value-type="string">
            <text:p>Toxins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</text:p>
          </table:table-cell>
          <table:table-cell office:value-type="float" office:value="3000004" calcext:value-type="float">
            <text:p>3000004</text:p>
          </table:table-cell>
          <table:table-cell table:number-columns-repeated="2"/>
          <table:table-cell office:value-type="string" calcext:value-type="string">
            <text:p>Toxins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C</text:p>
          </table:table-cell>
          <table:table-cell office:value-type="float" office:value="3000005" calcext:value-type="float">
            <text:p>3000005</text:p>
          </table:table-cell>
          <table:table-cell table:number-columns-repeated="2"/>
          <table:table-cell office:value-type="string" calcext:value-type="string">
            <text:p>Toxins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</text:p>
          </table:table-cell>
          <table:table-cell office:value-type="float" office:value="3000006" calcext:value-type="float">
            <text:p>300000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2</text:p>
          </table:table-cell>
          <table:table-cell office:value-type="float" office:value="3000007" calcext:value-type="float">
            <text:p>300000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F</text:p>
          </table:table-cell>
          <table:table-cell office:value-type="float" office:value="3000008" calcext:value-type="float">
            <text:p>300000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T</text:p>
          </table:table-cell>
          <table:table-cell office:value-type="float" office:value="3000009" calcext:value-type="float">
            <text:p>30000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A</text:p>
          </table:table-cell>
          <table:table-cell office:value-type="float" office:value="3000010" calcext:value-type="float">
            <text:p>300001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S</text:p>
          </table:table-cell>
          <table:table-cell office:value-type="float" office:value="3000011" calcext:value-type="float">
            <text:p>300001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T</text:p>
          </table:table-cell>
          <table:table-cell office:value-type="float" office:value="3000012" calcext:value-type="float">
            <text:p>300001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U</text:p>
          </table:table-cell>
          <table:table-cell office:value-type="float" office:value="3000013" calcext:value-type="float">
            <text:p>300001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W</text:p>
          </table:table-cell>
          <table:table-cell office:value-type="float" office:value="3000014" calcext:value-type="float">
            <text:p>300001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X</text:p>
          </table:table-cell>
          <table:table-cell office:value-type="float" office:value="3000015" calcext:value-type="float">
            <text:p>30000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Y</text:p>
          </table:table-cell>
          <table:table-cell office:value-type="float" office:value="3000016" calcext:value-type="float">
            <text:p>30000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f</text:p>
          </table:table-cell>
          <table:table-cell office:value-type="float" office:value="3000017" calcext:value-type="float">
            <text:p>3000017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Cell-cycle-inhibitory factor C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1</text:p>
          </table:table-cell>
          <table:table-cell office:value-type="float" office:value="3000018" calcext:value-type="float">
            <text:p>3000018</text:p>
          </table:table-cell>
          <table:table-cell table:number-columns-repeated="2"/>
          <table:table-cell office:value-type="string" calcext:value-type="string">
            <text:p>Toxins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</text:p>
          </table:table-cell>
          <table:table-cell office:value-type="float" office:value="3000019" calcext:value-type="float">
            <text:p>3000019</text:p>
          </table:table-cell>
          <table:table-cell office:value-type="string" calcext:value-type="string">
            <text:p>intimin adherence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A</text:p>
          </table:table-cell>
          <table:table-cell office:value-type="float" office:value="3000020" calcext:value-type="float">
            <text:p>3000020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B</text:p>
          </table:table-cell>
          <table:table-cell office:value-type="float" office:value="3000021" calcext:value-type="float">
            <text:p>3000021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C</text:p>
          </table:table-cell>
          <table:table-cell office:value-type="float" office:value="3000022" calcext:value-type="float">
            <text:p>3000022</text:p>
          </table:table-cell>
          <table:table-cell office:value-type="string" calcext:value-type="string">
            <text:p>putative enzym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D</text:p>
          </table:table-cell>
          <table:table-cell office:value-type="float" office:value="3000023" calcext:value-type="float">
            <text:p>3000023</text:p>
          </table:table-cell>
          <table:table-cell office:value-type="string" calcext:value-type="string">
            <text:p>putative recep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E</text:p>
          </table:table-cell>
          <table:table-cell office:value-type="float" office:value="3000024" calcext:value-type="float">
            <text:p>3000024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R</text:p>
          </table:table-cell>
          <table:table-cell office:value-type="float" office:value="3000025" calcext:value-type="float">
            <text:p>3000025</text:p>
          </table:table-cell>
          <table:table-cell office:value-type="string" calcext:value-type="string">
            <text:p>putative regula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cC</text:p>
          </table:table-cell>
          <table:table-cell office:value-type="float" office:value="3000026" calcext:value-type="float">
            <text:p>300002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D</text:p>
          </table:table-cell>
          <table:table-cell office:value-type="float" office:value="3000027" calcext:value-type="float">
            <text:p>300002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F</text:p>
          </table:table-cell>
          <table:table-cell office:value-type="float" office:value="3000028" calcext:value-type="float">
            <text:p>300002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J</text:p>
          </table:table-cell>
          <table:table-cell office:value-type="float" office:value="3000029" calcext:value-type="float">
            <text:p>300002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N</text:p>
          </table:table-cell>
          <table:table-cell office:value-type="float" office:value="3000030" calcext:value-type="float">
            <text:p>300003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R</text:p>
          </table:table-cell>
          <table:table-cell office:value-type="float" office:value="3000031" calcext:value-type="float">
            <text:p>300003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S</text:p>
          </table:table-cell>
          <table:table-cell office:value-type="float" office:value="3000032" calcext:value-type="float">
            <text:p>300003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T</text:p>
          </table:table-cell>
          <table:table-cell office:value-type="float" office:value="3000033" calcext:value-type="float">
            <text:p>300003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U</text:p>
          </table:table-cell>
          <table:table-cell office:value-type="float" office:value="3000034" calcext:value-type="float">
            <text:p>300003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V</text:p>
          </table:table-cell>
          <table:table-cell office:value-type="float" office:value="3000035" calcext:value-type="float">
            <text:p>300003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</text:p>
          </table:table-cell>
          <table:table-cell office:value-type="float" office:value="3000036" calcext:value-type="float">
            <text:p>3000036</text:p>
          </table:table-cell>
          <table:table-cell office:value-type="string" calcext:value-type="string">
            <text:p>secreted protein EspA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037" calcext:value-type="float">
            <text:p>3000037</text:p>
          </table:table-cell>
          <table:table-cell office:value-type="string" calcext:value-type="string">
            <text:p>secreted protein EspB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D</text:p>
          </table:table-cell>
          <table:table-cell office:value-type="float" office:value="3000038" calcext:value-type="float">
            <text:p>3000038</text:p>
          </table:table-cell>
          <table:table-cell office:value-type="string" calcext:value-type="string">
            <text:p>secreted protein EspD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</text:p>
          </table:table-cell>
          <table:table-cell office:value-type="float" office:value="3000039" calcext:value-type="float">
            <text:p>3000039</text:p>
          </table:table-cell>
          <table:table-cell office:value-type="string" calcext:value-type="string">
            <text:p>EspF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EspF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u/tccP</text:p>
          </table:table-cell>
          <table:table-cell office:value-type="float" office:value="3000040" calcext:value-type="float">
            <text:p>3000040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Fu/TccP (Tir cytoskeleton coupling prote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041" calcext:value-type="float">
            <text:p>3000041</text:p>
          </table:table-cell>
          <table:table-cell office:value-type="string" calcext:value-type="string">
            <text:p>EspG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EspG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G2</text:p>
          </table:table-cell>
          <table:table-cell office:value-type="float" office:value="3000042" calcext:value-type="float">
            <text:p>3000042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G2 (EPEC EspC islan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043" calcext:value-type="float">
            <text:p>3000043</text:p>
          </table:table-cell>
          <table:table-cell office:value-type="string" calcext:value-type="string">
            <text:p>EspH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EspH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044" calcext:value-type="float">
            <text:p>3000044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P</text:p>
          </table:table-cell>
          <table:table-cell office:value-type="float" office:value="3000045" calcext:value-type="float">
            <text:p>3000045</text:p>
          </table:table-cell>
          <table:table-cell office:value-type="string" calcext:value-type="string">
            <text:p>putative exoprotein-precursor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EspP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fimA</text:p>
          </table:table-cell>
          <table:table-cell office:value-type="float" office:value="3000046" calcext:value-type="float">
            <text:p>30000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B</text:p>
          </table:table-cell>
          <table:table-cell office:value-type="float" office:value="3000047" calcext:value-type="float">
            <text:p>300004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C</text:p>
          </table:table-cell>
          <table:table-cell office:value-type="float" office:value="3000048" calcext:value-type="float">
            <text:p>300004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D</text:p>
          </table:table-cell>
          <table:table-cell office:value-type="float" office:value="3000049" calcext:value-type="float">
            <text:p>300004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E</text:p>
          </table:table-cell>
          <table:table-cell office:value-type="float" office:value="3000050" calcext:value-type="float">
            <text:p>300005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</text:p>
          </table:table-cell>
          <table:table-cell office:value-type="float" office:value="3000051" calcext:value-type="float">
            <text:p>300005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G</text:p>
          </table:table-cell>
          <table:table-cell office:value-type="float" office:value="3000052" calcext:value-type="float">
            <text:p>300005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H</text:p>
          </table:table-cell>
          <table:table-cell office:value-type="float" office:value="3000053" calcext:value-type="float">
            <text:p>30000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I</text:p>
          </table:table-cell>
          <table:table-cell office:value-type="float" office:value="3000054" calcext:value-type="float">
            <text:p>30000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</text:p>
          </table:table-cell>
          <table:table-cell office:value-type="float" office:value="3000055" calcext:value-type="float">
            <text:p>3000055</text:p>
          </table:table-cell>
          <table:table-cell office:value-type="string" calcext:value-type="string">
            <text:p>F1C major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C</text:p>
          </table:table-cell>
          <table:table-cell office:value-type="float" office:value="3000056" calcext:value-type="float">
            <text:p>3000056</text:p>
          </table:table-cell>
          <table:table-cell office:value-type="string" calcext:value-type="string">
            <text:p>F1C periplasmic chaperon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D</text:p>
          </table:table-cell>
          <table:table-cell office:value-type="float" office:value="3000057" calcext:value-type="float">
            <text:p>3000057</text:p>
          </table:table-cell>
          <table:table-cell office:value-type="string" calcext:value-type="string">
            <text:p>F1C fimbrial ushe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F</text:p>
          </table:table-cell>
          <table:table-cell office:value-type="float" office:value="3000058" calcext:value-type="float">
            <text:p>3000058</text:p>
          </table:table-cell>
          <table:table-cell office:value-type="string" calcext:value-type="string">
            <text:p>F1C minor fimbrial subunit F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G</text:p>
          </table:table-cell>
          <table:table-cell office:value-type="float" office:value="3000059" calcext:value-type="float">
            <text:p>3000059</text:p>
          </table:table-cell>
          <table:table-cell office:value-type="string" calcext:value-type="string">
            <text:p>F1C minor fimbrial subunit protein G pres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H</text:p>
          </table:table-cell>
          <table:table-cell office:value-type="float" office:value="3000060" calcext:value-type="float">
            <text:p>3000060</text:p>
          </table:table-cell>
          <table:table-cell office:value-type="string" calcext:value-type="string">
            <text:p>F1C Putative fimbrial adhesin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I</text:p>
          </table:table-cell>
          <table:table-cell office:value-type="float" office:value="3000061" calcext:value-type="float">
            <text:p>3000061</text:p>
          </table:table-cell>
          <table:table-cell office:value-type="string" calcext:value-type="string">
            <text:p>Putative minor F1C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yuA</text:p>
          </table:table-cell>
          <table:table-cell office:value-type="float" office:value="3000062" calcext:value-type="float">
            <text:p>300006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A</text:p>
          </table:table-cell>
          <table:table-cell office:value-type="float" office:value="3000063" calcext:value-type="float">
            <text:p>300006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R</text:p>
          </table:table-cell>
          <table:table-cell office:value-type="float" office:value="3000064" calcext:value-type="float">
            <text:p>300006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A</text:p>
          </table:table-cell>
          <table:table-cell office:value-type="float" office:value="3000065" calcext:value-type="float">
            <text:p>3000065</text:p>
          </table:table-cell>
          <table:table-cell office:value-type="string" calcext:value-type="string">
            <text:p>hemolysin toxin protei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B</text:p>
          </table:table-cell>
          <table:table-cell office:value-type="float" office:value="3000066" calcext:value-type="float">
            <text:p>3000066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hlyC</text:p>
          </table:table-cell>
          <table:table-cell office:value-type="float" office:value="3000067" calcext:value-type="float">
            <text:p>3000067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D</text:p>
          </table:table-cell>
          <table:table-cell office:value-type="float" office:value="3000068" calcext:value-type="float">
            <text:p>3000068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ibeA</text:p>
          </table:table-cell>
          <table:table-cell office:value-type="float" office:value="3000069" calcext:value-type="float">
            <text:p>3000069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A</text:p>
          </table:table-cell>
          <table:table-cell office:value-type="float" office:value="3000070" calcext:value-type="float">
            <text:p>300007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-regulated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B</text:p>
          </table:table-cell>
          <table:table-cell office:value-type="float" office:value="3000071" calcext:value-type="float">
            <text:p>300007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C</text:p>
          </table:table-cell>
          <table:table-cell office:value-type="float" office:value="3000072" calcext:value-type="float">
            <text:p>300007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D</text:p>
          </table:table-cell>
          <table:table-cell office:value-type="float" office:value="3000073" calcext:value-type="float">
            <text:p>300007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E</text:p>
          </table:table-cell>
          <table:table-cell office:value-type="float" office:value="3000074" calcext:value-type="float">
            <text:p>300007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000075" calcext:value-type="float">
            <text:p>300007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1</text:p>
          </table:table-cell>
          <table:table-cell office:value-type="float" office:value="3000076" calcext:value-type="float">
            <text:p>300007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2</text:p>
          </table:table-cell>
          <table:table-cell office:value-type="float" office:value="3000077" calcext:value-type="float">
            <text:p>300007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A</text:p>
          </table:table-cell>
          <table:table-cell office:value-type="float" office:value="3000078" calcext:value-type="float">
            <text:p>300007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B</text:p>
          </table:table-cell>
          <table:table-cell office:value-type="float" office:value="3000079" calcext:value-type="float">
            <text:p>300007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C</text:p>
          </table:table-cell>
          <table:table-cell office:value-type="float" office:value="3000080" calcext:value-type="float">
            <text:p>300008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D</text:p>
          </table:table-cell>
          <table:table-cell office:value-type="float" office:value="3000081" calcext:value-type="float">
            <text:p>300008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tA</text:p>
          </table:table-cell>
          <table:table-cell office:value-type="float" office:value="3000082" calcext:value-type="float">
            <text:p>300008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</text:p>
          </table:table-cell>
          <table:table-cell office:value-type="float" office:value="3000083" calcext:value-type="float">
            <text:p>3000083</text:p>
          </table:table-cell>
          <table:table-cell office:value-type="string" calcext:value-type="string">
            <text:p>Ler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084" calcext:value-type="float">
            <text:p>3000084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Mitochondria-associated protein M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A/espI</text:p>
          </table:table-cell>
          <table:table-cell office:value-type="float" office:value="3000085" calcext:value-type="float">
            <text:p>3000085</text:p>
          </table:table-cell>
          <table:table-cell office:value-type="string" calcext:value-type="string">
            <text:p>NleA encoded by cryptic prophage CP-933P</text:p>
          </table:table-cell>
          <table:table-cell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A/EspI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086" calcext:value-type="float">
            <text:p>3000086</text:p>
          </table:table-cell>
          <table:table-cell office:value-type="string" calcext:value-type="string">
            <text:p>NleC encoded by prophage CP-933K</text:p>
          </table:table-cell>
          <table:table-cell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C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087" calcext:value-type="float">
            <text:p>3000087</text:p>
          </table:table-cell>
          <table:table-cell office:value-type="string" calcext:value-type="string">
            <text:p>NleD encoded by prophage CP-933K</text:p>
          </table:table-cell>
          <table:table-cell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D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3000088" calcext:value-type="float">
            <text:p>3000088</text:p>
          </table:table-cell>
          <table:table-cell office:value-type="string" calcext:value-type="string">
            <text:p>Paa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apA</text:p>
          </table:table-cell>
          <table:table-cell office:value-type="float" office:value="3000089" calcext:value-type="float">
            <text:p>30000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B</text:p>
          </table:table-cell>
          <table:table-cell office:value-type="float" office:value="3000090" calcext:value-type="float">
            <text:p>30000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C</text:p>
          </table:table-cell>
          <table:table-cell office:value-type="float" office:value="3000091" calcext:value-type="float">
            <text:p>300009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D</text:p>
          </table:table-cell>
          <table:table-cell office:value-type="float" office:value="3000092" calcext:value-type="float">
            <text:p>300009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</text:p>
          </table:table-cell>
          <table:table-cell office:value-type="float" office:value="3000093" calcext:value-type="float">
            <text:p>30000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F</text:p>
          </table:table-cell>
          <table:table-cell office:value-type="float" office:value="3000094" calcext:value-type="float">
            <text:p>300009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</text:p>
          </table:table-cell>
          <table:table-cell office:value-type="float" office:value="3000095" calcext:value-type="float">
            <text:p>300009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H</text:p>
          </table:table-cell>
          <table:table-cell office:value-type="float" office:value="3000096" calcext:value-type="float">
            <text:p>300009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I</text:p>
          </table:table-cell>
          <table:table-cell office:value-type="float" office:value="3000097" calcext:value-type="float">
            <text:p>30000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J</text:p>
          </table:table-cell>
          <table:table-cell office:value-type="float" office:value="3000098" calcext:value-type="float">
            <text:p>30000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K</text:p>
          </table:table-cell>
          <table:table-cell office:value-type="float" office:value="3000099" calcext:value-type="float">
            <text:p>300009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X</text:p>
          </table:table-cell>
          <table:table-cell office:value-type="float" office:value="3000100" calcext:value-type="float">
            <text:p>30001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</text:p>
          </table:table-cell>
          <table:table-cell office:value-type="float" office:value="3000101" calcext:value-type="float">
            <text:p>30001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3000102" calcext:value-type="float">
            <text:p>30001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L</text:p>
          </table:table-cell>
          <table:table-cell office:value-type="float" office:value="3000103" calcext:value-type="float">
            <text:p>300010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Q</text:p>
          </table:table-cell>
          <table:table-cell office:value-type="float" office:value="3000104" calcext:value-type="float">
            <text:p>300010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Z</text:p>
          </table:table-cell>
          <table:table-cell office:value-type="float" office:value="3000105" calcext:value-type="float">
            <text:p>3000105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Sep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A</text:p>
          </table:table-cell>
          <table:table-cell office:value-type="float" office:value="3000106" calcext:value-type="float">
            <text:p>300010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B</text:p>
          </table:table-cell>
          <table:table-cell office:value-type="float" office:value="3000107" calcext:value-type="float">
            <text:p>300010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C</text:p>
          </table:table-cell>
          <table:table-cell office:value-type="float" office:value="3000108" calcext:value-type="float">
            <text:p>30001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D</text:p>
          </table:table-cell>
          <table:table-cell office:value-type="float" office:value="3000109" calcext:value-type="float">
            <text:p>300010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E</text:p>
          </table:table-cell>
          <table:table-cell office:value-type="float" office:value="3000110" calcext:value-type="float">
            <text:p>30001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F</text:p>
          </table:table-cell>
          <table:table-cell office:value-type="float" office:value="3000111" calcext:value-type="float">
            <text:p>300011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G</text:p>
          </table:table-cell>
          <table:table-cell office:value-type="float" office:value="3000112" calcext:value-type="float">
            <text:p>30001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H</text:p>
          </table:table-cell>
          <table:table-cell office:value-type="float" office:value="3000113" calcext:value-type="float">
            <text:p>30001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S</text:p>
          </table:table-cell>
          <table:table-cell office:value-type="float" office:value="3000114" calcext:value-type="float">
            <text:p>300011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A</text:p>
          </table:table-cell>
          <table:table-cell office:value-type="float" office:value="3000115" calcext:value-type="float">
            <text:p>30001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B</text:p>
          </table:table-cell>
          <table:table-cell office:value-type="float" office:value="3000116" calcext:value-type="float">
            <text:p>30001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C</text:p>
          </table:table-cell>
          <table:table-cell office:value-type="float" office:value="3000117" calcext:value-type="float">
            <text:p>300011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D</text:p>
          </table:table-cell>
          <table:table-cell office:value-type="float" office:value="3000118" calcext:value-type="float">
            <text:p>300011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1A</text:p>
          </table:table-cell>
          <table:table-cell office:value-type="float" office:value="3000119" calcext:value-type="float">
            <text:p>3000119</text:p>
          </table:table-cell>
          <table:table-cell office:value-type="string" calcext:value-type="string">
            <text:p>shiga-like toxin 1 subunit A encoded within prophage CP-933V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stx1B</text:p>
          </table:table-cell>
          <table:table-cell office:value-type="float" office:value="3000120" calcext:value-type="float">
            <text:p>3000120</text:p>
          </table:table-cell>
          <table:table-cell office:value-type="string" calcext:value-type="string">
            <text:p>shiga-like toxin 1 subunit B encoded within prophage CP-933V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A</text:p>
          </table:table-cell>
          <table:table-cell office:value-type="float" office:value="3000121" calcext:value-type="float">
            <text:p>3000121</text:p>
          </table:table-cell>
          <table:table-cell office:value-type="string" calcext:value-type="string">
            <text:p>shiga-like toxin II A subunit encoded by bacteriophage BP-933W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B</text:p>
          </table:table-cell>
          <table:table-cell office:value-type="float" office:value="3000122" calcext:value-type="float">
            <text:p>3000122</text:p>
          </table:table-cell>
          <table:table-cell office:value-type="string" calcext:value-type="string">
            <text:p>shiga-like toxin II B subunit encoded by bacteriophage BP-933W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3000123" calcext:value-type="float">
            <text:p>300012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Tia/H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</text:p>
          </table:table-cell>
          <table:table-cell office:value-type="float" office:value="3000124" calcext:value-type="float">
            <text:p>3000124</text:p>
          </table:table-cell>
          <table:table-cell office:value-type="string" calcext:value-type="string">
            <text:p>putative translocated intimin receptor protein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toxB</text:p>
          </table:table-cell>
          <table:table-cell office:value-type="float" office:value="3000125" calcext:value-type="float">
            <text:p>3000125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tsh</text:p>
          </table:table-cell>
          <table:table-cell office:value-type="float" office:value="3000126" calcext:value-type="float">
            <text:p>3000126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Temperature-sensitive hem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t</text:p>
          </table:table-cell>
          <table:table-cell office:value-type="float" office:value="3000127" calcext:value-type="float">
            <text:p>3000127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Vacuolating autotransporter g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A</text:p>
          </table:table-cell>
          <table:table-cell office:value-type="float" office:value="3000128" calcext:value-type="float">
            <text:p>300012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E</text:p>
          </table:table-cell>
          <table:table-cell office:value-type="float" office:value="3000129" calcext:value-type="float">
            <text:p>300012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P</text:p>
          </table:table-cell>
          <table:table-cell office:value-type="float" office:value="3000130" calcext:value-type="float">
            <text:p>300013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Q</text:p>
          </table:table-cell>
          <table:table-cell office:value-type="float" office:value="3000131" calcext:value-type="float">
            <text:p>300013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S</text:p>
          </table:table-cell>
          <table:table-cell office:value-type="float" office:value="3000132" calcext:value-type="float">
            <text:p>300013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T</text:p>
          </table:table-cell>
          <table:table-cell office:value-type="float" office:value="3000133" calcext:value-type="float">
            <text:p>300013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U</text:p>
          </table:table-cell>
          <table:table-cell office:value-type="float" office:value="3000134" calcext:value-type="float">
            <text:p>300013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X</text:p>
          </table:table-cell>
          <table:table-cell office:value-type="float" office:value="3000135" calcext:value-type="float">
            <text:p>300013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X1</text:p>
          </table:table-cell>
          <table:table-cell office:value-type="float" office:value="3000136" calcext:value-type="float">
            <text:p>3000136</text:p>
          </table:table-cell>
          <table:table-cell office:value-type="string" calcext:value-type="string">
            <text:p>COG1357; Pentapeptide repeats containing protein [Function unknown]</text:p>
          </table:table-cell>
          <table:table-cell office:value-type="string" calcext:value-type="string">
            <text:p>Q8XA5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4962-23115 Escherichia coli O157:H7 str. Sakai chromosome, complete genome</text:p>
          </table:table-cell>
          <table:table-cell office:value-type="string" calcext:value-type="string">
            <text:p>TTAAGACCACTCTATTTTTGAATTAAATTCCTATATACTTTAACCATTCATAAATATCTCCTCATTAGACCTTGTAAATTATTAACAGCAATCAACACAGGTTAAATACCTATTTATATTGTACTTCTTAAAATTAATGAGCGATTTTTGATAGTAGTCACATTCACTCATAAATTAAATTAATAAAAATTCATCAACTTCAAGGACTGATAATGACAGATGGTATCTCAACTTCGCCACATTGTCTTTATAAATCAAATATAGTAGATGATGTAATAATAAATAAAACAAGACAAAATGAGTTAGTAAAAGTGTTTTGCGAGTATAAAACAGAGTTCTTAATTTTGTTTGATGACTTTTTCAGAAGCCAGGATTTGCCTAAACCATCTCCAGTCCTCCATCATTTTTTTCAATATACTCATCTGAGAGATGCACATTTTTATAGATGTAAACTCATAGAACATACAGTTCAATTTTCTTTTTTTAAACACAAAGGCATCACATTACTTAGATTGGATGTTTTTGATGACAGAACAAGCGAATGTCTTTCTGAAGAGATTAAGATATATCAAGAATGCCATGAAAAATTTATTAAATTTTTAAAGGCAAACTTCAATCAGGAAATATACCCAGAGCTATACACTCCTGAAATATTTTATGAGGCCTGCAGAAATCTCCAGTCATTTTATGATCATCAGGAGACGTCACAAAACGCTAAGTACAGTGCAATAGTCAAGAAAAAAAGTTATTTTAATAAGGAAATCAGAAATCTAATAAAAAAGAATATTTATCCTGAGCTATACAATGAGCAATGCAATAAAATCCCCGCCTCATCGACAGATGATAACCAGAAAATAACATGGCAGAATTTTAAAACTAGCAATGCGGCATATTCACAACTATGTGAAAAATTATCTTTATTAAAAAGCTCGCCCAGTCGGTTAATAGAGAAATCAGCTTACTGCTCAAATGAAAACATGATCACCGATAAATTTGATGTTGTCTTTTCTTACTGCGGAGATAATGTAAAGGAATTTATACTTTTATTACCCTATAATAAATCGCTGGAGATGCATGAACTTAACGAGCAAAACATCCAGTATTTGACTGCCCTTAATATTAATATACATAAACTGTTGCTATCAAATATAACAATAGAAAAGAGCAACCTTTCATATGGGTATTATTTTGGTTGTGTATTATCCAATATATCATGTTTTGAAAGCGACTTATCAAACACCATCTTTTCAAATGGAGAAATAAACAACCTCTTCATTAAAAAAAGCAACATATTTGGAACATCGTTCACTAATACCATGATAAAAAATTTGCGCTGTGAAGATATTATGCCTGGCCGATGGACCACTCAACTTGTCAATAAGCACTTAGGTTACAGATACACAGGAGTATTCAAAACCCTGGCAAGTATTGATGACAAACCGTCCCGTTTCGAAATTTTGATACCATTGGTACAAACTTTAGTTCGCGACAATGTAAAGCTAAATAATGATGTGTATAAAGAACTGAAAAAGTTTATGCACGATTACGACAAAACATCCCCAGAAATGAGAAAATACCTTCAGAGCATCAACGAGTCTATGTTCCTTATGAAAAAAATATCTCATCAAGATTAAAACACCCCAAAAAAGAAGTAATTTCAGAATGAAATTACCTGTGATAATTATTAATTAACTGCAGAGAAATAAAAAATAATCTGAAGCATGCTCTGAAACATCCTACTCTGTCACTCTAATGATGGCACCTTGCTCTTCTTATAAAGAAGGGAATAATTAAGAATATTAAATTTTCAAACTTTCATCAACTTCACATCAAGAAATTAAAAAATTT</text:p>
          </table:table-cell>
        </table:table-row>
        <table:table-row table:style-name="ro1">
          <table:table-cell office:value-type="string" calcext:value-type="string">
            <text:p>espY1</text:p>
          </table:table-cell>
          <table:table-cell office:value-type="float" office:value="3000137" calcext:value-type="float">
            <text:p>300013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1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63335-64313 Escherichia coli O157:H7 str. Sakai chromosome, complete genome</text:p>
          </table:table-cell>
          <table:table-cell office:value-type="string" calcext:value-type="string">
            <text:p>ATTATATTTTTACGTCTTAAAAATAAAAAACACATATCTGAATGAGCGATTTTTGAAAGTATATTTATTCAGAGCGCGCATCATGAGTTTTTAACTCAATGCGAGGCTATTACCATGAAAGTATCAGTTCCAGGCATGCCGGCTACACTTTTAAATATGAGCAATAACGATATTTATAAGATGGTGAGCGGGGACAAGATGGACATGAAGATGAATATCTTTCAACGCTTGTGGGAGACGTTACGTCATCTGTTCTGGTCAGATAAACAGACTGAGGCTTATAAACTTCTGTTCAATTTCGTGAATAAAAAGGCTGGCAACATCAACGCCTCAAAATACTTTACTGGGGCTGTCAACGAGAATGAGAAAGAAAAGTTTATCCATAGTCTGGAATTATTCAATGAACTCAAAACATGCGCAAAAAATCCGGATGAGATGGTCGCAAAGGGCAATATGAGCTGGGTCGCACAGACCTTCGGTGATATCGAGTTAAGTGTCACTTTTTTTATTGAAAATAAGGAGATATGTACTCAGACGTTGCAGCTGCATAAAGGCCCAGGTAACTTGGGCGTTGATCTTAGAGAGGCTTACCTTCCCGGCGTTGACATGAGGGATTGTTACCTTGGTCTCAAAACAATGAAAGGTCACAATAAAGTCCTTTACTTGGAACCTGGGTGGAATGCTAACCTGGACGGTGCTACCCTGGACGGTGCTACCCTGGACGGTGCTACCGTGGACGGTGCTACCCACCTATATGATGAGGTAATTATTATTAATAAAATCACCCCCAAAAAAATTGATACTGAAGAAGTTGCTACTAAACAAAGTACTGCTGAACAAATTACTGACAACGCAATTATTGAATGAGCCAGAATAAGCTAAGGTTGAAGGGGCTGGAACGCCCCTTCAACCTTAGCAGTAGCGTGGGATGATTTCACAATTAGAAAGACCTGCATGATGAGCTAGAGAAGAGGCTAGT</text:p>
          </table:table-cell>
        </table:table-row>
        <table:table-row table:style-name="ro1">
          <table:table-cell office:value-type="string" calcext:value-type="string">
            <text:p>espY2</text:p>
          </table:table-cell>
          <table:table-cell office:value-type="float" office:value="3000138" calcext:value-type="float">
            <text:p>300013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0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80585-81324 Escherichia coli O157:H7 str. Sakai chromosome, complete genome</text:p>
          </table:table-cell>
          <table:table-cell office:value-type="string" calcext:value-type="string">
            <text:p>GTTTATTGCGTGAATGAGCGATTTTTGACAGTATTCTTATTCAGGACGCTTATTCTGAGTTTTTTATTCAGAGTGGAGCTATCAGCATGAAAGTAAGAAACCCAGAACAGATTAGTATCCCTGCTAGTAATACCACTAAAGATCCAGGCCTTACTAATTCTCAGATTATCAGGATGGCTAACTTGGTCAAAAAGACCGAGAATATGAATATCTTTGAAGAGCTATGGGAGACGTTACGCAATCTCTTCCAGTCAGATAAACATTCCCAGACTGCGGCAAGGCAAATTCTGAAGGATGCATTTTATTTCCAGAATAGTGATGACTACTCAAAATACTTTACCGGGGCTGTCGACGGGAAGGCGCGTGATAAGTTAACTCACTGGCTGATAAAATTTAATGAACTCAAAGAATACGCAAAAGATCCGGAAAATATGGCCGCGAAGGCCTCACTCTCGCCAGAAGGTACGTTATGCGTCAGTTTTTTTATTGGCGATGAGGCGATATTTACTCTGGAGTTGCAGCTGAAAAAGAGCACCAGGACCGGGGGGATTGATCTGAGTAATGCTTACTTTAACGGGGTTGTCATTTGTGGTATTGACTGTCTCGAGGTTGACCTGAGCAATGCTGAAACGAACAATAGCCGTTGGTATGACTGACCTGCGCGAGGTTAACCTGAAAAAGCTGACCTTTCCGGCCAGAACAAGGCTAGACTGCGCCGTTATTGATTAACTCAGAATATG</text:p>
          </table:table-cell>
        </table:table-row>
        <table:table-row table:style-name="ro1">
          <table:table-cell office:value-type="string" calcext:value-type="string">
            <text:p>espY3</text:p>
          </table:table-cell>
          <table:table-cell office:value-type="float" office:value="3000139" calcext:value-type="float">
            <text:p>3000139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E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503343-501300 Escherichia coli O157:H7 str. Sakai chromosome, complete genome</text:p>
          </table:table-cell>
          <table:table-cell office:value-type="string" calcext:value-type="string">
            <text:p>AGTAAATTTCGCTTTTCACCCATTTTATCTGCTGAATTCCCCATCGTCTGCGATGATGGGGACAACGTACCTCCCATCACCTTCTGTAACCATAATCCACCTCTGCAAGAGAAATTCTTCGTGAATGAGTTTGCAGCTATTCATCGTCTTCATCCCTTTGAGCGATTTTTGATAGTTTCTCCAGGTAATATCCCCTAAAACTGTCTTATTTAGTCAACGTAAGAGGATTACAATCATGATGAAAACCATCACCAAACAACCGATCCTGTTTACTGATGTACCGGTTGCAGATTTAAGAAACTCAATGAAGCAAGATTTAAATCAAAATCTTATTGAAAGGCTGTGGAACAAAATTCGTGATTTTTTTCTGGACAGTGATAAACAAAAGGCATTTAAATCGATTCATAAATACATCAATACATTGTCAGTTCTAAATTATAATTCAGCGTTAACTCCAGATCCCAACTTTAATATAGATGCAACGTCAGATTTAGACTCATATTTAAAGCTGGATTTTGATCGCCTCTCGCCCAAACAAAAACAGACCACGCTTTGTTGTTTCTGGAATAAAATTGCATCCTCATTGCCAGAGCCATACAACAGTACCATCAAACATAACATTATTTTTTATAAAGACGGAGAAAATCTGATGATACGTGGAACTATCTCTATTGTTAACGAGGTAGTAAAGACTTATTCACTCCCAATAGAAAAGGATGACAATGGATATTACGATTTCAGCGGTCTATATCTAGCACACAGCAATATTTCCGGTAAAGATCCCAATAAAGATCCCGATATAGATTTCGGTATAGATATGGGAAACTGTAACTGCTCAAATGTCAACTTCGAACATACTTATTTTTATGGCGTCAAGTTTACAAATGCGAATTGTACAAATGCGAATTTTAACAATTGTAGATTTAAGAAATGCGACCTGACAAATATGAATTGCACTGGCGCAATTCTTGATAATGCGATGATATATGGTAAAGAAAAAGAACCTGAGATGCAATATCCAGAAGCAGATCAAATAATACAAAGGATAACTTATCAGAAATCAGATGGGAATGAAACGAAAGGGATGATTCTAACTAACTGCTCCTGTGTGAAAACCACTTTCAATTGGGCAGATTTATCAGAAAGTGATTGCCAAAATGTGGACTTTAGCGAGGCTAATCTTTCAAACACTATTCTTCCTGACATCGTCAGGATGAAAGGCACGAAACTTTACCGTACCGACCTTTTTAATCCGATATTAAAAACAGAAGCAGAATCAACAGAAGAAAAAGACATTAGCCCATTAGCAAAAATTATTCTTGACTATATTGAATCAGATAAAAACCCTGAGTCATTAAACTTTGAAGAAAAATCAACAGTTATTAAAATAAAACAAGATATCGATAATTTTATTTTCTACAATCAGCATTTAAAGAAAATATTCAATCGCGCAATGAATCTTCAAGAAAAAATAAGCAGGAAAAAGTATAATGAATTTTTTAAATATATACAAGCAGAAGCCAAACAATATTTCAAAGACCAGTATAAACTAACAAAAAATGATTATTTGAAGAAAGTACCTTTAACTGCACAATTAATTGCAAAATACAAAATGGATGATCAATTGGACCAACTTTTGGTTACCCGTGAAATTCAAGATGAAATAAAATCAAAGATTCAAGACAAAATAGATGAACTTTCTAAAAATTTATTCAACACTATGACCGAAACCATTGAGAATAATTTTGATGATATTTTTCGTCAACAGTCAGAGAATATGAGCAATTATTATGAGTTCGTCGACTGACGATATTTCAGTGTCATTGAATTATGAGTGACAAAGATACACCTTGAAATATCGCCGCATAGTATATTCGGCGATGTCGGGTTTTACTTTAACAGAGTGCCCCAAAATTGGGGCACTGTTCATTTATAAATCAAACCGGGTGGTCTGGAATCGCCTACACCTCCCGGTCAATGGCATTTAAAGAATACCCAGCGGCCAGTGATGACCGATAAAGTACAGGATGCCTGCGGAAATCAC</text:p>
          </table:table-cell>
        </table:table-row>
        <table:table-row table:style-name="ro1">
          <table:table-cell office:value-type="string" calcext:value-type="string">
            <text:p>nleB2-1</text:p>
          </table:table-cell>
          <table:table-cell office:value-type="float" office:value="3000140" calcext:value-type="float">
            <text:p>3000140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83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4473-925747 Escherichia coli O157:H7 str. Sakai chromosome, complete genome</text:p>
          </table:table-cell>
          <table:table-cell office:value-type="string" calcext:value-type="string">
            <text:p>GCTCCGGTTTTTGTTGTCATGTCCGGTGGATGTTTGTTAGGAAAGCAAAGATGGCAAAACTGCTGGAGGTTTTGTGGTTGAGTATGCCAATATAATTAATAGATTAAAGAGTTAGTTGTGAAGAAAATATGGATAAACAGGACGACGAATGCTTTCACCGATAAGGACAACTTTCCATAACTCAGTAAATATAGTGCAGAGTTCACCCTGTCAAACGGTTTCTTTTGCAGGAAAGGAATATGAGTTAAAGGTCATTGATGAAAAAACGCCTATTCTTTTTCAGTGGTTTGAACCTAATCCTGAACGATATAAGAAAGATGAGGTTCCAATAGTTAATACTAAGCAGCATCCCTATTTAGATAATGTCACAAATGCGGCAAGGATAGAGAGTGATCGTATGATAGGTATTTTTGTTGATGGCGATTTTTCAGTCAACCAAAAGACTGCTTTTTCAAAATTGGAACGAGATTTTGAAAATGTAATGATAATCTATCGGGAAGATGTTGACTTCAGTATGTATGACAGAAAACTATCAGATATTTATCATGATATTATATGTGAACAAAGGTTACGAACTGAAGACAAAAGAGATGAATACTTGTTGAATCTGTTAGAGAAAGAGCTGAGGGAAATTTCAAAGGCGCAGGATTCTTTGATTTCTATGTATGCAAAGAAAAGAAATCATGCATGGTTTGATTTCTTCAGAAATTTAGCCTTATTAAAAGCAGGAGAGATATTCAGGTGCACATATAATACAAAGAATCACGGTATTTCATTCGGGGAGGGGTGTATCTATCTTGATATGGATATGATACTTACAGGTAAGCTTGGTACAATATATGCTCCTGATGGAATTTCAATGCATGTGGATCGTCGTAATGATAGTGTAAATATTGAAAATAGTGCAATAATTGTTAACCGTAGTAATCATCCTGCTCTACTTGAGGGACTTTCTTTTATGCATAGTAAAGTAGATGCTCATCCATATTATGATGGTTTGGGGAAAGGAGTTAAGAAATATTTTAATTTTACACCATTACATAATTATAATCATTTTTGTGACTTTATTGAGTTTAACCACCCTAATATAATCATGAACACAAGTCAGTATACATGCAGTTCATGGTAAATGAATTTGATATAGTTTATTTTGTTGTAATAAATGATTTGCAGGGTATTAGATATAAACATGAAAATTCCCTCATTACAGTCCAACTTCAACTTTTCCGCCCCGGCAGGATACTCTGCTCCCATTGCTCCTAATCGTGCTGAAAA</text:p>
          </table:table-cell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141" calcext:value-type="float">
            <text:p>3000141</text:p>
          </table:table-cell>
          <table:table-cell office:value-type="string" calcext:value-type="string">
            <text:p>Peptidase_M85; NFkB-p65-degrading zinc protease</text:p>
          </table:table-cell>
          <table:table-cell office:value-type="string" calcext:value-type="string">
            <text:p>Q8X83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5512-926802 Escherichia coli O157:H7 str. Sakai chromosome, complete genome</text:p>
          </table:table-cell>
          <table:table-cell office:value-type="string" calcext:value-type="string">
            <text:p>CATAATTATAATCATTTTTGTGACTTTATTGAGTTTAACCACCCTAATATAATCATGAACACAAGTCAGTATACATGCAGTTCATGGTAAATGAATTTGATATAGTTTATTTTGTTGTAATAAATGATTTGCAGGGTATTAGATATAAACATGAAAATTCCCTCATTACAGTCCAACTTCAACTTTTCCGCCCCGGCAGGATACTCTGCTCCCATTGCTCCTAATCGTGCTGAAAATGCCTATGCGGATTACGTTTTGGATATAGGTAAGCGAATACCACTTTCCGCAGCAGATTTAAGCAACGTATACGAAAGTGTAATACGCGCCGTCCATGACAGCCGTAGCAGGCTTATCGATCAGCATACAGTCGATATGATCGGCAACACTGTACTTGATGCTTTGAGCCGATCACAGACATTTCGTGATGCCGTAAGCTATGGCATTCATAATGAGAAGGTACACATTGGTTGCATTAAATACAGAAACGAATACGAGCTTAACGAAGAATCTTCTGTCAAAATTGATGATATTCAATCACTAACCTGTAACGAATTATATGAATATGATGTCGGGCAAGAGCCAATTTTCCCCATTTGCGAAGCAGGAGAAAACGATAACGAAGAGCCTTATGTCAGTTTTAGTGTTGCGCCAGATACTGACTCTTATGAGATGCCATCGTGGCAGGAAGGACTGATTCACGAGATTATTCATCATGTTACTGGATCTAGCGATCCATCTGGAGATAGTAATATAGAGTTAGGACCCACCGAGATTCTCGCACGTCGTGTCGCTCAAGAACTGGGATGGAGTGTTCCCGACTTCAAAGGATATGCAGAGCCAGAACGTGAAGCTCATCTTAGGCTACGTAACCTGAATGCCCTTCGACAGGCTGCCATGAGGCATGAAGAGAATGAGAGGGCTTTCTTCGAAAGGCTGGGTACGATCAGTGACCGATATGAGGCGAGTCCTGATTTCACAGAGTATTCCGCTGTGTCTAACATAGGATACGGATTTATCCAGCAACATGATTTTCCTGGATTGGCTATCAACGATAATTTACAGGATGCAAATCAGATCCAACTGTATCATGGCGCCCCTTATATTTTTACATTTGGGGATGTGGACAAACACAATCAGCAATGATTCGTCTTTGCAGTGACATAAGGTTACTATTCATACATTTTAACGGAGTTGATGATGGGTAATCGTGCAACATTGTATGTAAAGGCAATTCCCCTAATTTTACTGTAGTAAGTGAACATGGCCGGAACGAGACTATCAGCATCATCGG</text:p>
          </table:table-cell>
        </table:table-row>
        <table:table-row table:style-name="ro1">
          <table:table-cell office:value-type="string" calcext:value-type="string">
            <text:p>nleH1-1</text:p>
          </table:table-cell>
          <table:table-cell office:value-type="float" office:value="3000142" calcext:value-type="float">
            <text:p>300014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83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7349-928494 Escherichia coli O157:H7 str. Sakai chromosome, complete genome</text:p>
          </table:table-cell>
          <table:table-cell office:value-type="string" calcext:value-type="string">
            <text:p>TTGATGGGATGCTGGAAGGATGAATTAGTTGCCAGATACAAAAAGCAAGAGTTCATTTCTAATTTTTGTTGCCATGTTAGGGGGGATGTTTGTTAAGGAAATTTAGATGGGTTTATTTTGAAGGTTGAAATGTATGTTATCGCCATATTCTGTAAATTTGGGATGTTCATGGAATTCTTTAACCAGAAACCTGACTTCGCCTGATAATCGTGTTTTATCCTCTGTAAGGGATGCTGCCGTTCATTCTGATAATGGGGCGCAAGTAAAGGTTGGCAACAGAACATATCGTGTTGTTGCCACCGATAATAAGTTTTGCGTTACAAGAGAAAGTCATAGTGGTTGTTTTACTAATCTGTTGCACAGGCTGGGATGGCCTAAGGGGGAGATTAGCAGGAAAATTGAGGTCATGCTGAATGCATCACCAGTGAGCGCTGCTATGGAAAGAGGCATTGTTCATTCGAACAGACCTGATTTACCTCCTGTTGATTATGCACCGCCAGAGTTACCGAGTGTGGACTATAACAGGTTGTCAGTACCTGGTAATGTTATTGGCAAAGGGGGGAACGCTGTAGTATATGAAGATGCTGAGGATGCAACAAAAGTCCTGAAGATGTTTACTACATCTCAAAGCAATGAAGAGGTGACAAGCGAAGTTCGTTGCTTCAACCAATATTATGGTGCCGGGAGTGCAGAAAAAATATATGGCAATAATGGTGATATTATTGGTATTAGAATGGATAAAATAAATGGAGAATCGCTTTTAAATATTTCGTCCTTGCCAGCACAGGCTGAGCATGCTATTTACGATATGTTTGATAGACTGGAGCAAAAAGGAATTCTTTTTGTCGATACAACAGAGACAAATGTCTTATATGACCGCGCGAAGAATGAGTTTAATCCAATAGATATATCATCTTATAATGTTTCCGACCGTTCATGGAGTGAAAGTCAAATAATGCAATCTTATCATGGCGGAAAGCAAGATCTTATTAGTGTGGTATTAAGTAAAATTTAGTAATTTTATCCAGTGTAGTGGATTTGTTGCATGGATGGAGTTGGTAACAAATTGTGTGGTTGGCAATTCTTGGCGGATCACGGAAATGGGCAATGTCGCTGAGGACTGGCAAATGGCTATGATCCGCTTTA</text:p>
          </table:table-cell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143" calcext:value-type="float">
            <text:p>3000143</text:p>
          </table:table-cell>
          <table:table-cell office:value-type="string" calcext:value-type="string">
            <text:p>beta_clamp; Beta clamp domain. The beta subunit (processivity factor) of DNA polymerase III holoenzyme, refered to as the beta clamp, forms a ring shaped dimer that encircles dsDNA (sliding clamp) in bacteria. </text:p>
          </table:table-cell>
          <table:table-cell office:value-type="string" calcext:value-type="string">
            <text:p>Q7AGE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8488-929396 Escherichia coli O157:H7 str. Sakai chromosome, complete genome</text:p>
          </table:table-cell>
          <table:table-cell office:value-type="string" calcext:value-type="string">
            <text:p>CGCTTTATTATCGGGTTTGGTGACCGCCTTGACGGTCACTTTTAAAAAAATCATTTTCACAGAGTGGTAAACAGGCTGCTAATAAGTAGCATTCTCAGGAGTCCTGATGCGCCCTACGTCCCTCAACTTGGTATTACATCAGTCATCAAGGTCGAGCTCAATGTCAGATACAGATATCGAGTCTCTTGTAAAAGCATCGAGCGTTCAATGGATAAAAAATAATCCGCAACTTCGTTTCCAGGGGACTGATCATAATATATATCAGCAGATTGAAGCAGCACTCGATAAGATTGGCTCTACAGAGACAGGGCGTGTACTCCTGAATGCTATTGAATCAATATCCCGACTTAAATCAGAAACAGTGGTAATACACCTCAACTCTTCCAGACTAGGAGTTATGGCACATAGAGATATAGATGCTGAGAACCATCGGGGGACTGGTTCCGATTTTCACTGTAATCTGAATGCAGTTGAATATCCCTGTGGGGAGGGGATTAGCGTGGTGGACTTTCATGCGACTATTGTTTTTCATGAGTTGCTCCATGTTTTCCACAATTTAAATGGGGAGCGTTTGAAAGTTGAGAGTTCCCGAGCAGAATCACAAAAATACTCTCCACTTTTACTCGAAGAAGCCAGGACTGTTGGGTTGGGGGCTTTTTCAGAGGAGGTGCTTTCAGAAAATAAATTCCACGAAGAGATTGGGATGCCCCGTAGAACCTCCTACCCGCACGACTCAGCTCTTATTCATGATGACAATACAGTGAGTCTGGGATTCCAACAGGTAAGACTGCATCCATTGCTTTAGCTGTGTTTCTTGTGCTGAATATATATTGGTGGGGCAAACGGAGGCACACAAAACTTTGCACTGGATTGCAAGGCTTTGTGCTATTCCGATAGTGGTTCAGGTGG</text:p>
          </table:table-cell>
        </table:table-row>
        <table:table-row table:style-name="ro1">
          <table:table-cell office:value-type="string" calcext:value-type="string">
            <text:p>espX2</text:p>
          </table:table-cell>
          <table:table-cell office:value-type="float" office:value="3000144" calcext:value-type="float">
            <text:p>3000144</text:p>
          </table:table-cell>
          <table:table-cell office:value-type="string" calcext:value-type="string">
            <text:p>SopA_C; SopA-like catalytic domain; central domain</text:p>
          </table:table-cell>
          <table:table-cell office:value-type="string" calcext:value-type="string">
            <text:p>Q7AGC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54911-957527 Escherichia coli O157:H7 str. Sakai chromosome, complete genome</text:p>
          </table:table-cell>
          <table:table-cell office:value-type="string" calcext:value-type="string">
            <text:p>TGATTTTATTATTTTCATTGTCTATAGTGTATCCGACTATCTCCCTAAGCAAAATAAAGTGTGCAGTCGTTTCATTACCGTATATCTTTAGTAGTTCTAATAAACTATCAAAAATCGCTCATTTCAGCTTATTGATAGAAAGATTGATTGCCAGTCTGTTTAGAGCCGTACAGCAGCAAACTTTCATAACCAGGTTGATCCTGAATTTGCAGTACGAAAAGTTAAAAATGAGCGATTTCTGTAAGACTCCCCATTTTGCCAGGCTTATGATTCGCAGATCATTCAAGTGCAAAGGAGCGATGTATGGATTGTTCAAAATGCAATGGTTATGCGACGATGTTATTAAATATGGTGCAGGGTTCTGACCCGGTTAATTTACTGGAATTACATGGTTTCCTTGAACATTTCGCATATTATGTTTCATTTGGCAAATTTAATGCTGGCCACCAGCGCTATAATGCATTTAAAAAATTCGTCAGTGAGATTTCGGAGATCAGCGCAAATGATATCAATATGACGATTAAAACCGGGCAATCCAGACATGAAAATGTGATCTCTATAAATATGAATGATGCAATTCCTCGTGATGAGAAAGGGATCACCGTTAGAATAGATAATATTAATGGAAAGAAAAACAACTCTAATTCATCAGATGTTTTTATTCCTTATGTAAATACATTTCCCGACCTCAAAAATAAAATACTCAGGATGAAAATTGAACTGACTGAAGGTAGTGGTTTTTCTAAAAGTCTTTCTGACAGTCAGATTGAGATGCATATTCTGAGGACTGTTAATTCGCTAAATGTTGGCGAGAAATTGAATGATGATAATCTTGCAGATCATTCTATATTCACTAACGAATTCTCTGTTATTATTCCGCCATCCTATTATGATGCAACTTCTGCAGTAAACGCTAATAATATTGTGAGAGAAAAACTATTTGAAAGTGATAGTAAAGTTAAAGATATCGTCGATGATATGTCTAATCATGACGTGGAGAGCGAAAAAGATATATTTGTAATCGGGGGGATGATAGAAAAACTGAATTCTCTGGCAGACGAATCTTTCAATGATAGTACTGATAACATACAAACAGTAAAAGATCTGTTAACGCAATTAACTGATGGCATGGAGCTCTTCGCGCTGCGGGACATAGTGGCATTCCCATCAACCATAATAGCAAAATTAATAAAATCCCCACTTAATAGCGATCATGAACTTGTTATGCGCGCACTGGATACGTATCTGTGCTACTTCAGAAATAAAAATCTGAATAACAATGCGGAAATAATTAACTTTTTCCATGCCCTCTTTTTAAAGAGACCAGAGTTGATGGTTGCTGAAAATTATAGATTTATTCAATTTATTGATTTGCTTTTTGAAAACGGAAATGTTGAAGAGAAAAACTTAGCATTTGACCTTTATCACAATTATCTTTCATTATCTGAAATAAAACAATTCGTTACTGAAGAAATTAAATTGAATTTCAATGAGCAGCAAGGATTGTTAGATAAAGATAATAAATGTTATATCCTGTTATCATCCGATAACTCTGGGCGAGTAATGCGCTTATCGCACCAGGCGTTAATCTCAATGCTTGAGCCAGAGGTTAAGAAAAAGACTATCTGGAATAATTACTCTATTTATCCATCTTTGCAGGATACCCATGAAGTTGTCAGAGATGATCCAGAAACGATTTGTATGCGTGCATTTCCTTTATTTGCAAAAGGATGGGAATATGCGCAGAAAAATAAGAAACATCAATTGATCCTCAATGCTCTTGGATTCAAAGGTTATATTCGTGATATATTTATGTCAGCAATAATGCGAAAAACAGATTTTGTGCTCGAATGCAATAATCAACCGACAGAACTTAATTCATCATTTTCCTCTTTGATGAACGATTCAGATCAATGGCAACAGCATACTCTGAAAGATAAACATTACGCTAATCTATTAACGATGCTGGATCTCAATGATGCCAGTGAAAGTGATAAGTCTAAAATATTTTTCTGCCTGTCTGCCGTATTTGCAAATATTTCTCACAGTAATGTCTTTAACGGTATTCCTGATGCGTCAAAAACTTTAAAACGTTATGCATTTGCTTTATTGGCGAAAGCTCATTCTTTAGATGAAAGTATGATAAGCAATCAAACTTTTAATACATACAAAACGGTATTGCTTGATTTCAATAATCTGTCTAATGAAGAGGCCAACCAGTTGCGCATAAGTTCGTTATATCGTGATATGGTCCGCTATGCACAATATCGTTTTTCTAAAGTTTTATCCGAGTGGACGCCAGACGCATGGCTGTAAAGATCGCAGCAGAATAATGGCATTGATGGCCCTGGCTCAGGCCAGGGTCGGCAATACCGGTTCCTGCGAAGCGATGACGGCGGCAATTGTAACCACGAAATGCGGTATCACTTGCTGTTTTCTGCCCTGAAGACTGGCGCTCACTGTGCCGTCGAATTTTCAATCAAATATATTGCGAGAGGGCGTGTTTGCGAGCCGCTTTCCAGAAACAGAAAAACCATTACCCCTGAAAACCGAAAAATGCCACAATATTGGCTGTTTATACAGTATTTCAGGTTTTCTCATGGCATTAACCGCCGCG</text:p>
          </table:table-cell>
        </table:table-row>
        <table:table-row table:style-name="ro1">
          <table:table-cell office:value-type="string" calcext:value-type="string">
            <text:p>espF2-1</text:p>
          </table:table-cell>
          <table:table-cell office:value-type="float" office:value="3000145" calcext:value-type="float">
            <text:p>3000145</text:p>
          </table:table-cell>
          <table:table-cell office:value-type="string" calcext:value-type="string">
            <text:p>EspF; EspF protein repeat</text:p>
          </table:table-cell>
          <table:table-cell office:value-type="string" calcext:value-type="string">
            <text:p>Q8X2U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09904-1209165 Escherichia coli O157:H7 str. Sakai chromosome, complete genome</text:p>
          </table:table-cell>
          <table:table-cell office:value-type="string" calcext:value-type="string">
            <text:p>AACGCTTTACATCGGCCTCTACCTGATGTA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</text:p>
          </table:table-cell>
        </table:table-row>
        <table:table-row table:style-name="ro1">
          <table:table-cell office:value-type="string" calcext:value-type="string">
            <text:p>espV</text:p>
          </table:table-cell>
          <table:table-cell office:value-type="float" office:value="3000146" calcext:value-type="float">
            <text:p>300014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C4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10667-1210431 Escherichia coli O157:H7 str. Sakai chromosome, complete genome</text:p>
          </table:table-cell>
          <table:table-cell office:value-type="string" calcext:value-type="string">
            <text:p>TTTTTATTCGGATGAGATTATCGGTCATGAGCGGAACCTCAGGTTCCTCGTCTGATGCCGCTCTTGCAACACGTTACGCTGCCGAGTATTTTTGTAAAACATGGACTGCTCCAGGCCTGAACCAGGCAGAAGGATACAAAGCCATCTCAGATCTGTCGCATCACTATTTTCGTGCAGAAGGCTCTAGCCCTCCCCAATCTTTTTTGTGACACCCTGTTTCACTGAACATGAAGACAC</text:p>
          </table:table-cell>
        </table:table-row>
        <table:table-row table:style-name="ro1">
          <table:table-cell office:value-type="string" calcext:value-type="string">
            <text:p>espX7</text:p>
          </table:table-cell>
          <table:table-cell office:value-type="float" office:value="3000147" calcext:value-type="float">
            <text:p>3000147</text:p>
          </table:table-cell>
          <table:table-cell office:value-type="string" calcext:value-type="string">
            <text:p>E3 ubiquitin-protein ligase SopA; Provisional</text:p>
          </table:table-cell>
          <table:table-cell office:value-type="string" calcext:value-type="string">
            <text:p>Q8X5G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78810-1581862 Escherichia coli O157:H7 str. Sakai chromosome, complete genome</text:p>
          </table:table-cell>
          <table:table-cell office:value-type="string" calcext:value-type="string">
            <text:p>CCTTCACGGGGATTTACAACGATTTGGCCGCCGCCTCAGCCTGTACGTGAACACGGCAGCGGAAGCCATCCGTGCCCTGTCGCTGCAGATGCCGGGATTCCGCCGTCAGATGAACGAAGGCTGGTACCAGACACGTATTCCGACAGCTTCACAAAACCGGAGTCCGGCTCCGGTTTTTGTTGTCATGTCCGGGGAATATTTGTTAGATAAAAAAGAGGAGATAATTCAATAGGGAGTTAAATTAATGCCGATAAATCTGACATCTTATTTGTGGGTACAGGGACAGAAAGTTGTCCCGGCAGTTGTGTTTTCTAATTTTACTTTAGTGGACTAAGTAAAAAGGAGTGAGATAAATGCTGCCCACTACAAATATCTCTGTAAATTCTGGAGTAATATCTTTTGAAAGTCCTGTAGATTCACCATCTAACGAGGATGTTGAAGTTGCCCTCGAAAAGTGGTGTGCTGAGGGAGAATTTAGCGAAAATCGTCATGAGGTTGCATCAAAAATACTTGATGTTATAAGTACTAATGGAGAGACTTTATCAATCAGTGAGCCAATAACAACATTACCAGACTTGCTTCCAGGTTCTCTGAAAGAACTGGTTTTGAATGGATGTACAGAGCTTAAATCAATAAACTGCTTACCCCCCAACTTATCTTCATTAAGTATGGTTGGATGCTCATCATTAGAGGTTATAAATTGCAGCATACCTGAAAATGTCATTAATTTATCTTTATGCCATTGTAGTTCTTTGAAACATATAGAAGGTTCCTTTCCTGAGGCACTCAGAAATTCCGTATATTTAAATGGCTGTAATTCATTAAATGAATCGCAATGTCAATTCCTTGCATATGATGTCAGTCAAGGCCGTGCCTGCCTGAGCAAAGCTGAGCTTACTGCTGACTTAATTTGGTTGTCAGCTAACCGAACGGGTGAAGAGTCTGCTGAAGAATTGAATTACTCTGGATGTGACTTGTCAGGTCTAAGTCTTGTAGGGCTGAATTTATCATCAGTAAATTTTTCTGGAGCAGTGCTTGATGATACAGATCTCAGGATGAGTGATTTGTCTCAGGCTGTATTGGAAAACTGTTCTTTTAAAAACTCGATTTTGAATGAATGTAATTTTTGTTATGCTAATTTATCTAATTGTATTATTAGGGCTTTGTTTGAAAACTCTAATTTCAGCAATTCCAATCTTAAAAATGCATCATTTAAAGGATCTTCATATATACAATATCCTCCAATTTTGAACGAGGCTGATTTAACAGGAGCTATTATAATTCCTGGAATGGTTTTAAGTGGTGCTATCTTAGGTGATGTAAAGGAGCTCTTTAGTGAAAAAAGTAATACCATTAATCTAGGAGGGTGTTACATAGATCTATCTGACATACAGGAAAATATATTATCTGTGTTGGATAACTATACAAAATCAAATAAATCAATTTTATTGACTATGAATACATCTGATGATAAGTATAACCATGATAAAGTAAGGGCCGCTGAAGAACTTATCAAAAAAATATCTCTTGACGAATTAGCGGCGTTCCGGCCCTATGTTAAGATGTCTTTGGCTGATTCATTTAGTATTCATCCTTATTTGAACAACGCAAATATACAGCAATGGCTCGAGCCTATATGTGATGACTTTTTTGATACTATAATGTCTTGGTTTAATAATTCAATAATGATGTATATGGAGAATGGTAGTTTATTGCAGGCAGGGATGTATTTTGAGCGACATCCAGGTGCGATGGTATCTTATAATAGTTCCTTTATACAAATTGTAATGAATGGTTCACGGCGTGATGGAATGCAGGAACGATTTAGGGAACTCTATGAAGTATATTTAAAAAATGAAAAAGTTTATCCTGTCACACAGCAGAGTGATTTTGGATTGTGCGATGGCTCTGGGAAGCCTGACTGGGATGATGATTCCGATTTGGCTTATAACTGGGTTTTGTTATCATCACAGGATGATGGTATGGCAATGATGTGTTCTTTGAGTCATATGGTTGATATGTTATCTCCTAATACATCAACTAATTGGATGTCCTTTTTTTTATATAAGGATGGAGAAGTTCAAAATACATTTGGGTATTCATTGAGCAATCTTTTTTCTGAATCATTTCCAATTTTCAGTATTCCTTATCATAAAGCTTTTTCCCAGAATTTCGTTTCTGGTATTCTGGATATACTCATTTCTGATAATGAACTCAAAGAGAGATTTATTGAGGCACTTAATTCCAATAAATCAGATTATAAAATGATTGCTGATGATCAGCAAAGGAAACTTGCCTGTGTCTGGAATCCCTTTCTTGATGGTTGGGAACTGAACGCTCAGCATGTAGATATGATTATGGGGAGCCATGTATTGAAAGATATGCCACTAAGAAAACAGGCTGAAATATTATTTTGTTTAGGGGGGGTTTTCTGTAAATACTCATCGAGTGATATGTTTGGTACAGAGTATGATTCTCCTGAGATTCTACGGAGATATGCAAATGGATTGATTGAACAAGCTTATAAAACAGATCCTCAGGTATTTGGCTCAGTTTATTATTACAATGATATTTTAGACAGGCTACAAGGAAGAAATAATGTTTTTACTTGTACCGCTGTGCTGACTGATATGCTAACGGAGCATGCAAAAGAATCTTTTCCTGAAATATTTTCATTGTATTATCCTGTTGCGTGGCGTTGATTTAGAGACCATGGATGAATATTATTGTAACACTGTCTTTTTAGGTTTGCACATGTTCAGTGGGAACATTTATTGCTCCGTTGTTATTATGTCTTGGTTTAGTGGCATGAGCCGAATGTTCTTAAAATTTACAGTGTCGAAGATGAAAGAGTACGATAGAACTCGTTGTGATTCGATTTGTCTGATATGGTGGTAATATATGAATAGGATACTGCATATATCGTAGTGCTTGAGGATGTTGATTAGGGCATATGATTTTTATATTTTTCTTGAGCAACGTTTTAAGGGAAAATTTACATATGACAACTTTGTCTGAAGAGTATCTTTGTTGTCAGTATTTTTTTGAATGTG</text:p>
          </table:table-cell>
        </table:table-row>
        <table:table-row table:style-name="ro1">
          <table:table-cell office:value-type="string" calcext:value-type="string">
            <text:p>espN</text:p>
          </table:table-cell>
          <table:table-cell office:value-type="float" office:value="3000148" calcext:value-type="float">
            <text:p>300014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5G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81591-1586012 Escherichia coli O157:H7 str. Sakai chromosome, complete genome</text:p>
          </table:table-cell>
          <table:table-cell office:value-type="string" calcext:value-type="string">
            <text:p>GTTGTTATTATGTCTTGGTTTAGTGGCATGAGCCGAATGTTCTTAAAATTTACAGTGTCGAAGATGAAAGAGTACGATAGAACTCGTTGTGATTCGATTTGTCTGATATGGTGGTAATATATGAATAGGATACTGCATATATCGTAGTGCTTGAGGATGTTGATTAGGGCATATGATTTTTATATTTTTCTTGAGCAACGTTTTAAGGGAAAATTTACATATGACAACTTTGTCTGAAGAGTATCTTTGTTGTCAGTATTTTTTTGAATGTGATAATTGATTTTGTTTTGCTGTGAATGGTCACTATAGATGAAATATGATTTTAATTACAACGAAAATTATGTTCGTTATTTCTGGGCAAATCGTGGAGAATCATATTTTATGAATTGATATTCAGATTAATATGTTTTTGTTACTATAGTAATATGGCGTAATTAATGATTGTTTTGAAAAGACTCTCAACTGGTGTTTATTCATTGAATAGTGCGTTATAAGAGGAAGTGGAATTTTAATGAAAATAACAAACTATATACTGCCAACAAGTCGTACTCATGGTTCATTCTCAACTATAAAATCATGGGACACAATGAATTATATTAAACATTTAATCAGACATACAAATGACCCTATATTTGAAGAACAATTTTATAAAATAACACAATCTCATATTGACTTTGACAAAAGAGCTAAAGATGAAAAAAATGACACCATTAACATTTATGATAACTTTTTCTATTCATCTAATGATGATCTTGATTCTAAAATTAGAAGTATGTTAAATAATTTATATGAGAAAAGCTTAACTTTCCGAAGAATAATTAATTATTATGTGAAGGAAATAAACTTAAGTGATTATGGCTTTCTAAAATGTAAGATTTTACCAGCATATGCTTATAACTATGAGATGGAAAATGATGCCCCCCCAAAAATACTAATTCCAATTGACCATAATTTAAATTTTATTGATGCAAAATATAATGGAGAAACTTATCGGGGAAATGAAGAGTTTGCTATTAATCTTTTTCTGCAGCATATATTACATAATGACATACAAGAACAAACATCGATAGACTTATACACGAGCATAATAAATAAAGAGTTGGATAGCAATAGAAAATCATACAATAATGAAATTTTTAACAATTTCTCTTTTGATAAGTCTGTAAAGTTGAATTCATATAACTATATTGCAGATGATATAGAGCAAGTAATCGATAAAGGAAGCAAAGTTCAATTGGAGGTATATAATTTATTATCCGAAGAAAAGATATTTGAACATAAAATTATGAATAATTGGACAAGGAGCATAAAAAATATATTGACGACATATTTGTTTATGTCATCAGGAGCGGTGACAGCCAGAAATGTTCAAACCTTTTCTCCAACAATAAATAATGAGTCAAGGATTCGATTGCCGAGAGCATTGCCAGTAGGCCATCCATATCCTGAGGAACATAAGGCTTCTGGTTTCTCCCCTTTTATGATGGGGGGGCTGAGTGGTGATATTCTTCCGGAAATTTTAACGGGGAATGGACCATCTATATTTTTTAACGGAAAACATAATAACCAACATGATGGAGCTTTTGGAAAAATAATAGATTTTACCCAAAATGGAAATAAAATAAGTGCAAAAGATAAAGAAATAATAAAAAGATATATTTTTGATAAGATCAATGTTTTGATTAAAGAGTATTTCATTAGAACTGGTAAAAATTCTCATACCCCATTTGAAGTTTTTATAAAGGAGCGATTATTTAATCAATATGATATTTTTAAAACATTGGCTAGAGATATATTGGCACACCCATTAGTAATATATGATGCGGGTTACAAAAATTATCATGAGTCATTAAATGCTGCTATTGCAATAAACTCTAGACCATTACAAGAAATACATTATGGTGATGTTTTATATCATTATCATAAAAATGACATCTCTTTGGGAGTAGATACTCTTTACGGGAGGGAAAGTTTTGATATTGTACTGGATGCAATGAACGTATATAGAAAAAGCAAAAAAATGAGAGTTATTTCCAATAATGAGATGAAAAAAAGCATTAAAATATCTGAATTAGTTATCCATAATATTATAAAGAAAGGATTGACTAATTGTTTGCTTAAAAAGGATGTTCTTAATGCCAGATATGATCTTATTAGAGATATTCTTCGATATTCTTTAAATATACGACAGGGAATTAAACATGATGATGTTAATAGAATAGCGGAAAATATAATAAAAAAGTATGGTATAACTGAGGGTATGAATCCTAAACCTAGGAATGCCAGAATATCTAAAGAATTGCTTTTATTAGCTGTTGATAGACAGATTGAGTGGGCGAAAAAACATTTTATAACAAAAGATGTATTGGAAAATGTTGTGTCAAAATGTGATTTATCATCTATCTTTAATGTTAATAAAGTGCTTCAGAATACTATTCTTGAGTTTGTCCATGAAATTAATAATATATCATCTGCTCGCTGGATGTCAAAATCAGAAAAGAATAATAAACAAAAAGAGGCAATAGAAAAGTTCAAAAAAGAAGTATCCCATATGAATGGCGGGCAGCAGTTTATTTGGGGGTTTGATAAGGTTATTCAAGAAGGCTTAAGTGGATTGATTGAGTTAAGTATCGATATTAATGATAGTACAAATCATCGTGATAAGTCTTCTCTTTCTCCTGATGGGAGAGCTGTGTTACATTTTTTAGGTACAATTTGGAATATGGCGATGGGAGCTGTACCTGGTTATAATGCATTGTCTGGTGTAAGTAGCATTTTACATAGTGCTATAGTAAAAGAATCTAGCAATATCTGTGATTATATTCAGGGGGCTGTACGTATTGGAATGGACTTTGTTCCAGGCACTCGCTCTGACTTACATAGCCGTTCGCTGCAGATAAAATATGAGGCTTTGAAGCATATAGAAAAAAACATTAATGATAATATTATTTATCATCCGAGTAATAATGCTAATTTCTATTCTGTAATTGAGTCAATTGATGGTAATGACTTTATATATAACGAAAAACAATCTAAAATATTAGAAATGAAACAGGATCGTGGGGGGAATAGATATAGTGCAGTAGATCTTAACTCTTCTAAGTATGGGTATTATGAGAAAGTTGGCGGTGGTTTTTATAGATATATAGAATCCTTTAACCCCATATCTTCAGAGACACCAAATAAAATAGTCTACAAGGGGGAATCAGTAGATTTAACTAAGGAGCCAAATTCGGAATTATATTCAGGTAGGTATTCTATAAATAACAAACAGGTTAATGTTTATTTCTTTCGTGACGCTGATGGTACATTTTATAAATCAGAAGGTCTTCATGGTGGGGGAGTTATTAGATACATAGATAAACCGTATTCTCAGTTAAGAGAAGGAGATATTGGGTATGATGAGGATTTGTTGGATATATACGATGATTCTCCGGTGCTTGAAGACACGTTGCCTGCTTTATCTTCTGAAATAGTACCAACTCCAGAACATAGTATTAAACAAATTTATTCGAAAATTAAGGAGGGGCACATAGAACTGTCCGATTCAGACATCATATTGTGTCGCGGCACAACCGGTATTCAAGCTGAAAATATCGTTGAATATAAAACTGCTGGAGGGCTTCCTGATTCAAATCCAAATGTAAAAGCACCAGATGAATATATGGCACAACAGCAGGTACGTATTGGAAGAATATTGCCTGAATACACATCGGATCTTAGCGTTGCTGATCGGTTTAGTCGTGAGCATTATCTAATAGTTGTTAAAGTAAAGGCAAAATATATCACACGAGGAAGTGTTACAGAGAGTGGTTGGGTTATAGATAAGACCGCACCTGTTGAACCACTTGCGATAATTGATAGAACTTTTGGTATGAAGGAAAATATCTCAATGGTAAATGCATCGAAATAGTTTTTTTACAATCTATGTCCTGCCTCCTCTGGTAAAAACGATGCTACATCTTGGAGATGTTGCACGGCAGTACGGTGTTGACCGATATGTAGTGAAGTACACATCGGTCAACGAATTACCATTGTCAGCAATATCATCCTGATAAACTCAGTACTCGTGAGCCGCTTGATGACGGGCGGAATAGCCCAAAAGGTAAACGATCCGCATGGCAGTCCGTCGGAAAGCTGCTGCTTCATACGACCGCTTAAACCGTCAGTTAGTGTCAGTATCGCTGAAGATCAGCTTCTTTTGCTGATTTACTCTGTTTTTACCTGCCCTGATGAAATACTCTTTAATCATAACATTGATTATATCGAAAATATATTTTTTGCTATCATTAAGAATATTTATATGTGGAACCGGAGTATTTTGGACGGTAGTCTTTCCACTCTGGTGTATCTAATATTCTTTCTGCTGGTATCTCTTTGCCATGCAGATAAAATTTTATGTTTTTCATTATTTGGCTGTTG</text:p>
          </table:table-cell>
        </table:table-row>
        <table:table-row table:style-name="ro1">
          <table:table-cell office:value-type="string" calcext:value-type="string">
            <text:p>espO1-1</text:p>
          </table:table-cell>
          <table:table-cell office:value-type="float" office:value="3000149" calcext:value-type="float">
            <text:p>3000149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G1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O1-1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8127-1587770 Escherichia coli O157:H7 str. Sakai chromosome, complete genome</text:p>
          </table:table-cell>
          <table:table-cell office:value-type="string" calcext:value-type="string">
            <text:p>ATAGCATAAAAACACTTTTCATGGAGCAAAGGAGAAAACAATGCCATTTTCAATCAAAAACAGATTTTCAAGTTCACAAGTACATTACCCGGAAATATCCGGTCCCATAAAAGACAAGCCAGCGTCAAAGAACTGCATACTTACATCAACAACATGTAATGTAGATAGCTATACAGTGTACCAAAAAAAAGCCTGTAGTTTTGACATGCGCCCACCCGGCGCAGGAGAAAGAACCCCAAAACTAAAACTCTCAGTTACTGAGATGACATGGCTATCTAAAACTATAGAAACAGAGATACACAACACAAAAGAATAGCAACCACTTACCAGAGAACACAAAAAGCCACAGACCCGAAAC</text:p>
          </table:table-cell>
        </table:table-row>
        <table:table-row table:style-name="ro1">
          <table:table-cell office:value-type="string" calcext:value-type="string">
            <text:p>espK</text:p>
          </table:table-cell>
          <table:table-cell office:value-type="float" office:value="3000150" calcext:value-type="float">
            <text:p>3000150</text:p>
          </table:table-cell>
          <table:table-cell office:value-type="string" calcext:value-type="string">
            <text:p>type III secretion protein GogB; Provisional</text:p>
          </table:table-cell>
          <table:table-cell office:value-type="string" calcext:value-type="string">
            <text:p>Q8X78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9712-1587943 Escherichia coli O157:H7 str. Sakai chromosome, complete genome</text:p>
          </table:table-cell>
          <table:table-cell office:value-type="string" calcext:value-type="string">
            <text:p>TAAAAATGAGCAATCCTAATCCATGCATGACGGACTGGAGAAAGTATTCGCAAAAGTTAAAATCAACAGTCTGTTGGTTTTGAGATATAACTCTCTTTTCTAATATTGACACCTTGGCTTTGCTGGTTGTTAAAATTAGCTTGTTGATTAGTAGTATGGATAGAACTTACTCTGTTATTTATTTCTAAAAATGGAATTTATCAATGCTTCCTACATCGCAATTACGACCGACCGGGACATTCTGCTCCTATTCCGCTGAAACATCAGCAGACATCAAAAGCGAAATCACACCAATTCAGATAGAAGAAGCGCGGGCCAGTGGTCGTTTATATATCAAAGATTGTGATATTGAGTATCTGCCACAGTTACCAAACGAAATAACATCAGTTACAATCGAAAACTGCAACAACCTGACAACCCTTACAGGATTGCCGGTTAATACACAAAACCTCTCCGTCATTAACTGTGAAAAATTACAAATCACAGACATGCCATCAACCGTAAAAAATCTACATATTGAATTAACTGATTCACCATTTATACATTTCATATCTGAAGGCATCGAGTGCCTGACGGTTTGCCACTGCTATATATCTGGAGTGCCAGAGAGTGTCCGCTACCTTGAAATAAAAGGTAGCGCCACAGACAGCATAAAAAATGTTCCAAACGGGTTATCATCTCTCAGCATCAATAGCTATAACCCGGAGAATCAGGCCAGAATTGACAACCTGATATCACCGTCACTGAAGACGCTATCGCTGACTGGATGTAGCAATATTATACTGCCGGAGAAACTTCCGGAGAGTGTGACATCGGTAACCATTCATGCGGAGCAGAAAACCACGTGGAACATCGGTGTTGAAGGGATGCCTGATGGGCTGGATCTTGATTTACAAAATGTACTACTCTCTCCAGATGTAGTTAAAGCAAAAAACATCACCTTTCAGGGCAACGCTCTGGATGTGGCCTTACACTTTCGCGAGGGAGACATTGTCTATGGACTATCTTCACCCAGAGAAAAACTTGTCAACAGCATTAAACTAGTTAACGACTTTTCCAAAAAAGATATTATAACTCAGAATACGTTAACAAACGCAGTATGGGACCCCAGAACACCTCGCAAATATAAGCAAGATCCACTTATCAAAAGAGCATTAAATGAACACGAAAGAGGAATAAAATTTAAACAACACTTAAAGAATCACAATAATTATAATGTTACCATGGCCGACCTTTCCGTATACAATCGCGACAAATTATGGGCAAAAACAAGCAAGGCCGGCCTAGAGTTTCAGACATTAACACGCAATAAAACGGTTATTTTTTGTGCGGATGAGCTTGTCAACTCACTCAAACTCATAGCTAACAAGTCAGAGGGCTATGGCCAGAGTATTACCGCCAGCGAATTACGATGGATTTACCGTAATAAAGACAACAACCAAATAATGAAAAACATAAAATTTTATCTACATGGCAAAGAGATACCAGCAGAAAGAATATTAGATACACCAGAATGGAAAGACTATCGTCCAAAATACTCTGGTTCCACATATAAATATTCTTAATGATACCAACTTATAACGGAATAGCATAAAAACACTTTTCATGGAGCAAAGGAGAAAACAATGCCATTTTCAATCAAAAACAGATTTTCAAGTTCACAAGTACATTACCCGGAAATATCCGGTCCCATAAAAGACAAGCCAGCGTCAAAGAACTGCATACTTACATCAACAACATGTAATGTAGATAGCTATACAGTGTACCAAA</text:p>
          </table:table-cell>
        </table:table-row>
        <table:table-row table:style-name="ro1">
          <table:table-cell office:value-type="string" calcext:value-type="string">
            <text:p>nleA</text:p>
          </table:table-cell>
          <table:table-cell office:value-type="float" office:value="3000151" calcext:value-type="float">
            <text:p>300015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J5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A/EspI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03064-1801341 Escherichia coli O157:H7 str. Sakai chromosome, complete genome</text:p>
          </table:table-cell>
          <table:table-cell office:value-type="string" calcext:value-type="string">
            <text:p>AACAGAAACATTTATAATTTATTTTAAGTGTTCAAGCGATAAACTGGTAAATTTAACAACTTAATTTTGAGATCTAAGTCACATCAATCAAGCATTCAAACAGTTATATATTAAAGCTGTCCACATCGGATATGTGACACTAATAGTATCAATGGATTGATATTATTAATGGATATAAACATGTAATAAGGATTTATTATGAACATTCAACCGACCATACAATCTGGAATCACCTCACAAAACAATCAACATCATCAAACAGAACAAATACCCTCTACACAAATACCGCAATCCGAATTACCTCTAGGATGCCAAGCTGGATTTGTTGTTAATATTCCAGATGATATACAGCAACATGCACCGGAATGCGGTGAAACAACAGCTCTACTGAGCTTGATAAAAGATAAAGGTCTGCTCTCAGGGCTAGACGAATATATAGCTCCTCACCTTGAAGAAGGATCCATAGGAAAAAAAACATTGGATATGTTTGGTTTATTCAATGTTACCCAAATGGCATTAGAGATACCTAGTTCCGTTTCAGGCATCTCTGGTAAATATGGTGTCCAGCTAAACATTGTAAAACCAGATATTCATCCTACATCAGGTAATTATTTTTTACAGATATTCCCTCTGCATGATGAAATAGGTTTTAATTTTAAAGACCTTCCTGGCCCGTTAAAAAATGCATTAAGCAACAGTAATATATCAACCACTGCAGTGTCGACTATTGCATCGACTGGAACATCAGCCACTACTTCGACGGTAACCACCGAGCCAAAAGACCCAATACCATGGTTTGGATTAACAGCTCAAGTGGTTCGTAATCATGGTGTAGAACTTCCTATAGTCAAAACTGAAAATGGATGGAAGCTTGTTGGAGAAACACCACTTACTCCTGATGGGCCGAAAGCAAATTACACGGAGGAGTGGGTTATCAGACCGGGAGAAGCAGATTTTAAATATGGTGCATCTCCATTACAGGCAACTCTAGGGCTGGAGTTTGGCGCACATTTCAAGTGGGATTTAGATAACCCTAATACTAAATATGCCGTTCTTACCAATGCTGCCGCAAATGCGCTTGGTGCTTTAGGGGGATTTGCAGTATCCAGATTTGCTAGTACAGATCCAATGTTAAGTCCTCATATCGGTGCAATGGTTGGGCAAGCAGCAGGGCATGCCATACAGTATAATACCCCTGGATTAAAGCCAGACACTATTTTATGGTGGGCTGGTGCGACACTGGGGGCTGCCGATTTAAACAAGGCCGAGTTTGAAGTAGCTAGATTCACTGACTATCCTCGTATATGGTGGCACGCAAGAGAAGGAGCTATTTTCCCCAATAAAGCAGATATTGAACATGCCACAGGTGCTGATATACGCGCAATGGAAGAAGGTATCCCTGTTGGACAGCGGCATCCAAATCCAGAGGATGTGGTAATCGATATCGAAAGCAATGGCTTACCACATCATAATCCATCAAATCATGTTGATATCTTTGATATAATCCAAGAAACAAGAGTCTAAGCTTTAACTTGTTTATTTTAAAATAATAGCTGAAATGGATGGCAGCTATTATTAATAAGGATTAATATATTTTTTCTAAAATACCCCACAAAATAAACACATCATAAAAATTCTAAATACACACACCTAATCTCAAAAAAAACAAACTTACTATTTGACTTGGATTATGTTTTTAATCCAATATTTTCCGACAACATCTC</text:p>
          </table:table-cell>
        </table:table-row>
        <table:table-row table:style-name="ro1">
          <table:table-cell office:value-type="string" calcext:value-type="string">
            <text:p>nleH1-2</text:p>
          </table:table-cell>
          <table:table-cell office:value-type="float" office:value="3000152" calcext:value-type="float">
            <text:p>300015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4555-1805740 Escherichia coli O157:H7 str. Sakai chromosome, complete genome</text:p>
          </table:table-cell>
          <table:table-cell office:value-type="string" calcext:value-type="string">
            <text:p>GGAAGTGGGAAAATATTGGCGAAATGAAGTAACCCGATAGCTTCACAAAAACCGGAGTCCGGCTCCGGTTTTTGTTGTCATGTATGGGGGATGTCTGTTAGGAATAATTAGATAGGTTTATTTTGAAGGTTGAAATGTATGTTATCGCCCTCTTCTATAAATTTGGGATGTTCATGGAATTCTTTAACCAGAAACCTGACTTCGCCTGATAATCGTGTTTTATCCTCTGTAAGGGATGCTGCTGTTCACTCTGATAGCGGGACGCAAGTAACGGTTGGCAACAGAACATATCGTGTTGTGGTCACTGATAATAAGTTTTGCGTTACAAGAGAAAGTCATAGTGGTTGTTTTACTAATCTGTTGCACAGGTTGGGATGGCCTAAGGGAGAGATTAGCAGAAAAATTGAGGCTATGCTGAATACATCGCCAGTGAGCACGACTATAGAAAGAGGCTCTGTTCATTCGAACAGACCTGATTTACCTCCAGTGGATTATGCGCAGCCGGAGTTACCTCCAGCGGATTATACTCAATCAGAGTTGCCGAGGGTTAGCAACAATAAATCACCCGTGCCAGGTAATGTTATTGGTAAAGGTGGTAATGCTGTCGTGTATGAAGATATGGAAGATACAACAAAAGTGTTGAAGATGTTTACTATATCTCAAAGCCATGAAGAGGTGACAAGCGAAGTTCGTTGTTTCAATCAGTATTATGGTTCCGGGAGTGCAGAGAAAATATATAATGATAATGGAAATGTTATTGGTATTAGAATGAATAAAATAAATGGGGAATCTCTTTTGGATATTCCATCATTACCAGCACAAGCTGAACAGGCTATTTACGATATGTTTGACAGACTGGAGAAAAAAGGAATTCTTTTTGTTGATACAACAGAAACAAATGTTTTATATGATCGTATGAGAAATGAATTTAATCCAATAGATATATCATCTTATAATGTTTCTGATATTTCATGGAGTGAACATCAAGTCATGCAATCTTATCACGGAGGAAAGCTGGATCTTATTAGTGTAGTATTAAGTAAGATATAATATTTTTATCCAGATATATTAGTTGCAATAATATTTATGGATTTATTTGTTAAGGGGGTTTTGATATGTTACCAACAAGTGGTTCTTCAGCAAATCTTTATTCATGGATGTATGTATCAGGAAGAGGTAACCCTTC</text:p>
          </table:table-cell>
        </table:table-row>
        <table:table-row table:style-name="ro1">
          <table:table-cell office:value-type="string" calcext:value-type="string">
            <text:p>nleF</text:p>
          </table:table-cell>
          <table:table-cell office:value-type="float" office:value="3000153" calcext:value-type="float">
            <text:p>300015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5584-1806323 Escherichia coli O157:H7 str. Sakai chromosome, complete genome</text:p>
          </table:table-cell>
          <table:table-cell office:value-type="string" calcext:value-type="string">
            <text:p>GTAGTATTAAGTAAGATATAATATTTTTATCCAGATATATTAGTTGCAATAATATTTATGGATTTATTTGTTAAGGGGGTTTTGATATGTTACCAACAAGTGGTTCTTCAGCAAATCTTTATTCATGGATGTATGTATCAGGAAGAGGTAACCCTTCGACTCCGGAATCAGTAAGTGAGCTTAATCATAATCACTTTCTTTCTCCTGAATTACAAGATAAACTTGATGTTATGGTCTCTATATATTCATGTGCCAGAAATAATAATGAGCTTGAGGAAATTTTTCAAGAGCTAAGTGCTTTTGTAAGTGGGCTGATGGATAAGAGAAATAGTGTATTTGAGGTGAGAAATGAAAATACTGATGAGGTTGTCGGAGCGCTGAGGGCGGGAATGACGATAGAGGACAGGGATAGTTATATCAGGGATCTTTTTTTTCTGCATTCATTGAAAGTAAAAATTGAGGAAAGTAGACAAGGCAAAGAAGATTCGAAATGTAAAGTTTATAATCTGCTATGTCCGCATCACTCTTCAGAGCTATATGGTGATCTACGAGCAATGAAATGCCTCGTGGAAGGATGCAGTGATGATTTTAATCCTTTTGATATTATTAGGGTACCAGATCTTACTTACAACAAAGGATCTTTACAATGTGGATGATTAGAGGCCTGTGAGCCTGTTTAGGATTCTGTGTAAATGCCTTTTCTTAAAAGTGACCGTCAAGACGGTCACCAAACTCGATAA</text:p>
          </table:table-cell>
        </table:table-row>
        <table:table-row table:style-name="ro1">
          <table:table-cell office:value-type="string" calcext:value-type="string">
            <text:p>espO1-2</text:p>
          </table:table-cell>
          <table:table-cell office:value-type="float" office:value="3000154" calcext:value-type="float">
            <text:p>3000154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2S4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O1-2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0176-1809814 Escherichia coli O157:H7 str. Sakai chromosome, complete genome</text:p>
          </table:table-cell>
          <table:table-cell office:value-type="string" calcext:value-type="string">
            <text:p>TAAATTGCACTATAAGAGAAAGACATAATGTGAGGATAAAAATGCCATTTTCAATAAAAAGTATTTTTTCAGGACACACTTGGCATCAACCTGAAATATCTAGGCCTATAGCAGATAAATCATCTACTAAAAATTGTATCTTAGACTCAACAACATGCAATGTAGATGGCTTTACAGTGTTTAACAGAAGATCCTGTAGTTTTGATATGCGTCCTCCCGGAAGCGCAGACAGAACTCCACAACTGAGGTTATCAATATCAGAAGTCGCATGGATGTCAAAAATAATAGAGACAGAGACAAATAATACAAACAAATCATAGCTATTAGCCCAGAAAAGAGTTGGTACACTAGCCATGAATAACT</text:p>
          </table:table-cell>
        </table:table-row>
        <table:table-row table:style-name="ro1">
          <table:table-cell office:value-type="string" calcext:value-type="string">
            <text:p>nleG</text:p>
          </table:table-cell>
          <table:table-cell office:value-type="float" office:value="3000155" calcext:value-type="float">
            <text:p>300015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AN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1589-1810748 Escherichia coli O157:H7 str. Sakai chromosome, complete genome</text:p>
          </table:table-cell>
          <table:table-cell office:value-type="string" calcext:value-type="string">
            <text:p>AAAATTTAATTTTTTGTTTGAATCCTATCACATATTTAGTATCTTGACTCCTGTCACCAATATGGTTCAATAACATAGACTAAAGAGGGAGAAAATATGCCTGTCATATTAAACTTTTCGAGTGAAAGAGTATTGTCTGAAAGTGAACTGGAGGCTTTACGTCATGTCGGAAGAGTTAGTCAGAGTGAACAGCTTGTTGTGAGAGGCCGCACTATGAGACTTCATCATATTTCATTTATGGACAGTTTTAGCGTGGAACCGGTTTCCGGCGGACTGTTGGATCGCCTTAGTGCAAGAGGGCATCGCCTTCTCGCAGAAAATCTGGAGATACAGCTTAACAGAGGCCATACTTTTTTGCAGGCATTCCGTTTATATATGGAACAGAGCCGTGCAACCCCATGTACGCGCCAAAACGTCAGTAGTGCAATACAAAACAAAATTAACTCTCATGCATTTACTGTTAGTCATCAAGACTTTTCCTGTCATGAACAACACCTGAATTGCCCGATAACATTATGCATTCCTGAAACTGGTGTTTTTGTCAGAAATGCAAAAAACTCAGAAATATGTTCATTATATGACCACAATGCACTCACTGAACTTATCCGACGCAACGCTCCACACCCTCTCAGCCGTGAACCCTTTGTTCCGGAAATGATTGTCAGCAAAGATGAATGCCATTTTAATCTAATAGAACAATATTTTTGCATATTAGCCACACAAAATATATGCACTAGAATTTGACTGTATGGTTCGATTTAAATGTTGCAAAATTAATTTTACTAGTTATTGCCATCTATTTCATACTCCCTAATTCTTGATACAATCTGTCTGTCAAAATA</text:p>
          </table:table-cell>
        </table:table-row>
        <table:table-row table:style-name="ro1">
          <table:table-cell office:value-type="string" calcext:value-type="string">
            <text:p>espM1</text:p>
          </table:table-cell>
          <table:table-cell office:value-type="float" office:value="3000156" calcext:value-type="float">
            <text:p>3000156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8X4Q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11587-1812355 Escherichia coli O157:H7 str. Sakai chromosome, complete genome</text:p>
          </table:table-cell>
          <table:table-cell office:value-type="string" calcext:value-type="string">
            <text:p>TTTGAACGAATGCTATTTACACATGTATTTTTTTAATTAAAATGATTGTATACAATTTTTGTAAGCAAATTTTAATGAAAAGGATTTGTTATGCCAGTAAATGCGACAGGTGTGTCCTTCAGCTCTTTTGGTATCAGTTATCATAAAGATAATTCTTTCCGGGGCACCATCCGTGGGAAGAATGATGAGGTCGTGAAGTGTTCAATGGGAGAGCGCTCTATCCGCTTTAATGTTAACAAATTTAGCGGCTGTATACTGGAGACGGTAAGCAGGCAGAGTACTAAAGATATTCATGGATGGGTAAGTGATGAACGGACAGTATATCCGTCAAGGGTTATCAACCAAGAGATTGATAATTGCTGCCTTCAAAAAAATGCAAAAATTTCTTCTGAAGAGAGGAAAATGGTCTTTTCTCTTGTAAGTAAGGAGTTTGAACTAACTCTTGATGTTAAAGCGGCACAAAGTTCTATTAATCATATAATAATAGGAAATGCTTCTTTTGGCAAAAAAATGGATGCTCTTTGCGATGGTATGAGCCGAGCTGTAAAAAACAGTACAACAGATTACATAGCAAACGTGCTTGCAGACAAGTTTTATCAGAAACATATCGCCCCGGGTGTTGATATTGTAAAACTACGAAATGAAATCCCAGGTTATATGAGTCGTGTTATACAGGGGTAAGGTTGGAGGAGGCTATGCGCCAGTATCATTGGTTTTCATCCTGTAAAAAGATATGAGTAAAATATACAACAGGCGTTACACTATATGT</text:p>
          </table:table-cell>
        </table:table-row>
        <table:table-row table:style-name="ro1">
          <table:table-cell office:value-type="string" calcext:value-type="string">
            <text:p>nleG2-2</text:p>
          </table:table-cell>
          <table:table-cell office:value-type="float" office:value="3000157" calcext:value-type="float">
            <text:p>3000157</text:p>
          </table:table-cell>
          <table:table-cell office:value-type="string" calcext:value-type="string">
            <text:p>Protein of unknown function </text:p>
          </table:table-cell>
          <table:table-cell office:value-type="string" calcext:value-type="string">
            <text:p>Q8X4X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040-1970787 Escherichia coli O157:H7 str. Sakai chromosome, complete genome</text:p>
          </table:table-cell>
          <table:table-cell office:value-type="string" calcext:value-type="string">
            <text:p>CCTGCTCTGG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ATGTCCAATTACACTGGAGCAGCCTGAAAAAGGTATTTTTGTGAAGAATTCAGATGGTTCAGATGTATGTACTTTATTTGATGCCGCTGCATTTTCTCGTTTGGTTGGTGAAGGCTTACCCCACCCACTGACCCGGGAACCAATAACGGCATCAATAATTGTAAAACATGAAGAATGCATTTATGACGATACCAGAGGAAACTTCGTTATAAAGGGTAATTGAAATGAACATTACCCTTTATTTTATTTAATGAAACATCCTGCAAACTGATATGAATTACTGAATGAGGTTTTTATGCCTGTTACCA</text:p>
          </table:table-cell>
        </table:table-row>
        <table:table-row table:style-name="ro1">
          <table:table-cell office:value-type="string" calcext:value-type="string">
            <text:p>nleG6-1</text:p>
          </table:table-cell>
          <table:table-cell office:value-type="float" office:value="3000158" calcext:value-type="float">
            <text:p>3000158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680-1971497 Escherichia coli O157:H7 str. Sakai chromosome, complete genome</text:p>
          </table:table-cell>
          <table:table-cell office:value-type="string" calcext:value-type="string">
            <text:p>ACTTCGTTATAAAGGGTAATTGAAATGAACATTACCCTTTATTTTATTTAATGAAACATCCTGCAAACTGATATGAATTACTGAATGAGGTTTTTATGCCTGTTACCACCTTAAGTATCCCAAGTATATCTCAATTATCTCCTGCAGGAGTACAGTCTTTGCAGGATGCTGCCAGACTTGAAAGTGGAATAAGAATATCCATTGGTAGTGGCCAATATTCTGTTCACTATGTCCAGCTACTGGATGGATTTTCAGTTGAACCGGTGAGAGGAGGCTTACTGGATAGGCTATTGGGGCGTGAGCATCGAATGGAGAGAAGGGCTGTGGCTCTGGAAAGGCAATTAAATGGAGGTGTCGATTTTTTAAGTAGTGTTAATAACTATTTTCAGAGTGTCATGGCAGAACACAGAGAAAATAAAACAAGTAATAAAATATTAATGGAAAAAATAAATTCTTGTTTATTTAGACCTGATTCTAATCACTTTTCTTGCCCGGAGTCATTTTTGACATGCCCGATAACGCTGGACACACCTGAGACTGGGGTGTTCATGAGAAACTCACGAGGTGCTGAGATATGCTCTCTATATGATAAGGACGCGTTAGTGCAACTTGTTGAAACTGGTGGAGCTCATCCTCTGAGTCGAGAACCTATAACAGAATCAATGATTATGAGAAAAGATGAATGTCACTTTGATACAAAAAGAGAAGCTTTTTGTTGTAAGTGATAATTAATGATATAAATGTAGTTTTATGTACTTTTATTTTTTACTAAAGCAAAATTAAGTTATTAAAATGGAGGGAGAGGAATGCCTGTAGAT</text:p>
          </table:table-cell>
        </table:table-row>
        <table:table-row table:style-name="ro1">
          <table:table-cell office:value-type="string" calcext:value-type="string">
            <text:p>nleG5-1</text:p>
          </table:table-cell>
          <table:table-cell office:value-type="float" office:value="3000159" calcext:value-type="float">
            <text:p>3000159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1389-1972222 Escherichia coli O157:H7 str. Sakai chromosome, complete genome</text:p>
          </table:table-cell>
          <table:table-cell office:value-type="string" calcext:value-type="string">
            <text:p>TTTTTGTTGTAAGTGATAATTAATGATATAAATGTAGTTTTATGTACTTTTATTTTTTACTAAAGCAAAATTAAGTTATTAAAATGGAGGGAGAGGAATGCCTGTAGATTTAACGCCTTATATTTTACCTGGGGTTAGTTTTTTGTCTGACATTCCTCAAGAAACCTTGTCTGAGATACGTAATCAGACTATTCGTGGAGAAGCTCAAATAAGACTGGGTGAGTTGATGGTGTCAATACGACCTATGCAGGTAAATGGATATTTTATGGGAAGTCTTAACCAGGATGGTTTATCGAATGATAATATCCAGATTGGCCTTCAATATATAGAACATATTGAACGTACACTTAATCATGGTAGTTTGACAAGCCGTGAAGTTACAGTACTGCGTGAAATTGAGATGCTCGAAAATATGGATTTGCTTTCTAACTACCAGTTAGAGGAGTTGTTAGATAAAATTGAAGTATGTGCATTTAATGTGGAGCATGCACAATTGCAAGTGCCAGAGAGCTTACGAACATGCCCTGTTACATTATGTGAACCAGAAGATGGGGTATTTATGAGGAATTCAATGAATTCAAATGTTTGTATGTTGTATGATAAAATGGCATTAATACATCTTGTTAAAACAAGGGCGGCTCATCCTTTGAGCAGGGAATCAATCGCAGTTTCAATGATTGTAGGAAGAGATAATTGTGCTTTTGACCCTGACAGAGGTAACTTCGTTTTAAAAAATTAAGGTAGCAATGGCGGGTTAACTTTTCGTAAAATGAAATTAATTCTCGGTACGGCATGTAAAACGCGGCACCTCGTATGCAAGAACGTGCCGCGGTT</text:p>
          </table:table-cell>
        </table:table-row>
        <table:table-row table:style-name="ro1">
          <table:table-cell office:value-type="string" calcext:value-type="string">
            <text:p>espR1</text:p>
          </table:table-cell>
          <table:table-cell office:value-type="float" office:value="3000160" calcext:value-type="float">
            <text:p>3000160</text:p>
          </table:table-cell>
          <table:table-cell office:value-type="string" calcext:value-type="string">
            <text:p>Leucine-rich repeat (LRR) protein [Function unknown]</text:p>
          </table:table-cell>
          <table:table-cell office:value-type="string" calcext:value-type="string">
            <text:p>Q8X9Y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5049-2063412 Escherichia coli O157:H7 str. Sakai chromosome, complete genome</text:p>
          </table:table-cell>
          <table:table-cell office:value-type="string" calcext:value-type="string">
            <text:p>TCGGGACTCAAGGACCCAACGGGCACACCCGTCTGTTATTATATTCATAATGAGAGTAAACCTTCCTTAGGTTATGGTCCAACATCCAATAATTGGTTAAGCCAATCCTTTACAACAGAGTTATAAAACACATCCTGGTTTATCAAGGGTGATAAATCAGAAAAACATTGTATTACTATGGAGCAGTTATGAAATTCCCTTCAATATTTAACAAAATAAAACCACAATCCATACAGCAACATCCAGAAAAAAATCAACTTAACTGGATGCTCGAATTAAATAAATGGAAAGAAGAACGTATACTTACAGGTGAAATCCATCGTCCGGAATGTCGAAACGAAGCCGCTAAAAGGATAAACTGTGCTTTTTTGTCGAAACAGAATGACATTGATTTATCAGGACTTAATTTATCTACTCAACCACCAGGGCTGCAAAACTTCACCTCTATCAATCTTGATAATAACCAACTCACACATTTTGATGCAACCAACTACGATAGACTCGTAAAACTTAGTCTGAATAGTAACACTCTTGAGTCAATAAATATTCATCAAGGCAGAAATGTAAGCATTACACATATATCTATGAATAATAATTGTCTCAGAAATATTGATATAGATAGGCTTTCATCAATTACTTATTTTAGTGCGGCACATAATAAACTAGAGTTTGTGCAATTAGAATCTTGCGAATGGCTGCAATACCTGAATCTCAGCCATAATCAATTAACTGATATTGTTACAGGAAATAAAGAAGAACTCTTACTGCTGGATCTATCCCATAATAAACTAGCAAGTTTACACAATGCCTTATTTCCCAACTTAAATACGTTACTTATCAACAACAACTTGCTTTCTGAAATTAAAATGTTTTATAGCAACTTCTGCAAAGTTCAGACATTAAACGCTGCTAACAATCAGTTGGAAAAAATAAACCTTCATTTCCTGACTTATCTTTCATCTATCAAAAGTTTAAGGCTGGACAATAATAAAATAACTCGCATTGATACTGAGAACACATCCGATATTAGAAGTTTATTCCCCATAATAAAGAAGAGCGAAAGCTTAAATTTTTTAAATATTTCTGGCGAGAACAATTGCCCTACTATCCAGCTCATGTTATTTAATTTGTTTTCCCCAGCACTTAAGCTTAATACTGGCCTGGCAATTCTTTCGCCTGGTGCATTTGAAGATCACTCTGACGGATTAGATGTGGATAACGAATTGTTTCACTATACTATTAATAAAGCATATACCCCATATAATATACATACTTATAAAACAGAAGAAGTTGTAAACCAGAGGAATATAAAAATTAAAAATATGACCTTAGATGAAATAAACAATACTTATTGTAATAACGATTATTACAATGAGGCAATAAGAGAGGAACCGATAGACTTTCTGGACAGATCGTTTTCCTCCAGCTCATGGCCTTTTTATCACTAATTCTATAAGTGTCTGGTCTTGTTAAAAATATAGTTAATATACAACCCTTTGGATTCATCATCTGAAGGGTTGAATCATGACATGCGTACATAGCTTAACCCCGTTTAATGGTTAGCTTGTTAGTTACATTTAGTAACACATAACTGGCTGCTTAATCCCCATTCTGCCCCCGCGGTTACGCTTTCTTATC</text:p>
          </table:table-cell>
        </table:table-row>
        <table:table-row table:style-name="ro1">
          <table:table-cell office:value-type="string" calcext:value-type="string">
            <text:p>espR2</text:p>
          </table:table-cell>
          <table:table-cell office:value-type="float" office:value="3000161" calcext:value-type="float">
            <text:p>3000161</text:p>
          </table:table-cell>
          <table:table-cell office:value-type="string" calcext:value-type="string">
            <text:p>IpaH-like protein</text:p>
          </table:table-cell>
          <table:table-cell office:value-type="string" calcext:value-type="string">
            <text:p>Q8X4Z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6256-2064924 Escherichia coli O157:H7 str. Sakai chromosome, complete genome</text:p>
          </table:table-cell>
          <table:table-cell office:value-type="string" calcext:value-type="string">
            <text:p>TGGTCATTCACCTCAATTAATATTATTCCATACCCCCGGGGACATCTTACTATAATATTTATTGATGAGTGATTATGACCAATATTAATACAGCTTGTGTAAAAAATAATGCCAGTTATCAATTTAATAACGCATTACCTAACAAAGAAACCATCTCCAGCAATTTTTGTGAACGACTAGAACAATGGGGTAATAAGTCGCTTAATAATGGTGAAGAAAGAGCAATTGCCGTGGAGCGAATTAAAGAAGCTTACAATTCGAACATGGCATCTCTTGATTTGTCATATCTTGATTTGAGTGAGTTACCGCCTATCCCCTCGACAGTTAATACGTTAAATCTGGAAAACAATTGTCTAACTTGTCTTGACTTTACTGACAATGCCAGTCTCGTTAATATCAACCTCAGCTTTAATAAAATTAACACGATAACCTTTCCAAATGAATCAAATCTGGAAAACATTTATATTGATCATAATAATCTGGAAAGTTTAGATTTAAAAAATCAGCATTCATTGGTTAATCTGGAAGCGCAAAATAATAATCTAAAAAAATTAATATTTCTGATAGTTATAAACTGAAATTTCTTAATCTTGATTATAACAAGCTAGCATCGCTGGATGTCTCCCGGCAAGAGTCTCTGATTGAGTTAAGTGCCCATCACAATATGATCACTGACCTTATATTACACAATCATCCCAGGATGAAAACAATCACTTTAAACGACAACCATATTGCACATTTAAACACCAAAACTACTACAAAACTTGAATATTTAAACTTAAGCAATAACAATTTATTGCCAACCAATGACATTGATCAACTAATATCATCAAAACATCTTTGGCATGTATTAGTTAACGGCATCAACAATGATTCACTTGCACAAATGCAGTACTGGACTGCAGTAAGAAATATAATTGATGACACTAATGAAGTGACCATTGATTTATCTTATAATCTGGCAATCACAAATATCGATACCAGTGATGAACATCTTGTAGAAGTAAGCGATAATTCAGAAGGTAATTATATAAAAGACAATGACTCAATGTCTATTCGTTATAGATCAAAATATTATTCCAGAGATTCCGCCTTAATAGAAGAAGAAACAATATTTTCTGACGCAGAACTAAAAGCTATTCTGCCTATGCGTCGCATGTACGGGGTTAGTGACTATAAGTCAAATTCCTCTTCTCTATCCTCACACTCGGGACTCAAGGACCCAACGGGCACACCCGTCTGTTATTATATTCATAATGAGAGTAAACCTTCCTTAGGTTATGGTCCAACATCCAATAATTGGTTAAGCCAATCCTTTACAACAGAGTTATAA</text:p>
          </table:table-cell>
        </table:table-row>
        <table:table-row table:style-name="ro1">
          <table:table-cell office:value-type="string" calcext:value-type="string">
            <text:p>nleG5-2</text:p>
          </table:table-cell>
          <table:table-cell office:value-type="float" office:value="3000162" calcext:value-type="float">
            <text:p>300016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59454-2158621 Escherichia coli O157:H7 str. Sakai chromosome, complete genome</text:p>
          </table:table-cell>
          <table:table-cell office:value-type="string" calcext:value-type="string">
            <text:p>TTTGTTGTAAGTGATAATTAATGCTATAAATATAGTTTTGTGTATTTTTATTTTTTACTAAAGCAAAATTAAATTATTAAAATGGAGGGAGAGGAATGCCTGTAGATTTAACGCCTTATATTTTACCTGGGGTTAGTTTTTTGTCTGACATTCCTCAAGAAACCTTGTCTGAGATACGTAATCAGACTATTCGTGGAGAAGCTCAAGTAAGACTGGGTGAGTTGATGGTGTCAATACGACCTATGCAGGTAAATGGATATTTTATGGGAAGTCTTAACCAGGATGGTTTATCGAATGATAACATCCAGATTGGCCTTCAATATATAGAACATATTGAACGTACACTTAATCATGGTAGTTTGACAAGCCGTGAAGTTACAGTACTGCGTGAAATTGAGATGCTCGAAAATATGGAATTGCTTTCTAACTACCAGTTAGAGGAGTTGTTAGATAAAATTGAAGTATGTGCATTTAATGTGGAGCATGCACAATTGCAAGTGCCAGAGAGCTTACGAACATGCCCTGTTACATTATGTGAACCAGAAGATGGGGTATTTATGAGGAATTCAATGAATTCAAATGTTTGTATGTTGTATGATAAAATGTCATTAATATATCTTGTTAAAACAAGGGCGGCTCATCCTTTGAGCAGGGAATCAATCGCAGTTTCAATGATTGTAGGAAGAGATAATTGTGCTTTTGACTCTGACAGAGGTAACTTCGTTTTAAAAAATTAAGATAGCAATGGCGGGTTAACTTTTCGTAAAATGAAATTAATTCTCGGTACAGCATGTAAAACGCGGCACCTCGTATGCAAGAACGTGCTGCGGTTGG</text:p>
          </table:table-cell>
        </table:table-row>
        <table:table-row table:style-name="ro1">
          <table:table-cell office:value-type="string" calcext:value-type="string">
            <text:p>nleG6-2</text:p>
          </table:table-cell>
          <table:table-cell office:value-type="float" office:value="3000163" calcext:value-type="float">
            <text:p>3000163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DX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163-2159346 Escherichia coli O157:H7 str. Sakai chromosome, complete genome</text:p>
          </table:table-cell>
          <table:table-cell office:value-type="string" calcext:value-type="string">
            <text:p>TTCATTATAAAGGGTAATTGAAATGAACATTACCATTTATTTTATTTAATGAAACATCCTGCAAACTGATATGAATTACTGAATGAGGTTTTTATGCCTGTTACCACCTTAAGTATCCCAAGTATATCTCAATTATCTCCTGCAAGAGTACAGTCTTTGCAGGATGCAGCCAGACTTGAAAGTGGAATAAGAATATCCATTGGTAGTGGCCAATATTCTGTTCACTATGTCCAACTACTGGATGGATTTTCAGTTGAACCGGTGAGAGGAGGCTTACTGGATAGGCTATTGGGGCGTGAGCATCGAATGGATAGAAGGGCTGTGGCTCTGGAAAGGCAATTAAATGGAGGTGTCGATTTTTTAAGTAGTGTTAATAACTATTTTCAGAGTGTCATGGCAGAACACAGAGAAAATAAAACAGGTAATAAAATATTAATGGAAAAAATAAATTCTTGTGTATTTGGAACGGATTCTAATCACTTTTCTTGCCCGGAGTCATTTTTGACATGCCCGATAACGCTGGACACACCTGAGACTGGAGTGTTCATGAGAAACTCACGAGGTGCTGAGATATGCTCTCTATATGATAAGGATGCGTTAGTGCAACTTGTTGAAACTGGTGGAACTCATCCTCTGAGTCGAGAACCTATAACAGAATCAATGATTATGAGAAAAGACGAATGTCACTTTGATGCAAAAAGAGAAGCTTTTTGTTGTAAGTGATAATTAATGCTATAAATATAGTTTTGTGTATTTTTATTTTTTACTAAAGCAAAATTAAATTATTAAAATGGAGGGAGAGGAATGCCTGTAGATTT</text:p>
          </table:table-cell>
        </table:table-row>
        <table:table-row table:style-name="ro1">
          <table:table-cell office:value-type="string" calcext:value-type="string">
            <text:p>nleG2-3</text:p>
          </table:table-cell>
          <table:table-cell office:value-type="float" office:value="3000164" calcext:value-type="float">
            <text:p>300016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803-2160056 Escherichia coli O157:H7 str. Sakai chromosome, complete genome</text:p>
          </table:table-cell>
          <table:table-cell office:value-type="string" calcext:value-type="string">
            <text:p>GCTCCGGT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GTGTCCAATTACACTGGAGCAGCCTGAAAAAGGTATTTTTGTGAAGAATTCAGATGGTTCAGATGTATGTACTTTATTTGATGCCGCTGCATTTTCTCGTTTGGTTGGTGAAGGCTTACCCCACCCACTGACCCGGGAACCAATAACGGCATCAATAATTGTAAAACATGAAGAATGCATTTATGACGATACCAGAGGAAACTTCATTATAAAGGGTAATTGAAATGAACATTACCATTTATTTTATTTAATGAAACATCCTGCAAACTGATATGAATTACTGAATGAGGTTTTTATGCCTGTTACCACC</text:p>
          </table:table-cell>
        </table:table-row>
        <table:table-row table:style-name="ro1">
          <table:table-cell office:value-type="string" calcext:value-type="string">
            <text:p>nleG7</text:p>
          </table:table-cell>
          <table:table-cell office:value-type="float" office:value="3000165" calcext:value-type="float">
            <text:p>300016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09931-2209448 Escherichia coli O157:H7 str. Sakai chromosome, complete genome</text:p>
          </table:table-cell>
          <table:table-cell office:value-type="string" calcext:value-type="string">
            <text:p>CCTGGAACAGCAGATCAACAACGGACGAAGTTTTGCACAAATATCTCAGGATTTTATGCTTCAATTATCTTCAAATATAGGATGGAAAAAAGGGGCCGAAAACGCCCTTAAAAATAAAATCCATTCTCATTCATTTGTTGTAAATCCTGATGAATTCTCTTGCGACACACAATTTCTTAAGTGCCCAATAACATTATGCGTTCCAGAAAAAGGGGTTTTTGTCAAGAATGCACTGAACTCCAACATATGCACTCTTTATGATAAGTCTGCGTTCATGAATCTCACAAGAGAACATCTACCCCACCCTCTCAGCAGGGAAAAGATAGTAAAAGAAATGATTATTGAAAGGAATATGTGTTATTTTGACACCATAAGTCAGCATTTCATAATTATGGATGCAGACCAACAGAAACAGCATTGTAAATAAAATGTAATAATTACATACTATTAGTGATTCTCATGCATCGTAAGCGGCTCGCCAGAA</text:p>
          </table:table-cell>
        </table:table-row>
        <table:table-row table:style-name="ro1">
          <table:table-cell office:value-type="string" calcext:value-type="string">
            <text:p>nleG3</text:p>
          </table:table-cell>
          <table:table-cell office:value-type="float" office:value="3000166" calcext:value-type="float">
            <text:p>300016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9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0596-2210140 Escherichia coli O157:H7 str. Sakai chromosome, complete genome</text:p>
          </table:table-cell>
          <table:table-cell office:value-type="string" calcext:value-type="string">
            <text:p>TCTGTATGAAGGAATATGGTAATGCCTGGATTAGTATCATATATATCATCGACTTCATTCGCGAATGAGATGGCGGAGATGCGTCAGCAGGTAATGGAAGGGCAGATTGGTGGATTTCTCCTGGGAGGGGAGAGAGTTAGAGTTTCTTATTTATTTCAATTGCATTAATATCTTGAATGGATTACATAGAGTTAATGTATCCAGTACTCCCTATTCTCTTGCATATAATACATGTTGCAACTTACATCTCAGCGCTATGAAAAAACACCACCTCTCTCTTTATGAAATTCTGGATTTACCAAGCGCTAATTTATCATTTCAATCTACCTTTAAGTATTGCATTTATCTCCCTACGAGGTCATACTTTAGGAAGTTAAATATGAATGATAATATACCTACAGCGCGAAATCACAAACAATCGACTTGTATTACAGAAAAAACATGCCTATATTTTTAA</text:p>
          </table:table-cell>
        </table:table-row>
        <table:table-row table:style-name="ro1">
          <table:table-cell office:value-type="string" calcext:value-type="string">
            <text:p>nleG2-4</text:p>
          </table:table-cell>
          <table:table-cell office:value-type="float" office:value="3000167" calcext:value-type="float">
            <text:p>3000167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1450-2210789 Escherichia coli O157:H7 str. Sakai chromosome, complete genome</text:p>
          </table:table-cell>
          <table:table-cell office:value-type="string" calcext:value-type="string">
            <text:p>AGTTTTGTCATGCCGTTAACATCAGCTATTGCATCCAATTCATTTTCCACCTGAATGCAGGTTCTTCGTGCTCAAATGGCCGCCAGTGGCGGTGGAGAAATTACAGTAGGCGGGCAGACGGTCCGTATCACATATAGTGAAACGGATGGTCGCTTTCTGGCGAGTGGGGGCAATAACAGTTTGCTTTCTGGATTATTACTTACAGGGCTTAATGGTGGTCCTGAAGCGCTCAGGGATATAATGTTAAGAATGGTTTCAGGTTCAGGTAACACACAATCACATGGTGATATTGAGGGGAAAATATCACAATGTAAGTTTTCTGTTAATACGGAGAGCCTTCAGTGTCCATCCGAGGCGGTTCGATGCCCAATTATACTGGATAAACCAGAAGAAGGTGTGTTTGTTAAAAATTCAGAAGGTTCTTTGGTTTGTACCTTATTTGATTCGGTTTCTTTTTCTCATTTGGTTCGCGACGGTGGGAAGCACCCGCTAACACGAGAACCAATAACGTCATCAATGATTGTAAGTCAAGAACAATGTATTTATGACCAAACCAAAGGAAACTTTGTCATAAAGGATAAGTGAAATAAATATTACCCAAGCTATATGTTAACTGCCAGTTGCTTATATGAAATGCTACAGATGTTCAGGGTATAAGGATG</text:p>
          </table:table-cell>
        </table:table-row>
        <table:table-row table:style-name="ro1">
          <table:table-cell office:value-type="string" calcext:value-type="string">
            <text:p>espL1</text:p>
          </table:table-cell>
          <table:table-cell office:value-type="float" office:value="3000168" calcext:value-type="float">
            <text:p>3000168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DG2</text:p>
          </table:table-cell>
          <table:table-cell office:value-type="string" calcext:value-type="string">
            <text:p>Effector, 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402520-2404988 Escherichia coli O157:H7 str. Sakai chromosome, complete genome</text:p>
          </table:table-cell>
          <table:table-cell office:value-type="string" calcext:value-type="string">
            <text:p>TAGTGAGTACACCAGCAAAACGCTTAAAGAACAACTGATAACATCACGGAGCGTCTGAAAGGTTTACTGCGAGCGAATTTACAGCAGCATAAACTGAATCCAGCAAAGTTCGTTGCGTGATTTGGCGGTACTATTTAAACGATCATAAGATTAATGACGAAGTGGTCATATCACAATGATAAAAGTGACACAATTCTTATAGCAATTTTTCGTGCACATTTCGTTCTGGCGATAATAATTAATCATCATACTCAAAACCTCCAGACATATATAAGGCGAATAGATTATGAGTCAAAACGACATTATTATCAGAACTCATTATAAGTCTCCTCATAGAATGCACATCGATAGCGACATACCAACGCCTTCATCAGAGCCTATTAATCAATTTGCGCCCCAACTCATCACCCTACTTGATACCTCTGACTTAAGTTCGATGCTGTCATACTGTGTTACTCAGGAATTTACCGCAAACTGTCGAAAAATATCACAAAATTGTTATTCCACTGCCCTTTTTACCATTAACTTTGCCACTTCACCCATCCATGCAGAAAATATATTCATTACATTACACTATAAAAAAGAAATCATTTCCTTATTACTGGAAACCACGCCTATTAAAGCTAACCATTTGCGAAGCATACTGGATTATATTGAACAGGAACAGTTAACTGCCGAAAATCGTAACCATTGTATGAAACTGTCTAAAAAAATCCATAGAGAAAAAACTATACAACCAACAGTAAATCTCAATGGTAGTGCATTTTTTTCGCAATCTCCTTCTGACGCTATTTTTTGTCGCCATCTGTCATTGCAATACGCACTTGATTCATTGAGAAATGGAAAAGGCAAGGTCAACCTGATTAAACATTACTCCTCCGTTGAATCCATACAGCAGCATGTCCCCTTAGTCCGGGACGCGGAGTTCAGAGCATTACTTCGCCATCCTCCTGCAGGGAGTCGCGTTATCGCGAGTAAGGATTTTGGCTTCGCTTTAGATATTTTCTTCTGTCGAATGATGGCAAACAATGTCAGTCATATGTCTGCGATTTTATATATAGACAATCATACTTTGTCAGTAAGGCTACGAATAAAGCAGTCGGCGTATGGGCAATTAAATTATGTTGTGTCCGTTTACGACCCGAACGATACCAACGTTGCCGTCAGAGGCACCCACAGGACAGCACGGGGCTTTCTCTCGCTTGATAAGTTCATCAGTTCAGGTCCCGATGCTCAGACCTGGGCTGATAGGTATGTTCGCAACTGTGCAATTGCTATTCTGCCCCTATTACCTGAGGGAGTTCCAGGGGCTATTTTCACGGGTATCGCGACACGAATGCCATTTGCCCCTATACATCCATCGGCAATGTTGTTAATAATGGCCACAGGCCAGACTCAACAGCTTATTACATTATTCAGACAGTTGCCCATACTCCCTGAAAAAGAAATCATTGAAATAATAACTGCGCAGAATAGCATTGGTACACCTGCTTTATTTTTGGCTATGATGAACGGACATACTGACAACGTGAAAATATTTATGCAAGAAATTCAGTCACTGGTAGATAATCACATCATTCATGAAGATAATCTGGTTAAATTGTTGCAAACTAAAAGTGCTAACGAAACACCTGGACTTTATATCTCCATGTTGTATGGATTCGATGAGATAATCGATATCTTTCTGAATGCATTAACCACTCCTATAGCACAAGAGCTTTTAAACAAAAAACTGGTGATGAGTATTTTAGCCATGAAAATACATGATGGTGAGCCAGGATTATACGCCGCAATGGAAAATAATCACCCTTTGTGTGTCACACGGTTCCTCTCTAAAATTAATGGCATCGCCTTTAAATACAAGTTGAGCAAAGCTAACATCATGGATTTATTAAAAGGCGCTACAGCACAGGGAACCCCTGCATTATACATCGCTATGAGCAAGGGTAATGAAGACGTCGTGTTATCTTATATATCGACGCTGGGTGCTTTTGCAAAAAAACATTCTTTTAGTCAACATCAGTTATTTACACTGTTGGCTGCTAAAAATCATGACAACATGTCAGCTGTTCATATAGCCATTCATCATAATCATTATAAAACTGTAGAAACATATTATGCTGCTATAAATGTAATCAGCCAAAGCATGAGTTTTAGTGCTGATGAATTAAAGACGTATTTATAACCAGCTATTTACGATATTTATATATCGATACATAATTTTATTTTTTCATAAAACGCAGAAACAGTGATCAGGTGTACAACGCCACCCGACGGCTGTAATAACAAAAAATCCCTTGATGCCTGTCCCTTTTGTTACACTCCGTTATCACGCACAAGAGATATGCAGGACACTGGTATGCCGACTAAACGCTTTGATAAAAAACACTGGAAGATGGTGGTGGTGCTACTGGCAATCTGTGGCGCTATGTTGTTGCTACGTTGGGCAGCAATGATTTGGGGCTGAGC</text:p>
          </table:table-cell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169" calcext:value-type="float">
            <text:p>3000169</text:p>
          </table:table-cell>
          <table:table-cell office:value-type="string" calcext:value-type="string">
            <text:p>AvrPphF-ORF-2; AvrPphF-ORF-2</text:p>
          </table:table-cell>
          <table:table-cell office:value-type="string" calcext:value-type="string">
            <text:p>Q8XB6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8474-2669323 Escherichia coli O157:H7 str. Sakai chromosome, complete genome</text:p>
          </table:table-cell>
          <table:table-cell office:value-type="string" calcext:value-type="string">
            <text:p>CACTTGACAAACACTCATGATAATTGTAATAAAATATATAAGGCTATAATACAATACTGTCAATCAATATTTCATTTATATGAGAAAAAGGCATTTATAATGTCAATTATAAAAAACTGCTTATCATTAATTAACAATGCATTAAATATACAAAAAACATCATATTCTCTGACCAAAATGGAGCAGGCAGGGAAGTTGTTAAATAGAAAAATAACTCCAGAAAATACTCCTCCAATGTTGTTATCATACAGAAATGCAGATTTAACGCAAGAAAAAAACATTACAGAAAGAGTTTTATCCATATTTAAAATAAAACGAGATTTTGTTGCTGTAAGAATCCAAAACAATCAGTTTACTGATTTGAAAAACAAAAAAATTCAAGGCCATCAAAACACAGTTGCCAGTGTCATGGATTGGTATAATCCCCAAAAAAATGCTTTGGGTATAACTATGGGTACACCAAGAAAATCGGCCGATATAGCAAAAGAAGAGCACAGAAATGCACTAAATTTCATGATAATGGAAAAAAACACATTTCATGAAAAAATCTTAAACAGCAATGACAATTTGCAAAAATCATACAGCAAAACAGAAGACAGTAGTTGGGTCGCAGCTTCTGTCGGCTCTCTTCTAGATAAAGGAGCAAAAGTATATCCCGATACATCATGCTCTCTGAGACTGGGAGAACCATTCATCTTTACGCTGCCAGAATCAGTTAGAGTCGATGTTGACATATATCCTCTCAAAAAATAATCTTAAAGGTATTGACATATAAGAAATAATTAAGTGTATTCACATTAGACTAGTCGCTTAAGAGTAGATTTTTGGCATTTTGGGAAGATCAGCGGGA</text:p>
          </table:table-cell>
        </table:table-row>
        <table:table-row table:style-name="ro1">
          <table:table-cell office:value-type="string" calcext:value-type="string">
            <text:p>tccP</text:p>
          </table:table-cell>
          <table:table-cell office:value-type="float" office:value="3000170" calcext:value-type="float">
            <text:p>3000170</text:p>
          </table:table-cell>
          <table:table-cell office:value-type="string" calcext:value-type="string">
            <text:p>EspF protein repeat</text:p>
          </table:table-cell>
          <table:table-cell office:value-type="string" calcext:value-type="string">
            <text:p>P0DJ8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9398-2670715 Escherichia coli O157:H7 str. Sakai chromosome, complete genome</text:p>
          </table:table-cell>
          <table:table-cell office:value-type="string" calcext:value-type="string">
            <text:p>GCAGTCGAAAAGCAAAACATACGTTTTCTTTTTAACAATAATTGATGAGTATTGCATCGAGTGTCATTTATACATCGCCGCATTTATTTGCCACTATAAAAAGGCTGATTACATATCTATCGGAGAACTAAAATTACTTATAAGGTAATCTGCATGATTAACAATGTTTCTTCACTTTTTCCAACCGTCAACCGCAATATTACAGCTGTATATAAAAAAAGCAGCTTCTCTGTATCACCACAGAAAATCACATTAAATCCTGTAAAAATCAGCTCACCTTTTTCACCAAGCAGTAGCTCCATCAGCGCAACAACTCTCTTTCGAGCCCCAAACGCCCATTCGGCATCATTTCATCGACAGTCTACTGCTGAAAGTTCGTTACATCAACAACTTCCTAATGTGAGGCAGCGCCTGATACAACATCTTGCAGAGCATGGCATTAAACCTGCCCGGAGTATGGCTGAACATATTCCTCCGGCACCTAACTGGCCTGCGCCACCACCGCCAGTACAAAATGAACAATCAAGACCTCTGCCTGATGTGGCTCAGCGTCTGGTGCAGCATCTTGCAGAGCATGGCATTCAACCAGCCCGGAATATGGCTGAACATATTCCTCCGGCACCTAACTGGCCTGCGCCACCACTGCCAGTACAAAATGAACAATCAAGACCTCTGCCTGATGTG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AAAACCGGAGCCGGACTCCGGTTTTGTGAAGCTGTCGGGTTACTTCATCCCGCCAATATTTTCCC</text:p>
          </table:table-cell>
        </table:table-row>
        <table:table-row table:style-name="ro1">
          <table:table-cell office:value-type="string" calcext:value-type="string">
            <text:p>espM2</text:p>
          </table:table-cell>
          <table:table-cell office:value-type="float" office:value="3000171" calcext:value-type="float">
            <text:p>3000171</text:p>
          </table:table-cell>
          <table:table-cell office:value-type="string" calcext:value-type="string">
            <text:p>chaperone-like protein; IpaB/EvcA family</text:p>
          </table:table-cell>
          <table:table-cell office:value-type="string" calcext:value-type="string">
            <text:p>Q8X4W3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M2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77661-3476893 Escherichia coli O157:H7 str. Sakai chromosome, complete genome</text:p>
          </table:table-cell>
          <table:table-cell office:value-type="string" calcext:value-type="string">
            <text:p>TAGAATATTATTGCATGCATGTTTTTTCTGGCTACAATAAACGCAAGTATGCAATATTGTAAACACTTTTTTATAAAAAGGAATTATAATGCCGATGAATACTACAGGTATGTCTTTCAGCTCTTTTGGTATAAGTTGCCATAGAGAGAACTCCTTCAGGAACTCTTTCCGAGGGAAGAATGATGAGGTCGTAAAATGTTCAATTGGAGAACGGACTATTAGCTTTTCTGTTCGCAAATTTAGCGGCAATATACTGGAAACGGTGAGAAGGCAGAGTACTAAAGATATTGATGAGTGGATAAAAGATGAACGGATAGTATATCCCTCAAGGGTGATCAACCAGGAGATTGATAATTACTGTTTTCAAAAAAATGCAAAAATTTCCACTGAAGAGAGGCAAAGAGTCTTTTTTCTTGTGAGCCAGGAGAATCAACTAACCCTTGATGTTAAGGCAGCACAAAGTTCTATTAATCATGTAATAATGGGGAGTGCTTCTTTTGGCAAGAAAATGGATGCTCTTTGTGATGGTATGAGCCGGGATGTAAAAAATCGTACATCAGATACCATAGCAAACTTGCTTGCGGACAAGTTTTACCAGAAACATATCGATTCGGATATTGATATTGTAAAACTACGAAATGATATCCCAGATTATTTGATGCGTGCTATACAGGGATGAGGCTAGAGGAGAGGACTGCTTCAGCATCATCGGCTTCGGACCAGTAAAAGAGACGCAGAAAATGCACAACGGCACCACACGCCATGCATG</text:p>
          </table:table-cell>
        </table:table-row>
        <table:table-row table:style-name="ro1">
          <table:table-cell office:value-type="string" calcext:value-type="string">
            <text:p>nleG8-2</text:p>
          </table:table-cell>
          <table:table-cell office:value-type="float" office:value="3000172" calcext:value-type="float">
            <text:p>300017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9A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7657-3478503 Escherichia coli O157:H7 str. Sakai chromosome, complete genome</text:p>
          </table:table-cell>
          <table:table-cell office:value-type="string" calcext:value-type="string">
            <text:p>TTCTATTAAAAATTGTATTGTTTTATTCACATATCATGAGCGGCATGTTGATTCTTGTTACCAATATAGTTCACAATATGGATTAAAAAGGATAATAATATGCCAGTCATATTAAATTTTTCTAATGGAAGTGTATTGCCGGAAAATGAGCTGGAGGCTTTACGACATATAGCAAGAAGCAACCAGAATGACACTATTACTATAGGAGGCCGTAATATGAGGCTTCATTATATCCAGTTTATGGATGGTTTTAGTGTTGAGCCTATTCTTGGTGGACTTTGGGACCATCTTGGGGCAAGAGAGGCTCATCATCTCGCAGACCGCCTGACAAGACAACTTAACGGAGGTAACACTTTTCTGCAGGCATACAGCTTATATCTGGAGCAGAGGCAAGCTGCCCCGCTTGTGCAGGAGAGCGTCATAAAAACACTACTAGATCGAATAAATTCGAATGCATTTCCCGTTAGTTTACAAGACTTTTCCTGTACTGAGGAACATCTTAATTGTCCGATAACGCTACATATTCCTGAGACAGGTGTTTTTGTCAGAAATGCTCGAAATTCAGAAATATGTGCATTATATGATCAGGAAGCATTGACTGAACTTATCCTGCGTAACGCTCTCCACCCCCTCAGCCGTGACCCCTTTGCTCCAGAAATGATTATAAGCAAAGACAAGTGTCATTTTAATATAACAAAACAATGTTTTTACGCATTACCCATATACCCACTTCAACAAAACAGTATTTAAAAATAAAAGCACAATATAAGAAGCATATTTTCAATAAGTTAATCACCATATAACAAACATATAGCGAGGAGACTATTTATGCCCAAAATATCATCAG</text:p>
          </table:table-cell>
        </table:table-row>
        <table:table-row table:style-name="ro1">
          <table:table-cell office:value-type="string" calcext:value-type="string">
            <text:p>espW</text:p>
          </table:table-cell>
          <table:table-cell office:value-type="float" office:value="3000173" calcext:value-type="float">
            <text:p>300017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9A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8325-3479701 Escherichia coli O157:H7 str. Sakai chromosome, complete genome</text:p>
          </table:table-cell>
          <table:table-cell office:value-type="string" calcext:value-type="string">
            <text:p>CAAAGACAAGTGTCATTTTAATATAACAAAACAATGTTTTTACGCATTACCCATATACCCACTTCAACAAAACAGTATTTAAAAATAAAAGCACAATATAAGAAGCATATTTTCAATAAGTTAATCACCATATAACAAACATATAGCGAGGAGACTATTTATGCCCAAAATATCATCAGTTGTATCATCATGTTACCATCTGTTCAGTGAACATCAACAACTTTCAAATGAAACAACAATGACGAACCCCGTCTCCAGAAGAATTGTTCATAAAGAATATGGTATATCTTTAAAATCCGTTCCTGTATGGTTGGCTACAGCTAAAACTCCCCTTGCTCTACTCAATGGCAGACATACAAGAAGTCACTCATTTATTATTGCAGGGACCCCAGGAATGGGAAGCAGGAGCGGAGCCCAATACTATGCCATAAACAGTGATGATAAACGCTCCCGAATAGACATTGACTCTTTATTTTTAAAAAAGTTAAATAATGTGCGAAATCAAAATAAATTTCCAATCGATGTAAAAGAAACGGTTATAAAACTACAAGGGCAAAAATTCACATGCATTGAAGATTTTTATAAAAGGTATAATGAAACCAGGTTAAAGGCCAATACCAATATCCAACAAGAACAAATTGCAGATGAAGTAAAATCACTTACATATTTGATTCCTTCAGAAAAAAAAGAGATGTGGATATATAAAAACAATGGAAAAGATAATGCAAAACCAAACTTAGGAGAGCGAGACGTAAGAATGTTCGAAAATATTAGTTCTGATGATACAGATAAGATAACAGGAAGGAAATTTTCAGAGTTAGGTGAGTATCTTTATTCAGGGAATGTAATAAAACTCAGTCAGTTATCAATTCGTTACTTACCCAATATCAGCTCAATCTCATTAATAGAGACAAAACAGAGTTTGTTGCTACATCGATTGTATTCAGATGAAGTACTTCAGAGAAATGGAACGCTTATCCCGACACCACTACATGAAGAAAAATCAATTCCAGCTGACAATATAAAAACAATGCTCAACAACATACCGACTTACAAAATGTTACCGCCATTCACAGAAACACAAGGTAATTGTTCTTCTGGCGCAGCCACGTTTTTACGCAAATCAGGCGCCGAAGAAAAAGATATTCTTGCATGTAGCCCCCGAAATTATGGGCTGCATCATAACATAAAAACATGGGACCCCTTGGTTAGAAATTAAGGATCCAAATATTATATATTTCATATAAAGCAAGAAAAAAATATTGTCTGAATAATTGTTCAGACAATATATCCTTACATGGCACTATTATAATAAACTATTAATATAAAAACACACCAACAAAAAAAATTAAGCATCACTTGCAACAAAGGATTCTT</text:p>
          </table:table-cell>
        </table:table-row>
        <table:table-row table:style-name="ro1">
          <table:table-cell office:value-type="string" calcext:value-type="string">
            <text:p>nleG6-3</text:p>
          </table:table-cell>
          <table:table-cell office:value-type="float" office:value="3000174" calcext:value-type="float">
            <text:p>300017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BH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80157-3479609 Escherichia coli O157:H7 str. Sakai chromosome, complete genome</text:p>
          </table:table-cell>
          <table:table-cell office:value-type="string" calcext:value-type="string">
            <text:p>AACAGGTGTCTGGAAATATAGGGGCAAATCTACTGGATAGGCTATTGGGGCGTGAGAATCGAATGGAGAGAAGGGCTGTGGCTCTGGAAAGGCAATTAAATGGAGGTGTCGATTTTTTAAGGAGTGTTAATAACTATTTTCAGAGTGTCATGGCAGAACACAGAGAAAATAAAACAAGTAATAAAATATTAATGGAAAAAATAAATTCCTGTGTATTTGGAACGGATTCTAATCACTTTTCTTGCCCGGAGTCATTTTTGACATGCCCGATAACGCTGGACACACCTGCGAATGGAGTGTTCATGAGAAACTCACAAGGTGCTGAGATATGCTCTCTATATGATAAGGACACGTTAGTGCAACTTGTTGAAACTGGTGGAGCTCATCCTCTGAGTCGAGAACCTATAACAGAATCAATGATTATGAGAAAAGACGAATGTCACTTTGATTCAAAAAAAGAATCCTTTGTTGCAAGTGATGCTTAATTTTTTTTGTTGGTGTGTTTTTATATTAATAGTTTATTATAATAGTGCCATGTAAGGATATATT</text:p>
          </table:table-cell>
        </table:table-row>
        <table:table-row table:style-name="ro1">
          <table:table-cell office:value-type="string" calcext:value-type="string">
            <text:p>espL2</text:p>
          </table:table-cell>
          <table:table-cell office:value-type="float" office:value="3000175" calcext:value-type="float">
            <text:p>3000175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AV1</text:p>
          </table:table-cell>
          <table:table-cell office:value-type="string" calcext:value-type="string">
            <text:p>Effector,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1109-3863252 Escherichia coli O157:H7 str. Sakai chromosome, complete genome</text:p>
          </table:table-cell>
          <table:table-cell office:value-type="string" calcext:value-type="string">
            <text:p>TGGACTTATCTCTATACGCCGAAAATAAATGCCATAAGTGAGCATTTTAACCGAACACTGAGGGAACAATTTATTGAGTTTAATGAAGAATTGCTCTTTGAATAGCTGAATATGTTCAATCTGAAACTGGCTGAGTATCTGGTACTGTACAACAGTAAAATTCTTCATAAATCGTTTAAACTACAAAAATCAGTAGAATATATTATTTCCACTGTCAGGCGGAAAATTTATAGAAAGGATACAAACATATGCCAATAATAAACAAATCGGCATCAAATTATGTTGAATATATTTCAAAAAACAATCCCCCTTATTTATCAAAAAAGAGAGATGCCAGTATAAATCTAAATGGAAAGGTTAGTGATTGCAATGGGGAAATCATATGGTGTCGACATATAGCATCATATTGGAGTGAGTTTTTTTGTAGTAATTCAGGAAAGATAGACTACGAAACATTTTCATCCCCTCAATTATTAAGCAAAGCTATTGTAATTCAGGAAAACAAGGGGACAAATAATATTAAGGGTGATGTGTATTTTGTTGAAAATGAATCTTGGGGAAGCGTTATATATAACCTTTTTCTTCAACTTGAGAAAGAGAATAAATCTCACACATCATTAGAAGTTCATTCTCCCGGACATGCAATGGCTCTGGGCATTAAAATAAAAAACGACAAGGAAAATAAGTTTGTTATTAATTTCTATGATCCCAATCAGACCGCGACGCATAAACGAGTATTTTTTTGCACTAATAACATTTGTGATATAATAAACCTGACAGCATATGATTTTCTTAGTGAGCAATGTCTGAAATGTTATGGGCTAAAAGAAGACACACTGTCACTTTTTGTGGATAAAACAAAATCGAATGACAACAATAATGTGTTTATAAAAAAATTACCTGATAATATTCTCCAAGGTGTTGTTATTAATTTTGCTATGGGAGCAGGACTAAGAGAGATAATAAAAAAGGTATATAACGATACTCGATTTACAGATCTTACAAAATCTCAGATGAAAATCTTGTGTGAATCAAAAAATGTTAATAATGTTCCTGGGTTGCTTTTAGCTCTACAAAATGGACATGATAATGTAATTGATGAATATGGTACTTTAATTAAAAAGTCAAATCTTAATAAAGAAGAATTAATACATATATTATCTGCAAGAACTTTGGATGGAACCATACCTGGTTTATATCAGGCCCTTCAAAATGGACATGCTCAAGCTATTAAGAGTTATGGTAACTTAGTTCTGGATACTATTAATAAAAATATAGATTTAGAGTATTTGCTTTCAGCATTTAAATATGAGGCACATAGCTCTAATAAATATACTCCTGGATTATTTTCTGCATTTCAAAATGGTCATGCAGACGCAATAAAGGCATATTGTGGCGTACTTGGCAATAGTAATTTGAAAAGAGGTGAGATAATCAGGATGCTTGAGGCGAGAAATTATGATGGTGCACCAGGATTACTTCTTGCGTATCAAAATGGAGATATTAATACGATTCAGTCTTTTTTTGACTCACTAATAATGTTAGATATATCAAAGGATTTTATCGAAGAGTTATTGACTGCAAAACATTATGATTTTACGGGGTTATCATTAGCGATCAGTCATAGACATGATCATGTTGTCAAATTATACGGAAAGTTATTTAAAAAACTTGATACCAGTCCATATAAAATGTCAATTATCCTAGCATTAGCAATTGATTGCGAGAGAAATAATGCAAACATAATTATTGATAGTGAGTACAAGTCAAATAAGGCAGTAAAGGAATATGTAGAAATTTTAAAAGAATTCAATATATGCCCAGAAAAGGTAGCAGAATACCTAAGCGAGTTCAGCGGAAAACATTTCCTCGATGTATATAATTATTATTCCAATTGAAAAAAATATAAAGTATCTATCACGGCACTCTCAGTTGAGTATCACAGGCACATGTATTTTAGCCCCCTGAGTCTACAGACAACCAATATTACTTAAATAAGTGATAATCTTAATGCTGTTTTTTAGAACAGATGATTGATATTTTTGGGCCGGAGAAACGCAGACAGGCTTTGTTGAATAAATCGAGCTTTTGCTGAGTTTAAGGATCAGATCACTCATTTTCCTGCAAAAGCTCATTGGGCGAAA</text:p>
          </table:table-cell>
        </table:table-row>
        <table:table-row table:style-name="ro1">
          <table:table-cell office:value-type="string" calcext:value-type="string">
            <text:p>nleB1</text:p>
          </table:table-cell>
          <table:table-cell office:value-type="float" office:value="3000176" calcext:value-type="float">
            <text:p>3000176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BX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3465-3864750 Escherichia coli O157:H7 str. Sakai chromosome, complete genome</text:p>
          </table:table-cell>
          <table:table-cell office:value-type="string" calcext:value-type="string">
            <text:p>ACAGGGAGGGGAAAGGATGTCATCGTTAATGAGACTTTTTGTTAATGTCAACAATGCTATGAATTTATTTTAGAAAAACAATTAAGCTGACGTAGTGTTCCGTCTAAATGACGGGGCGATATTAACATGATTAGAACAAGAGGAATTTTATGTTATCTTCATTAAATGTCCTTCAATCCAGCTTCAGAGGAAAGACAGCTTTATCAAATAGTACACTTCTCCAGAAAGTTTCTTTTGCTGGAAAAGAATATCCTCTGGAACCTATTGATGAAAAAACCCCTATTCTTTTTCAGTGGTTTGAAGCAAGGCCAGAGCGATACGAAAAAGGAGAAGTACCAATATTGAATACCAAAGAACATCCGTATTTGAGCAATATTATAAATGCTGCAAAAATAGAAAATGAGCGTATAATCGGTGTGCTGGTAGATGGAAATTTTACTTATGAACAAAAAAAGGAATTTCTCAGTCTTGAAAATGAATATCAAAATATAAAAATAATCTACCGAGCAGATGTGGATTTCAGCATGTATGATAAAAAACTATCTGATATTTACCTTGAAAATATCCATAAACAAGAATCATACCCTGCCAGTGAGAGGGATAATTATCTGTTAGGCTTATTAAGAGAAGAGTTAAAAAATATCCCAGAAGGTAAGGACTCTTTGATTGAGTCATATGCAGAAAAAAGAGAACATACTTGGTTTGATTTTTTCAGGAATTTGGCCATGTTGAAGGCTGGAAGTTTGTTTACAGAGACGGGAAAAACTGGATGCCATAACATATCGCCCTGTAGCGGATGTATATATCTTGATGCCGACATGATTATTACCGATAAATTAGGAGTCCTGTATGCTCCTGATGGTATCGCTGTGCATGTAGATTGTAATGATGAGATAAAAAGTCTTGAAAATGGTGCGATAGTTGTCAATCGTAGTAATCATCCAGCATTACTTGCAGGCCTCGATATTATGAAGAGTAAAGTTGACGCTCATCCATATTATGATGGTCTAGGAAAGGGTATCAAGCGGCATTTTAACTATTCATCGTTACACGATTATAATGCTTTTTGTGATTTTATTGAATTTAAGCATGAAAATATTATACCGAATACCAGTATGTATACCTGCAGTTCATGGTAAGTCTTCCGGTTGTGGTTGAAAAATATCGTTCTTTAGGTATAGATTCAGATGATTAATCCTGTTACTAATACTCAGGGCGTGTCCCCTATAAATACTAAATATGCTGAACATGTGGTGAAAAATATTTACCCGGAAATTAAACATGAT</text:p>
          </table:table-cell>
        </table:table-row>
        <table:table-row table:style-name="ro1">
          <table:table-cell office:value-type="string" calcext:value-type="string">
            <text:p>nleE</text:p>
          </table:table-cell>
          <table:table-cell office:value-type="float" office:value="3000177" calcext:value-type="float">
            <text:p>300017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A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4550-3865426 Escherichia coli O157:H7 str. Sakai chromosome, complete genome</text:p>
          </table:table-cell>
          <table:table-cell office:value-type="string" calcext:value-type="string">
            <text:p>AAGCATGAAAATATTATACCGAATACCAGTATGTATACCTGCAGTTCATGGTAAGTCTTCCGGTTGTGGTTGAAAAATATCGTTCTTTAGGTATAGATTCAGATGATTAATCCTGTTACTAATACTCAGGGCGTGTCCCCTATAAATACTAAATATGCTGAACATGTGGTGAAAAATATTTACCCGGAAATTAAACATGATTACTTTAATGAATCACCCAATATATATGATAAGAAGTATATATCCGGTATAACCAGAGGAGTAGCTGAACTAAAACAGGAAGAATTTGTTAACGAGAAAGCCAGACGGTTTTCTTATATGAAGACTATGTATTCTGTATGTCCAGAAGCGTTTGAACCTATTTCCAGAAATGAAGCCAGTACACCGGAAGGAAGCTGGCTAACAGTTATATCCGGAAAACGCCCAATGGGGCAGTTTTCTGTAGATAGTTTATACAATCCTGATTTACATGCATTATGTGAGCTTCCGGACATTTGTTGTAAGATCTTCCCTAAAGAAAATAATGATTTTTTATACATAGTTGTTGTGTACAGAAATGACAGCCCTCTAGGAGAACAACGGGCAAATAGATTTATAGAATTATATAATATAAAAAGAGATATCATGCAGGAATTAAATTATGAGTTACCAGAGTTAAAGGCAGTAAAATCTGAAATGATTATCGCACGTGAAATGGGAGAAATCTTTAGCTACATGCCTGGGGAAATAGACAGTTATATGAAATACATAAATAATAAACTTTCTAAAATTGAGTAGAGAAGCTCAGCCACTTGTGTAGGGGGGCTAAAATTAATTCTATTTCATTATATGAGAACACCAATAAGAATAATAATATTTGATCACAACTGAAGATGCT</text:p>
          </table:table-cell>
        </table:table-row>
        <table:table-row table:style-name="ro1">
          <table:table-cell office:value-type="string" calcext:value-type="string">
            <text:p>espF1</text:p>
          </table:table-cell>
          <table:table-cell office:value-type="float" office:value="3000178" calcext:value-type="float">
            <text:p>3000178</text:p>
          </table:table-cell>
          <table:table-cell office:value-type="string" calcext:value-type="string">
            <text:p>protein EspF</text:p>
          </table:table-cell>
          <table:table-cell office:value-type="string" calcext:value-type="string">
            <text:p>Q7DB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0114-4589144 Escherichia coli O157:H7 str. Sakai chromosome, complete genome</text:p>
          </table:table-cell>
          <table:table-cell office:value-type="string" calcext:value-type="string">
            <text:p>GGTAGTGGCTGGGTACGAGGATTTTAATTTATATTGATTTAAAAATCATTTTATTATTCGTTTTGATATATATGAGAGTTAGCCAAGCTTAGATATAAAGAGGCATAAATTATGCTTAATGGAATTAGTAACGCTGCTTCTACACTAGGGCGGCAGCTTGTAGGTATCGCAAGTCGAGTGAGCTCTGCGGGGGGAACTGGATTTTCTGTAGCCCCTCAGGCCGTGCGTCTTACTCCGGTGAAAGTTCATTCCCCTTTTTCTCCAGGCTCGTCGAATGTTAATGCGAGAACGATTTTTAATGTGAGCAGCCAGGTGACTTCATTTACTCCCTCTCGTCC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ACCGCCACCGACAGGGCCTAGTGGACTACCGCCCCTTGCACAGGCATTAAAAGATCATTTAGCTGCCTATGAGCAATCGAAGAAAGGGTAACCAACTAATAAAAACCGATATCAAATTGTGTGGTAATAAATGTGATTAGTAATATCGGTTTTTATTGGAGGGGTAATAAATAATGTATTATTATACGGTGAAAGTGGAGAAAG</text:p>
          </table:table-cell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179" calcext:value-type="float">
            <text:p>3000179</text:p>
          </table:table-cell>
          <table:table-cell office:value-type="string" calcext:value-type="string">
            <text:p>Enterobacterial EspB protein</text:p>
          </table:table-cell>
          <table:table-cell office:value-type="string" calcext:value-type="string">
            <text:p>Q8XC8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2121-4590901 Escherichia coli O157:H7 str. Sakai chromosome, complete genome</text:p>
          </table:table-cell>
          <table:table-cell office:value-type="string" calcext:value-type="string">
            <text:p>CTCGAGCTGGATAAAGCGGCAAGCGAGTTACAAAATCAGGCGAGCTATTTACAAAGTGTTTCTCAACTGATGTCCGATTCAGCACGGGTAAATAGTCGTATTGTTAGTGGCCGAATTTAATTATTAAAGAGAATTTTATTATGAATACTATTGATAATACTCAAGTAACGATGGTTAATTCCGCTTCGGAGAGTACGACCGGCGCTTCCAGTGCAGTTGCCGCATCTGCTTTATCAATTGATTCATCTCTGCTTACTGATGGTAAGGTTGATATTTGTAAGCTGATGCTGGAAATTCAAAAACTCCTCGGCAAGATGGTGACTCTATTGCAGGATTACCAACAAAAACAATTGGCGCAAAGCTATCAGATTCAGCAGGCCGTTTTTGAGAGCCAGAATAAAGCTATTGAGGAAAAAAAAGCCGCGGCAACCGCTGCTTTGGTTGGCGGGATTATTTCATCAGCATTGGGGATCTTAGGTTCTTTTGCAGCAATGAACAACGCGGCTAAAGGGGCTGGTGAGATTGCTGAAAAAGCAAGCTCTGCATCTTCAAAGGCTGCTGGTGCGGCTTCTGAGGTTGCAAATAAAGCTCTGGTCAAGGCTACGGAAAGTGTTGCTGATGTCGCAGAGGAGGCATCCAGTGCGATGCAGAAAGCGATGGCCACAACAACGAAAGCAGCCAGCCGTGCATCTGGCGTTGCAGATGATGTTGCGAAAGCCTCTGACTTTGCTGAAGATCTTGCAGACGCCGCCGAGAAGACAAGCAGAATCAATAAGTTGTTGAATTCCGTAGATAAACTGACCAATACCACAGCATTTGTTGCCGTGACCAGTCTTGCTGAAGGTACGAAAACGTTGCCAACAACAATATCTGAGTCCGTCAAATCGACTCATGAGGTTAATGAACAACGTGCGAAGTCGCTGGAAAACTTCCAGCAGGGGAATCTGGAGCTGTATAAACAAGACGTTCGCAGAACGCAGGATGATATCACGACTCGTCTGCGTGATATAACGTCCGCTGTCCGCGATCTCCTTGAGGTCCAGAATCGTATGGGGCAATCGGGTCGCTTAGCTGGGTAATTGATCATGGTCGATACGTTTAATGATGAAGTGTTTAATTACTATCTTGAACAAAAAGGGTACACAATACAGAAGGAGTTTCTTTGTGGCAGTGCCTTTTTTATCGGATGGCGGATTGAGACACCTTTTTTTTCATTAGCGT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180" calcext:value-type="float">
            <text:p>3000180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7DB7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2732-4601937 Escherichia coli O157:H7 str. Sakai chromosome, complete genome</text:p>
          </table:table-cell>
          <table:table-cell office:value-type="string" calcext:value-type="string">
            <text:p>ATATAAATACAAGATAATTATTCTTTAAAGTTATTTTTTAATGGGAAGCAATTTTTTTACTGTCGAAATATAATTTATAAAGGTTTATGGTATGTTTAGTCCAATGACAATGGCAGGCAGATCGTTAGTTCAGGCGACTGCACAGACGCTTAAACCTGCGGTTACCAGAGCTGCAATGCAAGCGGGTACGGGAGCCACGGGTATGAGGTTCATGCCCGTGCAGTCGAACTTTGTGATTAATCATGGCAAACTGACTAACCAACTCCTGCAGGCTGTAGCCAAACAAACTCGTAATGGCGATACCCAACAATGGTTCCAGCAGGAGCAGACGACTTATATATCCAGAACAGTAAATAGAACTCTGGATGACTATTGCAGGAGTAATAATTCGGTCATTAGTAAGGAGACTAAAGGTCACATTTTTAGAGCTGTTGAAAATGCGTTACAGCAACCTCTTGATATGAACGGGGCACAATCATCAATTGGTCACTTCTTGCAGTCCAATAAATACTTTAATCAGAAAGTTGATGAGCAGTGCGGCAAAAGAGTGGATCCAATAACACGTTTTAACACCCAGACGAAGATGATAGAACAAGTCTCACAAGAAATATTTGAACGCAACTTTAGCGGCTTCAAAGTCAGTGAGATAAAAGCGATTACTCAGAATGCGATTTTAGAGCATGTACAGGATACCCGATTGTAGGGATAACCTTGTCAGGTATAAATTAAGCTTCCTGGTGTATAGCATGGCCTTTGTTGATGTAAGAAAAAACGCGATAAAGAAACTTAATAAACT</text:p>
          </table:table-cell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181" calcext:value-type="float">
            <text:p>300018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7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4069-4603411 Escherichia coli O157:H7 str. Sakai chromosome, complete genome</text:p>
          </table:table-cell>
          <table:table-cell office:value-type="string" calcext:value-type="string">
            <text:p>ATCAACGAAGATTTTTATTTTACTGTTAGCATAGTATGTGATTAATCAGGAATACGTTATATAGGGAGATGTATCATGTCGTTATCAGGAGCGGTATTCAAGACATTTCTGACAAGTGAACATGCGTCATGGAACAGGTTCAACAGAAGGCTTCATATACCCAATGAAGATATCGTAGATGAAATTCAGCTTAAAGCCCGAATGCAACAACGCCATCATCGGGTATATCCAGAAATAGGGGATTCCACCATTGTCTCTTTTAGAGGCAAAGACTATGCTGTTCACTTTATTAAAGATGGCCCAAAAGATGATTATGTGTACAAAGTACAAAGAATAACACCGGAAAATGGATGTTTCTCAACGCTATTTAGCGTGTTTTCTGGCGGTGTGACTAAGGCTTTGGAAAGAAAATTAAATGAGAGACATATAACTCCACTTTCTTCAACCTGGTTTCCTCGTACTCCCCTGGAGGGGATCTTAGCTGAAAGAGGATTATCTTCTTTGTTACGTCGTGTACAGTCTACCGAACGTCTTGATAATAGGGCTATAGCAACAAGAGCTTCCTCTTATAGCGTATTATGATTAGCATTTGAGTTTTCTTCCTGACTTAACTCCAGAATAGTTATAATTCTGGAGTTTTTCCGCTTTTTAACTGATAT</text:p>
          </table:table-cell>
        </table:table-row>
        <table:table-row table:style-name="ro1">
          <table:table-cell office:value-type="string" calcext:value-type="string">
            <text:p>espZ</text:p>
          </table:table-cell>
          <table:table-cell office:value-type="float" office:value="3000182" calcext:value-type="float">
            <text:p>3000182</text:p>
          </table:table-cell>
          <table:table-cell office:value-type="string" calcext:value-type="string">
            <text:p>SepZ; type III secretion system protein</text:p>
          </table:table-cell>
          <table:table-cell office:value-type="string" calcext:value-type="string">
            <text:p>Q7DB6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09534-4609923 Escherichia coli O157:H7 str. Sakai chromosome, complete genome</text:p>
          </table:table-cell>
          <table:table-cell office:value-type="string" calcext:value-type="string">
            <text:p>TTTATAACCAGGTAAATGTCTAAATTAGACAAAAGGAGAAAGATCAATGGAAGCAGCAAATTTAAGTCCTTCTGGTGCAGTAATGCCGCTGGCGACCTCACTCAGTGGAAATAACTCAGTGGATGAGAAGACAGGAGTGATTAAACCAGAAAATGGAACAAATCGCACCGTTAGAGTTATAGCCGGATTAGCACTTACCACTACGGCTCTGGCAGCTCTAGGTACAGGTATTGCAGCGGCATGCTCGGAGACGAGCAGCACAGAATACTTAGCCCTGGGTATTACTTCTGGCGTACTAGGTACTCTTACTGCGGTTGGCGGTGCATTAGCGATGAAATATGCCTAACCGGCCCATCGCATAAATAAAAGATAGAGGTAATGGATGTATTA</text:p>
          </table:table-cell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183" calcext:value-type="float">
            <text:p>3000183</text:p>
          </table:table-cell>
          <table:table-cell office:value-type="string" calcext:value-type="string">
            <text:p>EspG protein</text:p>
          </table:table-cell>
          <table:table-cell office:value-type="string" calcext:value-type="string">
            <text:p>Q7DB5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21240-4622794 Escherichia coli O157:H7 str. Sakai chromosome, complete genome</text:p>
          </table:table-cell>
          <table:table-cell office:value-type="string" calcext:value-type="string">
            <text:p>TGTAAATAAGTACAACCTTTTCATAGACACAAAAACTATGGCTGACGCATCACTTGCAATCAATTATCCATCATTAGATTAATATTTTCACTTATTTTTCAGAAGGTAAAAATAACTTTCTATGCGTTTAAAACACCCGCTATAAATATCTTGTATATTATTGACACTATATGATGCTATATGATACTTGTTGCCAAATTGTTCATTACAAACCAGATAGGAGAATCTCTCATGATAAATGGACTTAATAATGACTCCGCATCTTTAGTTTTAGATGCTGCAATGAAAGTTAATTCTGGGTTTAAAAAAAGCTGGGATGAGATGTCATGCGCTGAAAAGTTATTTAAAGTACTTAGTTTTGGTTTATGGAATCCAACGTACAGTCGTAGTGAAAGACAATCATTTCAAGAGTTGTTAACCGTTTTAGAGCCTGTATATCCACTTCCCAATGAATTAGGCAGAGTATCTGCTCGTTTTTCAGATGGTTCATCCTTAAGAATTTCCGTCACTAACAGCGAACTTGTTGAAGCCGAGATTCGCACAGCAAATAATGAAAAGATTACTGTGCTCCTGGAGTCAAACGAACAAAATAGGTTATTACAATCTTTACCCATCGATCGCCACATGCCATACATTCAGGTTCATCGTGCCTTATCTGAGATGGACCTGACTGATACTACCTCAATGCGCAATCTACTTGGTTTTACGTCAAAACTATCAACAACCTTGATTCCTCATAATGCTCAAACAGATCCGCTTTCCGGGCCTACACCATTCAGCTCTATCTTTATGGATACATGTCGAGGACTCGGCAATGCAAAGCTTTCACTCAATGGTGTTGATATACCTGCAAATGCACAAAAATTGCTTCGCGATGCACTAGGACTTAAAGACACACATTCATCACCAACCCGGAATGTTATAGATCATGGTATTTCTCGCCATGATGCAGAGCAAATAGCAAGAGAAAGCAGCGGCAGTGATAAACAGAAAGCTGAAGTTGTGGAATTTTTATGCCATCCAGAAGCAGCAACGGCCATATGCTCGGCTTTCTATCAATCTTTCAATGTGCCAGCCTTAACGTTGACACATGAAAGGATCTCTAAAGCCAGTGAATACAATGCGGAAAGATCATTAGATACACCTAACGCTTGCATTAACATCAGTATCTCTCAATCATCAGATGGAAACATTTATGTTACCAGCCATACTGGGGTTCTGATAATGGCGCCAGAAGACCGCCCCAACGAGATGGGCATGTTGACGAACAGGACTTCTTATGAAGTGCCGCAAGGTGTGAAATGTATAATCGATGAAATGGTAAGTGCGCTACAACCAAGGTATGCCGCATCTGAAACGTACTTACAAAACACTTAAAATAAAACTTTATTAATCAAAACTAATAATAGAAACCACACCCATAATTATTAACAATTTATTCCGAAGTTAATCACAATTAAACAAAGATATTTATTCTGCAAACAATTTACAGCAAATAGAGAAAATGAAAAGAAAACCATTGATTGCATTTTTCATCGCGATATTTATTGCACTA</text:p>
          </table:table-cell>
        </table:table-row>
        <table:table-row table:style-name="ro1">
          <table:table-cell office:value-type="string" calcext:value-type="string">
            <text:p>espL3</text:p>
          </table:table-cell>
          <table:table-cell office:value-type="float" office:value="3000184" calcext:value-type="float">
            <text:p>3000184</text:p>
          </table:table-cell>
          <table:table-cell office:value-type="string" calcext:value-type="string">
            <text:p>PTS system arbutin-like IIC component; transcriptional regulator</text:p>
          </table:table-cell>
          <table:table-cell office:value-type="string" calcext:value-type="string">
            <text:p>Q7A9J9, Q8XC0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52971-4655599 Escherichia coli O157:H7 str. Sakai chromosome, complete genome</text:p>
          </table:table-cell>
          <table:table-cell office:value-type="string" calcext:value-type="string">
            <text:p>TTATACTGCCTCCGTAATGGCAACATTTTCTGCTGATTGATGAGAATTAATTAAGCTATCGAGCTGTTCACGCAGCTGGGATACATGCAGACCAATGATCACCTGAATGGCATCGCCACTACGGAAGACGCCGTGCGCTCCCAGCTTTTTAAAGACTTCGTCATCCAGCGTTTGTGACATGTCATGCAGTGCAATGCGTAGACGCGTCGCACAATTGTTAATGCTGGAGATATTGCCGACCCCGCCCAGGGCTTGCAGGATACCGGCAGCCTGATCCAGCTCTTTTTTTGGCTCTGCCGCGGTGGTTTGGCCTCGCGAGGCTTTGTATTCGGCTTTTGAGTAGAGTTTCACTTCCGCATCTTCACGTCCCGGCGTGCACATGTTGAATTGCAGAATCAGGGTGCGGAAAACCACGAAGTACAGCAGGGTAAAGCACAACCCAATGGCGATTTGGGTCAGCATCATATCCGCGTGGTTGCTGAACATCGGGATCCAGTTTTGCGGTAAAACCTGGTCAATCAGACCTCCGCCCATGTTGCCCACCACACCAAAGAGATACATCACGGTCGACATTGAGGCCGCAAGCACAGCGTGTACCGCAAACAGCAACGGTGAAATGAACAGGAAGGTAAATTCCAGCGGTTCGGTAATTCCCACCAGCATGGCGGTTAAGGTTGCGGGAATCAGCAAACCCGCCACTTTTACCCGATTTTCCGGTGCGGCAGTGAAGTACATCGCTAAAGAAATGCCCACGGCACCAAAGATTTTTGAGTTACCGTGCAGGGCAAAACCTCCTTCCGGGAACAACGATTTCAGCGGCTCGGCGCTCAAACTGAACTCTTGCAGATGCTGCGCCCAGTACATCTGAATTCCGCCTTCAACAGCTGCCGGACCAAAGATAAACGGTCCGTAGATGAAGTGGTGTAAACCGGTTGGGATCAGAATACGTTCGAGGAAGGTGTAAACCCACACCCCAAGCGCACCCGCCGAACGCAGGAACGCTTGCAGAGATTCAATCCCCATTTGTACTTTTGGCCAGCCGAGCAATGTCAGCCAGGCACAGGGGATCATCACCAGGAAGGCGATAATCACCACATAAGACGTCCCCTGGAAAATGCCGAGAAAAACCGGCAGTTTTTTATCGAACAGACGGTTATGCAGCGCCGTCACAATGCCGGAAATGATAATTGCGCCGATAATGCTGGTATCGAGGGTTTTAATCCCGGCCATCATTGTCAGACCGCTACCTGCCACCGCGTCCTGAGTGAAATCGACGCCGAAGTAGCTTCCCCAGGTCATTCCCATCGCATTGATGAAATAGTTCCAGGTCAGGAAACTCACCATCACCGCCAGACAAGCACGCCCCTGCGCTTGCTTAGCAAGGCCAATGGGTAAACCGACAGCAAAAATCAGCGGCATATTACGGAATACCGTCCAACCGCCCTCTTCAATAATGTGTACGATTTGCGCGAATAAACTGTTCGGATCGGTCAGTGATTCCCCGACAAACATCGGGTTTTGCAGCAAGATGGCAAGACCCACCACAATCCCGGCGAAGGGAAACAGCAGCACTGGCGTGAACATCGCGCCGCCAAAGCGTTGAATTTGACTGAGCATTTCCACATCCTCTTTTCTCAATTCTGTAAGTAGGAAGCCTGATTGGTTATGCGGCAGGCCTGGAGCGAGGATAGGAAGATGCGATCGGCAGAACATGACGACCCAATGGGATTCGTGATCGCTTTCATGCTTTTCGTTGGGCGGTAGAGATCTACTTTTTCGCGAAAAAGTAGATCTCTGTGAGCACTGGTACACAGCATCGAACACATCTTTAAAAAAAAGATGTTTTTTCAATTGATTAAGCAGAACTTGTGGGCGCATTACCCGGGCTTGCAGGCAAAAAAGAGATCTAGAGATGATCTACAAAAGCATTGCGGAGCGGTTAAGAATTCGACTTAATTCCGCGGATTTCACGCTAAACAGCCTTCTTCCCGGTGAAAAAAAACTGGCGGAAGAGTTTGCGGTATCGCGGATGACCATCCGTAAAGCGATTGACCTGCTGGTAGCGTGGGGGCTGGTGGTCCGCCGCCACGGCAGCGGCACTTACCTGGTGCGCAAAGATGTGCTGCATCAAACCGCCAGCCTGACCGGGCTGGTGGAGGTGTTAAAACGGCAGGGAAAAACAGTCACCAGCCAGGTGCTGATTTTTGAAATCATGCCTGCGCCTCCGGCAATTGCCAGCCAGTTGCGGATTCAAATCAACGAGCAGATCTACTTCTCCCGTCGCGTTCGTTTTGTGGAAGGGAAACCGCTGATGCTGGAAGACAGCTATATGCCGGTAAAACTGTTCCGTAACCTTTCGCTGCAACATCTGGAAGGGTCGAAGTTTGAATATATTGAACAAGAGTGCGGGATTTTGATTGGCGGTAATTATGAAAGCCTGACGCCGGTGCTCGCCGATAGACTGCTGGCGCGGCAAATGAAGGTAGCGGAACACACGCCACTGCTGCGGATCACCTCGTTGTCATATAGCGAGAGCGGGGAGTTTTTGAATTATTCAGTGATGTTCAGAAATGCCAGCGAATACCAGGTGGAGTACCATTTACGGCGACTCCACCCGGACAAGAGTTAA</text:p>
          </table:table-cell>
        </table:table-row>
        <table:table-row table:style-name="ro1">
          <table:table-cell office:value-type="string" calcext:value-type="string">
            <text:p>espY4</text:p>
          </table:table-cell>
          <table:table-cell office:value-type="float" office:value="3000185" calcext:value-type="float">
            <text:p>300018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6286-4688694 Escherichia coli O157:H7 str. Sakai chromosome, complete genome</text:p>
          </table:table-cell>
          <table:table-cell office:value-type="string" calcext:value-type="string">
            <text:p>TTAAGCCTGGGTTATATTTTGTACAATATCGGGATACCGTTCGAACCAATCCAGAATATTACGCATCGCGTCACTGATGTTTTTATCGTCTTTATATTGATTCTCAAGTCTATTATTTCGAACAATAGTAAGCTTAGAACGTATTTTATCATCACAATCGACAATTTTCGCATTCAATGCATTTACTTCATCCTGCACTTCTATACTATTCCAATTGTCCCTTTTGTTATCAAATAAAGTCCTTTTATCCTCTAATGATTTATTACGACTTATGATTAACTCTTTAATTTCTCGCAATAAGTCATCGTAATCTTTAATGGAAGCTCTTATTTCCTGATAGTTTTTTAGTAAATCCTCCCAGTTAATTGCAAATGCACTGGAAAAATAGTAAAAATCGCGAGCATACTTATTGAGCCTTGAGTCGTAATCTGTCTTAAACGATTTTATATGTTCCAGTTGGTTTGATAGTGCTTTAATTTGTTTTTCTTCAACACCTTCAAAAATGGGTGCAAGTTCCTTATAATCAAATGTTACATTTGTAGCAGATTCTTTATGAGACTCCTTTATTTGCTTTTGGACATATTCTTTTGGATTTTCAGTAAGTATTGTTCCATCTGGCGGCGGAATCATTTTATTTATTATAGATTCAACAAACTTAATCCGGTCACTTTCTATCATATTGTTAATGATATTTTGTGCATTTTCCTGCATATCTTTAAAAATAAAAAACTCAACCCTACTATTATCAAAATGATATTTTTCCTCGTACGATTTATTTTCAACATAAAGTGTTGATAAAAACGACTCTAACTCTAAAAATGCGTTTTTATATTTTTCCTTAGTCTTTGACTCGGAATTATAAAAATTTATTACATCGATATTGATAGCACTTACCTTTTTTAAGAAATCAGGTATTTGTTCTTTACTTATAGCTCCGTCCAGATCCATATACATGTATTTTTGCGCTGTAAGACCATCTTTTGAATAATTTGTATTTGGATCAATAGCACAGTCTTTGCACCTATCTCCACTGTAATAATAGCCTAAATTTGCCCCAATCAAATTACTATTTTTAAAGAAGACATTATTGTTCTCTGTATTTTTCTTGCTAAATGAAGAATCGGTCCCTTTCTTTATACTCTCTACGCATTTCGAAAAATTATCATCTAACTTAAGATTTCTCGATCTTCTTTCAATGTAATCAGAAAAATACTCTTTGGGGTTAAACATAGTTCTATCTGAACCATCTTCACGAAGACCATCGTTTATTTTAATATGCTTCAAATTACAATTATAAAACACAGTCCCCGTATCCGGACCCCTGATTTCATCATAATTAGACTTGTTGAACGAATTTGCCAAAAAATCCATTCCATGAGCATCAAGCCCTATTATATTACAGTTATAAAAATGACTCAGAAGTATACTCGAGCCAGGACAACATCCTCCCTGGATTATACAATCCTGAACGAAAGACTGCATAAAGAGATAAGAACCTAATTTTTCTTGAATACTATCAGGTTGTGTAACGGTGTAGATTTTAGACGTCTCACATCTATAATTTTCAATTTTGCATTTAGAAATAAAACAACCTTTAAACATACCTTTTATTGGTTTTTTATTTCCTGATTCCACAGTATCATCATTAGTCTCATAAAGCTGTATGTTGTTGAATTTACAATCATCGAAATAGCAATTTTCAAAAACCGGACCTTCAAGGTTAGGGCTGTTTATCACTCCTGAAAAAATTACATTCTTAAAACTACAATATTTTAATGAATTTAAAACATCCTTAGACAACGATGATAAATTGATTGTTGTATTAATAATAGGAATTTTATTTTTAATCAGCGTCGCAAGTTTTACAGAATAATTATCAAACGTTAATCTCACCAAGGGAGAATTATCAAAATGTAAATCATCGAGATAATTATCAAGCGTTAATCTCTCTGAAGAAACCTGTTTTTTTTCGTTATCATTCGAAGTAGCCCCCGTGTAGAGATTAAAGGATCTACTCACAATAACTTCATTATTTTCATTTGTGGTAAAGTCTGTCTTAGTACTAAATCGCCATTGTTGTTCTTTTTTTGCCAGAGATTTAATCTTATCGAACACCTCGGCTTTATTATCAACTTTCGTGACAAATTCGTAAATTAAGCCTTTGACTTCTTTAATATGAGAGCCAGGAAAAAGATCGCGAACAAACTCCCACAGTGTACGTTTTTTAAATAAATCCCCTTTGCCATCAAGAATATTTTCAATATCCTTAGAGTTTACATTATATTTCTTATCATTAATACTTAAAGCAATTTTATCAGAATAGCCTTTATGACTAAGCCTCTCCTTATACATTGCTTCTAAAAAAGGATTAGTATTAACAAAAACATCTGGTTTTAATTTAGCGACCAT</text:p>
          </table:table-cell>
        </table:table-row>
        <table:table-row table:style-name="ro1">
          <table:table-cell office:value-type="string" calcext:value-type="string">
            <text:p>espX3</text:p>
          </table:table-cell>
          <table:table-cell office:value-type="float" office:value="3000186" calcext:value-type="float">
            <text:p>300018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6,Q7A9I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8995-4690182 Escherichia coli O157:H7 str. Sakai chromosome, complete genome</text:p>
          </table:table-cell>
          <table:table-cell office:value-type="string" calcext:value-type="string">
            <text:p>ATGGATAATCTTATTGGCACACCACCAAACCACGCAGTTCCCCATAACTATATAGACATGGAGCAAATGGAATATTTATGTCATCTCAATCGTTTTTCTAAATTGTCTAACGATTTTTTAATAAATGGTCCAAGAGAGGACCTTTTTACATATAAATATGTTTTAGATGGTTCATTTTCAAATTTACAGCATTTACTTCCTAAAGGACAACTACAGAAGATACAACAGAGATTAAGTTCTCTTATGCATAAAAACATGTTTCATTGTTTTCATGTTTTTTTATTAAAACTATGCTCAATTGAGAGTATTCCTCTCCCAAATGCCGATTACGCTTTCTTTGATGACGAAATGCCATTTACATTAACTGATGAACAGATCGAAAATATTTCTTTTTTAAACGCATATCACAAAGAAAAGAAAGGAAACAACGACATTGTTACATTTGATTTCATGAGCGCTGATCACCACTATAATTTTAGCACAACCATAGCTTTAACAAATGATAGCTTCCATATATCTTCAATAAACAACCATAACTCACAGGTTATATTCGATGAAAACATCCATTTACATCCCTATGAATTACCAGAATCATCACAATGGTGTTATCAGTTAATAAAAAACATGATTTCTTTACATTGCAGATATAATAACAATTTCAAGATAAACTAAACCTTTTGTTTTGATTTTAAAAATAAATCTTTTTGTAATGCCAGGTTGCAATATATAACGTTTATTGCATGTTTTTTTTCACATGAAAACATGAAATATTCGACATTTCATGATATTAACCTTGATATGTGTGAGATAAAGAATTGCAATTTTAACAATTCAGAGATGAATTTCATTTCGTGCGTCGGGACAAATTTTAGCGGTTCTACATTTAACAATGTAAAAACAACAACAGCGCAACTAATTAAGACACCAACAAAGTGGACGAATAATACTCTAAAATATTGGTTCTCCAGTTGTAATAAACGTAATATCATCTTCACTTTTAATACAATATCTGATAGAAATATGAAATTAAAAGGTATCAAGGATATATTACTGTCGTTGGTTGACCAAAAAGTCAATATTTATAGTGTAAGGCAAGAGCTTCTGAATTTTCTTAATAATGATTTATATAAAAATGATGGAGAGATTCTCTCTTATAAAGAATCAATAATGTTGTTTTGTGCTGAATAG</text:p>
          </table:table-cell>
        </table:table-row>
        <table:table-row table:style-name="ro1">
          <table:table-cell office:value-type="string" calcext:value-type="string">
            <text:p>espY5</text:p>
          </table:table-cell>
          <table:table-cell office:value-type="float" office:value="3000187" calcext:value-type="float">
            <text:p>3000187</text:p>
          </table:table-cell>
          <table:table-cell office:value-type="string" calcext:value-type="string">
            <text:p>SopD; Salmonella outer protein D</text:p>
          </table:table-cell>
          <table:table-cell office:value-type="string" calcext:value-type="string">
            <text:p>Q8XB1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90651-4693035 Escherichia coli O157:H7 str. Sakai chromosome, complete genome</text:p>
          </table:table-cell>
          <table:table-cell office:value-type="string" calcext:value-type="string">
            <text:p>TTATTCAGTATCAATTTTCTTAATAGCTTTCACCATATTTTGATTTTCTTTTAGCCAAGTCCTGATATTTTGAACTACATCATTAAGTGTATTCTCTTGTTGATACTTTATCTTGAACCTCTCTGTTTCAGAGGAAAGATCCCGGATTGCATTATCTATTTCTTCAATTTTTTTATCTATTTTCTTTATATCATTTTCGATTTTGACTTTTTCATCATTATCATTTAAATTAAGCATCTTCTCATTAAAATAAACCTTTCTTTCTAGCTGAGCATCTCTTGTGCCAGAAAGGTTGGCTAAATCTTGAAATTTATAAGTGAAATTTTCATTAATATAATTATTATTTCTATCAATGCCCCCCAATAAATATTGTTCAATGTCAAAGAATGAAGCAATTTCATGGGCTACATTTGCTGGTTTTTCTATATATTTCTCTTGGTTTATTTTTTCTTCTGCCTTAAAGTTTTTCACCGTTAAAAAAAGATTTTGCTTTTCCAAAAATTTCTCCTTTGTAGGCTTATTCTTATTCTCATAATCGTAGTAAAGTACTTGCAAACCAGCAAAATCAAAGTAAAATCTATTACCATTTGGATTGGCAGTACGATATGTTTTTTCATTTCCATTTTCATCGTAATGTCTATACCAATAAAGGTTATTATAGATTTTATGCATGAAATTCACTTTATCAGTATCTATTTCACTAGCTATATCTTTTTTTCTATTGTACAAAACATTATCTATAATATATTTTATAGTTTCATCATTGAGTTGAAAATCTTTTACATCATAACCAGGCATAATGTTATGCAGATTAACTAATAAGGATTGTAAATCGGCTAGTGCCTTTTTGTAATTATTCTTCATATTATTGCTATATTTATAAATATCTTCTATCCGTGAATAAATATTCGTTACCTTTTCCATGAAAGGTAAAATGTCTTTTTCAGCTATAGCTCCTCTATGGTACATATAAACAGGAATTTTAACCTGAGTGTTTGCAGCAAGATTACCACTTAAGATAGTGGTATGAGTATCAATAGCACAATCATACAAGGGATTCCCACCGGTTAACTCGCCCAAACAAGCAGCATATAAACAGCAATGATTAAGATTTAAATGTTTATCTATATCGTCTTTTATATTATAATGAGTTTTAATATTTTGGAAAATATCATCGTGGATAAAATTTAAAAGAGCTTTATCCAGATTAAGTTTATTTTTATTTTCACTTTCTCCGAAATATTTTCTTGGATCATAATCTCGTAAATCTTCACGAATTCCATCTCGTTTGCATGTCATATTAACATAACGAAAATCACAATCATAAAAATTATTACTATCTCTAAAACCACCGCGAGTTTTTCCATAAAACGAAGTTTCTATGAAATCCATTCCAACACCATTAAGCTTTGCTATATTGCAAGATAATAAACTGCTTGCAATAACACTTGCTTCTTTACACACTCCATCTTGAAGATTACTTGCATATACAAATGACTGCATAAACAGATATGCACCGACTTTCTTATCCCCTCTTTGGGGATCTTGATTTATAGAGTATATTTTTGATGTCTCTATCTTGAAATTTTTCATTTCGCATTGATACAAAAAACACCCTTTAAACATACCGTAAATCGGTATTTTATTATTTGGTTTTACGTTACAAAGAACGTCATAGCTTTCACAGGTCACTTTATCAAAGCCAACAAGGGACACACTCTCGAAATTACATTCCTCAAAAAAACAATTTTCAAATACTGGGCCATTAAGATTTTCGTAAGATATATTACCTGTGAATGTCATCTTTTTAAAGCAACACTGTTTTAGCGATACCAGAACATCTTTTTTCAGTGCAGATAAATCGATTATCATATTTTCAAAGGGGATTTTATTTTTTAAATATACGCTTAGTTTTTCATTATCATTAGGGAACTGCATTTTCAATATCCCTGATTGAAAAGCCTTCTCATCAAAATGAATATCATGTTTATAACTATTATAATTGCGTTCTTCTGATAATACAGAACGCATTGTATTTTCTTCAGCATTATTATGATTATCTTTCGAGTTAATATTTATTTTAAATACTCTACTAACAATAATGTCTTTATTCTCATCTACTGTAAATTCTGTCGTCGTACTAAAGCGCCATTTTTCTTCTGGAATAGCGAGAGATTTAATTCTCTCAAATCTCTTAACTTTGTCCTCAGTTTTCGTTACAAATTCTACAATTGTTTCTTTAGCCTCCTTAATATGATACATGGGAAAGAGATCGAGTATAAATTCCCAAAGAGTTAGTTTAAGAAAAGATTGTCTATCACCAGCTATAAGGTTTGTTATATCTTTATGGGTTATTGAATACTTCTCCTCATTACCAACAGACAA</text:p>
          </table:table-cell>
        </table:table-row>
        <table:table-row table:style-name="ro1">
          <table:table-cell office:value-type="string" calcext:value-type="string">
            <text:p>espL4</text:p>
          </table:table-cell>
          <table:table-cell office:value-type="float" office:value="3000188" calcext:value-type="float">
            <text:p>300018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3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047138-5047680 Escherichia coli O157:H7 str. Sakai chromosome, complete genome</text:p>
          </table:table-cell>
          <table:table-cell office:value-type="string" calcext:value-type="string">
            <text:p>ATGGCATATTTTTATTTCAAATTAGACCGTGTGCAGACAAATAAATATTTCACCAAATATCAACAGACTGTTTTACCGCTACGCAACAGTATTCTTCGGGCATTACTGAAAAATACAGGCGCTGCCGGATTGCGCTTAAAGCCGTTTGCCATGGACGTAATCAGTGAGTTTTATTTTTCTGGTGCTCTGCCTGCGGGCTGGCGTAAGCGCGATGATGTGGCTTTTATCGGGGACGGACCGTGCTTTATTGCCAGACCTGATGAGTCATGCCCTGAAGGTCCGGCGATTGCCGCAATGATTGAAACCGCTGAACGTGAGTTAAGAAAGCGTCCTGATTTCCTTGTCTGGCTCTGTGAAAAGCTGGGGGTAATGAGAATCCCCTCCATGTTTAACACGGACTCCTGGTGGACCCCGTCGCTCTCCCGTGATGCCCTGTGCGTGGTGTTTAAAGTAGGCGCTTATGGCAGGGAAATAAAAGGGTGTATTCCTGAAGAATGCCAGGAAATTAAACATTCTGAATATGTGGCGCTGACGGAGGAATAA</text:p>
          </table:table-cell>
        </table:table-row>
        <table:table-row table:style-name="ro1">
          <table:table-cell office:value-type="string" calcext:value-type="string">
            <text:p>espX4</text:p>
          </table:table-cell>
          <table:table-cell office:value-type="float" office:value="3000189" calcext:value-type="float">
            <text:p>3000189</text:p>
          </table:table-cell>
          <table:table-cell office:value-type="string" calcext:value-type="string">
            <text:p>hypothetical protein; SopA-like central domain</text:p>
          </table:table-cell>
          <table:table-cell office:value-type="string" calcext:value-type="string">
            <text:p>Q8X5W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03885-5105465 Escherichia coli O157:H7 str. Sakai chromosome, complete genome</text:p>
          </table:table-cell>
          <table:table-cell office:value-type="string" calcext:value-type="string">
            <text:p>ATGTTAGGTCATATCTCAAAGTTTGACGGCAATAACTCTTTGATAAAACATGGTGTGGTGCAAGGAAATAATATAGTAGATTTTGATTTACTACGTAATTTTAATGGGGGGCCAGGGTTAAATCGAGAAAACTTTATTTATATCAGCAATATTTTTTTAAATATAAAACAACGGAACGAAAAAAATCATTCAATAAATATGTTTCGTGAAGTCTCAATCAGTGGTGATATTGTAAGCGTAAAATTTTATAGAAATGAAAAAATAGAATGCGCTTGTGATTTTATGATGGCTAAAGATGCGCAGGGGTATATCGACCTGTCTGAATTGGATTTAACAAGTTGTCATTTTAAAGGTGACGTTATTTCGAAGGTGTCTTTCATATCATCAAATCTACAACATGTAACATTCGAATGTAAAGAAATTGGGGATTGCAATTTTACTACTGCAATAGTTGATAATGTCATATTTAAATGTCGACGTTTACACAATGTAATTTTTATCAAAGCGAGTGGTGATTATGTCGATTTTAGCAAAAATATTCTTGATACAGTTGACTTCTCGCAGAGTCAACTTACTCATAGTAATTTTTGTGAATGTCAGATTAGAAATTCAAACTTCGATCATTGTTATCTTTATGCTTCGCACTTCACCAGAGCAGAATTTCTTACTGACAAAGAAATATCATTTATTAAATCGAATTTAACAGCTGTTATGTTTGATCATGTGCGAATATCGACAGGGAATTTTAAAGACAGCGTTACACAACTAATGGTATTATCTATTGATTACTCAGATATATTTGGAAATGAATATCTCGATGGTTATATCAATAACATTATAAAAATGATTGATTCGTTGCCAGATGATCCAGCGATATTGAAATCCGTTCTGGCAGTAAAACTGGTGATGCAATTAAAAATTCTTAATATTGTTAATAAAAACTTTATTGAGAATATGAAGAAAATATTTAGCCATGGTCCTTATATAAAAGATCCCATTATACGTAGTTATATCCATCCTGATGAAGATAACAAGTTCGATAATTTTATGCGTCAAAATCGATTCAGTAAGGTGAATTTCGATACCCAACAGATGATCGATTTTATTAACAGATTTAATATGAATAAATGGCTGATTGATCGAAATAACAATTTTTTTATCCAACTTATCGATCAGGCTCTACGATCAACGAATGATACGATCAAAGAAAATGCCTGGCATCTTTATAAAGAGTGGATTCGTAGTGATGATGTTTCACCTTTATTTATAGAAATTGAAGATAATTTAAGAACCTTTAACACGAATGAATTAACACGAAACGATAATATCTTTATCTTGTTCTCCTCTGTCGATGATGGGCCAGTTATGGTGGTAAGCTCCCAGCGCTTACATGATATGTTGAATCCTACAAAAGATACCAATTGGAATTCCACGTATATCTATAAATCCAGACATGAGATGTTGCCTGTTAATCTTACTCCGGAAACACTTTTCGGCTCCAAATCTTATGATAAACATGCGCTTTTCCCCATTTTTACTGCGAGTTGGCGAGCTAATCGTATAAAGAATAAAGGTATTTAA</text:p>
          </table:table-cell>
        </table:table-row>
        <table:table-row table:style-name="ro1">
          <table:table-cell office:value-type="string" calcext:value-type="string">
            <text:p>espX5</text:p>
          </table:table-cell>
          <table:table-cell office:value-type="float" office:value="3000190" calcext:value-type="float">
            <text:p>3000190</text:p>
          </table:table-cell>
          <table:table-cell office:value-type="string" calcext:value-type="string">
            <text:p>hypothetical protein; pentapeptide repeats</text:p>
          </table:table-cell>
          <table:table-cell office:value-type="string" calcext:value-type="string">
            <text:p>Q8X5T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34928-5136220 Escherichia coli O157:H7 str. Sakai chromosome, complete genome</text:p>
          </table:table-cell>
          <table:table-cell office:value-type="string" calcext:value-type="string">
            <text:p>TCAATCTGCGTGTTGCATAATATCTGCAGTAATCTTCATAGCTACTTCATGAGTATTATTCTCAGTTTGTGACATGCCAGTATGAGAGGTACAATCTTCTTCAAAGAATTTCTGTAGTGTTACCAGGGTATCACTATTAATGGGAATATTCTCCTCCCCACGGAGAATGGAAATGCCCATTCCCTGGACGCTAGCCTCATCGAAATTAACCCGATAGAGACGGGTATTAAACATCCAGGCTTTTGTTAAAACAGAACAGTTGAAATGGCAATTGTTTAAATTGGCATTATTAAAATTAACATTAGCCATATTAGAATCGGTGCATATAACCATTTCGAGGAACGTATTTGTTAGCCGTGTAAAAAAGAGTTTACTATCAATTAAGTTTATATTCTGGAGGATTGCTTTGTTCAGATTGACGCGAGACAGATCAGCATGTTTAAAGTTAATTAAATCAAGTTTAGAGAAGCTAAGGTCGGCTCTAAATAAATTAATATATGGCGCTATTACTTTATAAAGATTTACCTCAGCCATGTATGCCATATAAAAATTTGAATAATCAAGGAAGGTATTTTTAATATTGGCTCTATTCATTGTTGCATTGTAGAATTGAACATGCATAGCGGAGCATGAATTTAGAGTTCCGTCAGTCATTTTTATCTGAGCGAAATATGAGTCATCGAGAATACAATTATCAAAAAGTATTTTTTCCATTATGGCGAAATTAAAATTCGTTTTATACATATTACAGTCCTGGAAAATAGCGTTTTGTAGTCTGCAACCTGCAAAATTCGAATTGGATAAATCTTCATCTTTAATCACGATACCTTTCAGGCTAAGGTGTGAAAAATCGTAACCACCATTCACTGTCTGTGGGATTTCGATAGTATTATTATGGACGGTGACATTATTTATAAAATATACCACCTTAATTGACACTTCCTTATCTTTATTAAGGTAAACTCTTCTCGTAATTCTATCGTCACATTTATTATTTGCATATGAAGCTATATCTATAAAATATTTATGTATTTTCCTGTCCGTTTCTTTCGTGATTTTTCCTGATGGTAAACTATCATAAATTCTTTTCATTTTCTGAATCAAGTCTATCACTTTTTCATGATCATCCATTTTGAAAAGAGAGAGGGCTTTATTGTCAATTAACGTGTTTTTATGATGTTTGCTGTAATTATCTGATTTTGTTTTCTTTGTATGTGATAGACTTGTGACAGAGTGGTTATCGTTAATCAGGCAAAGAGGGAAAAACATATTATTTAAACCATTATAGCGCAT</text:p>
          </table:table-cell>
        </table:table-row>
        <table:table-row table:style-name="ro1">
          <table:table-cell office:value-type="string" calcext:value-type="string">
            <text:p>espX6</text:p>
          </table:table-cell>
          <table:table-cell office:value-type="float" office:value="3000191" calcext:value-type="float">
            <text:p>3000191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2I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424265-5426472 Escherichia coli O157:H7 str. Sakai chromosome, complete genome</text:p>
          </table:table-cell>
          <table:table-cell office:value-type="string" calcext:value-type="string">
            <text:p>CTATTCTTCAACTATATATGTTGGCTGATAAGACGTTAAACCCGGAATGGAAAATCTCCTATTCACTTCTTTCTTTAAACGGGCTTGATTAAAACTGTTACTGTCCTGTTGCTCGGTACTGTTCTTGGCTTGTTTATCGGTACTGTCATTGACCTGTTTATCGATATTGTCATTGGCTTGTTTATCGGTACTGTCATTGGCTTGTTGCACCGTACTGTCAATGGATTGTTGCACCGTACTGTCATTGGCCTGTTTATCGGTACTGTCAATGGATTGTTTCTCGGTACTGTTATTGGCTTGATTCACGATATTATCATTGTTCAGATATGCTCCCTCAAGATAGACATTTTTCGCTCTGACATTGTAAAAACAGGTATTTTTAAAAAGCGTTTTTATAAATATTGTATTGTCAAACCATGCGTAGTCAAATAGGATATTCGAACAATTTGCACCAGTACAATTAGTATTGTAGAATTTTGCATTCGAAAAGTTTGCATTAGAGATTTTACAATTTGTTAAATTAGCGTTTGAAAAGTTGGTATACATGCAGAGAATACCAGTAAGATTATATTCTGAAAGATCTTTTCCCGATAGATCGGAATAATTTAGTATTGCGCCAGTAAGAATTACTTTAGGTGTTCCCGGTATTTGAGGTGTTCCAGGTATTCCAGGTATTTTAGATGTTTCATATAGAATCACGGTTGTGAAATCTATGTGTTCAAGATACGCGTTACTAAGGTCACTTCCAGTAAAGGTTACGCCAGTGAGAACTTTTCCGTTGAAGTTACTGTTTCGTAGATTTGCGTTTTTGAAATTTACATAAGTCAAGTGGCGAACTTTACGAAAATCATTATTTTCTAATGAGGCATTTTCGAATTCTGCATTACGCAGATCACAATCGGTAAAATCCACGCCTTCACAGATCGTACCGGAGAACTTGGCATTTCTAAGAATGCTGCCATTAAAATTGACATTCCTTAGCGCCATTTTCGACAAGTCTATGTCGGTTAAATCCATCTCTGCTAAATTCAACCCTTCGATACACCGTTGACCCGTTGCATCTTCAGGAATAGCAGTGCTAATAGTATTGATGACAACATCACCTATCTTGAAGGTCATTGTAATTCCTGCATCAGAGATAGAGAGTTTTCGCGTAAGACGTTCACTCTTATCTCCAGTGATACTCTTCTGAGCAACGTAAAAGCGCTCGCATGTCTCACAAAATCTTTTCCAGCTCTCATTTGGGGTCAGATTATTGTCCGGGAGGAAATTAGCAATGCTATAAAGATCGTTCAGGACGCTACTTCTTATTTCAGGAGAGGCGCATTCAATAATTTCAGAGGTGGATATTGTATTTTTAATTTTATCTATATTATCCGTGAGATTTCGTGATCCTGCTATATTTGGCTGCTGGTGGTTTTCTTTGTAGTATTGCAGCAAATTTTCCCATTGTAAGTTTGTAAACGAGAAAGTTTCAGTCTTGTTATTGTTATCCCGTATGGTTAATTGATTTTCTACTGGGTCAAAAGAAATCATGAAGTTATTCAGGTGTTGATATTGATGAGTGGCATCTAATTTCACTTCAAATGAATTTGAACTTTTGCAGGCATGTTTTAAAAACTTTTCACAGGGAAGGTGTTGATCTTTATCTACTTGTTGTGGGTCATTGTGCAAAACAGAGAAAATACTCTCTTTCAAATTGTTCTTGTCAATATAGATTGGTAGTTGCGCTTTTTGTTCCATTATTTTAATAAACTGCTGCAGTTGCTCGGTTTTAACATTGCAGTGATGACTTATATCTTTATCTTTATCTTTATCTTTATCTTTATCTTTATCTTTATCTTTAACAGTTAATACGCTTTCATTATCATCTTGTCGATTAAATATTATTTTTAGATCGCCATCGTCAAACTCATGTAAACCATTTCTTTTGGTTCTGCCGATGATTTGTTCTGTTGTTGATGAATATCTATTTAAGGTTAATTCAAGATTGTCGGGATTAGAGATAAGGTGAATAAAAAGATTCAGTACACGCTTAATCAAACCATCATTCAAATGATTTATATCATAATTAATTTGTTTTTGTATGGTTTCAATTTCCGTGTTAATATCAAATGGTAGGTTGTTTTTTTCATGGCAAGCTTTTAGTCCCGAATACATGCCGAGTGTTGGGAAAATATCTTTGTATATGTTAAATAGGGAGCCCAT</text:p>
          </table:table-cell>
        </table:table-row>
        <table:table-row table:style-name="ro1">
          <table:table-cell office:value-type="string" calcext:value-type="string">
            <text:p>subA</text:p>
          </table:table-cell>
          <table:table-cell office:value-type="float" office:value="3000192" calcext:value-type="float">
            <text:p>3000192</text:p>
          </table:table-cell>
          <table:table-cell office:value-type="string" calcext:value-type="string">
            <text:p>Subtilase cytotoxin, subunit A, variant 1</text:p>
          </table:table-cell>
          <table:table-cell office:value-type="string" calcext:value-type="string">
            <text:p>Q3ZTX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1027-152070 Escherichia coli EH41 plasmid pO113, complete sequence</text:p>
          </table:table-cell>
          <table:table-cell office:value-type="string" calcext:value-type="string">
            <text:p>TTACAGTTCTTCACTCATCCTTCCCTGACGGACAGGAATATAATTTTTCTTGCAAAACATACTAATCGCTTTTTCTGCATTCAAAACCCTCCCTTCTGTCACTTTATCTACAAGTGAAGGGTATTTATCTGCAGACTCCAGCAGCGTTCGCTTCAGTTCTGTCGCTGTTGCCCGGGGATTACATGAGGTCATTGCTGCCAGTACGCCGGAAACTATAGCTGTTGCTTCTGACGTTCCGCTACCAGTCCCCGTTTTGCCATCAGGTCTGAGGAATGTAATATTCTGCCCTGGTGCAGCAATATCAACCCAATTGTTCCCGAACCGACTTCCGGTAATTCCTCCACCATGCAATACCGGTGTTTCTCCTTTCCGGTACTGTGCCAGGGCAGCGACTCTTATCACAGGATCTTGCTTTTTATTCACACTGCTGACAGGATGATAAGCCGCTGGCCATATTCTCTGCTGAGCACTCAGTTTGCGTATATCAGCGCCATCATTACCCACTGCCGCAACAATTAATCGATCATTATTTCTGCCCATACGGGAAAGCAGTTCTGTCCAGACCGATGCGGAAGCCACTCCCTTCTGGCCTCCCGATATATTAATGATTTTCTCTTCTCCTGGAGCAAGAAAAACATTCGACATAATGCTTTCAATTGCTCTAATCCATGAGTCCTGTACACCGTCAGGAATAACTCTTCTACTGGATATCAGAGCATGAGGATAAACACCATAAATCCCATAACGTGAGGCAATGAGGGAAGCCATAGCAGTACCATGAATATATAAAGCTTCAGACTTTTTTACCGGGAACGGTGAACCATCCTGAGTAAAACTAAATTTTGCAAATTCACTATCGCTGAGACCTCCAATAAATGCCACTCCGGAATCAACAACAGATACGACCACTGGGGTATTTTTGTCTGTAAGAGACATTGTTGTTTCTGTCAGACCAATTGCATCAAAATACCAGGGTTTTTCCGCCCTAGCTGACGCAGATATAAAAAGCAGGAATAGAATATACGTCCATAAAATCTTAAGCAT</text:p>
          </table:table-cell>
        </table:table-row>
        <table:table-row table:style-name="ro1">
          <table:table-cell office:value-type="string" calcext:value-type="string">
            <text:p>subB</text:p>
          </table:table-cell>
          <table:table-cell office:value-type="float" office:value="3000193" calcext:value-type="float">
            <text:p>3000193</text:p>
          </table:table-cell>
          <table:table-cell office:value-type="string" calcext:value-type="string">
            <text:p>Subtilase cytotoxin, subunit B, variant 1</text:p>
          </table:table-cell>
          <table:table-cell office:value-type="string" calcext:value-type="string">
            <text:p>Q3ZTX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0585-151010 Escherichia coli EH41 plasmid pO113, complete sequence</text:p>
          </table:table-cell>
          <table:table-cell office:value-type="string" calcext:value-type="string">
            <text:p>TTATGAGTTCTTTTTCCTGTCAGGACCAAAACATTCTGTCGATGTGGTGCAGGTTGATAACCCAACAAGAGCATTGGACGTTAATGCCTTCACAAAAGGAGGATACGTCCATACTCCGGGTTCATAATAAATCCTGACCGGCTGGCCTGTTGTGTAAAAATATAATGCTTGATTGTATAATGTGGAAAACGAAGCCCCCCAGACTGACGAATTCTTCATCGAGCAGGCACTTATGGAGGAGCCTGCCGATTGTTTCCCCTCAATACAAAAATAAGGTTTATTGTCTATTTGTCCTGTATGAAACTGGGTAATAACAACGCCTGAAAACATGCCATCCCGGGCATCACCAGTCCACTCAGCCATAGCTGGATTAAGGGATAGACATCCCATAATACCTGCACACACAAAAAAACGCTTAATCGTCAT</text:p>
          </table:table-cell>
        </table:table-row>
        <table:table-row table:style-name="ro1">
          <table:table-cell office:value-type="string" calcext:value-type="string">
            <text:p>gspC</text:p>
          </table:table-cell>
          <table:table-cell office:value-type="float" office:value="3000194" calcext:value-type="float">
            <text:p>3000194</text:p>
          </table:table-cell>
          <table:table-cell office:value-type="string" calcext:value-type="string">
            <text:p>Inner membrane protein; secretin interaction</text:p>
          </table:table-cell>
          <table:table-cell office:value-type="string" calcext:value-type="string">
            <text:p>B7UI3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7681-3378640 Escherichia coli O127:H6 str. E2348/69 chromosome, complete genome</text:p>
          </table:table-cell>
          <table:table-cell office:value-type="string" calcext:value-type="string">
            <text:p>TTAGCGCAGTGCGATGGAAATGTCGTAGAGCGCACCCTTGCGTAAAACCGTAAGTTGAATGGAATCCATTGAAGGTAACTGCCGCATCAGAGCAATCATTGCTCGTGGATCAGTGAAATCCTGCTGATTTAGCGCAATGGCGATATCGCCTTCCCTGAAACCGCTGGCATCGAACAGAGAACGATCTGCCCCCGGCTTCACTGCATAACCGACAATTCCCTCCTTACGCACAGGCGTAAGCTGGATATAGTTAAAAATTTTCTGCGGATCTTTCGCCAGTGCCTGACGCACGGCAGCCGGGATCTCCACTGGCGCACTGACGACAGGTTCAGCAACAGCTTGCTTTGCTTCGTCGCTGGCGGCTTTTTTGCTGGTCACCGCCACAGGGGGGCGTTCCTCCTCTGCCAGACTCAGACGTTCCATTTTCCCCTGATAGCGCAGCATCACATGGTCGCGGTTGATTTCCTCAATCACTGCGTTGTGAGAGCCAAGCCGTTCACCCTGCAAATAGACCTGCTGTTTGCCGCCTTCTTCAATAACCGCGCCGGGTCTGGCACCAAAGGCGATCCCACGCAGCACCACATTAAGACGCGTTTCTGCCACAGGCGCAGATTCAGGTTGTTTTATCGGTGCGGCGACGGGTTGATATTTGCCAAACCAGTTTTGTTGGCTGACTAATTGCACGTCATTTTTATCGAACGGTTTTGCATCCGCACGGAGCGGTTTATTCGCCGATGAGGAAACCGCCGTATATTCCGCAGAAAAGGAGAAATAGCGCCAGAGTGAATACGCCATTTTTGCAGAAATAATAAGCAGCATCAGCCAGAACATCGCGCGTGCAATTTTGCGCAGATGCTCTTTGTCTGTATTAAGAGATTGTCTCTGGCTAAGAGTGTGACGAATTTTTGTCAGCAACTGAATGAGATAAATTCGTACGTCACGAAAAACAACCCGCGCCAA</text:p>
          </table:table-cell>
        </table:table-row>
        <table:table-row table:style-name="ro1">
          <table:table-cell office:value-type="string" calcext:value-type="string">
            <text:p>gspD</text:p>
          </table:table-cell>
          <table:table-cell office:value-type="float" office:value="3000195" calcext:value-type="float">
            <text:p>3000195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B7UI3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5591-3377651 Escherichia coli O127:H6 str. E2348/69 chromosome, complete genome</text:p>
          </table:table-cell>
          <table:table-cell office:value-type="string" calcext:value-type="string">
            <text:p>TTAACGCGTTCTCCCGGCATTGAGGAACGCGCGTACTTCCGGCGGTAAGGCCTGATTTTGCGCTGGCAATATCGGCTGCGCGGTGTGCGGCATCAGGCTTAAGCCTTGCTCATCGCGGTAGATTTGCTCGGCGCGCATGTAGTTATATTTGCGCTGCGACACGCCGTCTGCCGCCATACCGTCACGCAGAATGGTCGGACGGATAAACACCATCAGGTTACGTTTTTCTTTTTTATCCGCCGTCGATTTAAACAGGTTACCAATCAATGGGATATCGCCCAGCAGCGGCACTTTCGCCACGCTTTCTCCCGCCTGGTCGTCCATCAGACCGCCAAGCACGATCAGCTCACCATCGTTAGCCAGCACGGTGGTTTTCAGTTTGCGCTCGCCAAACACGACATCGAGACTGGTCTGCCCTTCCACTTTCGAGACTTCCTGCTCAATCACCATCTGTACCGCGTTACCTTCGTTAATCTGCGGCGTGACTTTCAGCATGATGCCGACTTTTTTCCTCTCTACCGTATTGAAAGGATTGCTGTTATTGGAACCAACGGTAGAGCCGGTTAATACCGGAACGTCCTGGCCCACCATGAAGAAGGCTTCCTGGTTGTCCAGCGTGGTGATACTCGGCGTGGAAAGCACGTTCGAGCTGGAGTCGTTTTTGACCGCCTGTACCAGCGCCATCCAGTCGCCTTTCACCACGCCAACCGCCGTACCGCTAAAGCCAGAAAGAAGCTGAGCGAGCGTGGAGAGATCGCCGTTAGTATCCGGATTTATGGTGGTAGCACCGTTTTCGCTGATCACCGTGGAACCTTTCTGCGGCTTGGCTGCAGAAATCGCTGCCCCCAGCGTACCAATAGGGATTTGCGTACCGTTGGCAAACTGCATTAATCCGGCATCTTTTGACCCCCACTGCACGCCGAAGTTGATATTGCTGCCTTCGGCAACTTCCACGATTAACGCCTCGACATGCACCTGAGCACGGCGAATATCCAGTTGTTCAATCACGCTTTGCAGCGACTGCATGATGTCCTGCGGCGCGGTAACAATCAGGGCATTACTGTGTTTGCTGGCGGCGATGGAGACAACCTCACGCCCGCTACCAACCGTGCCTTCCGCCTCTTCTTTAGCCGCCGTGAGCGTACCGCTGACCTGCTTCAGCACATCGACCAGATCTTCGGCTTTGCTGTATTTGAGATAGAACACCTGGCTGTTGCCGCTGCGCTCCATTTCTGAATCCAGCCGACGGATCAGACGGCGCATTTTGTCTCGCGTGGCGGGGTCACCACTGACAATCACGCTGTTGGTGCGTTCATCGGCGACAATTTGAGATTTCAGCGTTGCTGGCTGGTTCTCGCCGCTGTTTTTGGTCAGGCTTTCCAGCACGCGGGCAATTTCCGAGGCTGAGGCGTTATCCAGCGGGATCACCTCTTCGGTGCGATTACCCGCGTGATCCACGCGCTGGATCACTTCCGTCAGGCGCTCCACAACTGAGGCGCGTCCGGTAAGCATAATCACGTTGGAGGGATCGTAATTAACAACGTTGCCTGAGCCTGCGCTGTCAATCATCTGGCGCAGAATCGGTGCCAGCTCGCGTACCGACACATTACGTACCGGCACGACTTTGGTGACCATTTCATCGCCCGCGTAGTTGTCGCTGCCTTCACCGACCAGCGGCAGCGGCTCGACTTTCGCGGCGCTTGATTTCACCACCTTCAGCACGTCGTTTTCCATCGGTACGACCGCATACCCCTGTGCTTCCAGCAGGTTAAGGAATAGCTGGTAATACTGGCGTTCATTGAGTGGGGTCATGGTACGAATACTCACTTTCCCCTGTACGCCCGGCCCCATAATGATGGTTTTATTAAGGTTAGCGCCGACGGTTTCGATGAACGATTTCAGGTCGGTATCTTTAAAATTAGCGGTGAAAGTGGCTTCTTCCGCCCAGACCGGTGAACTACACAATGCCGCTGCCAGCATCAGCGGCAGTAAACGCTTTTTTGTTTTGAGGCCAGTTGTCTTCTTACGCCAGATAGACAACGTCATATCACGCCAAAACAC</text:p>
          </table:table-cell>
        </table:table-row>
        <table:table-row table:style-name="ro1">
          <table:table-cell office:value-type="string" calcext:value-type="string">
            <text:p>bfpB</text:p>
          </table:table-cell>
          <table:table-cell office:value-type="float" office:value="3000196" calcext:value-type="float">
            <text:p>3000196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4706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682-5340 Escherichia coli O127:H6 str. E2348/69 plasmid pMAR2, complete sequence</text:p>
          </table:table-cell>
          <table:table-cell office:value-type="string" calcext:value-type="string">
            <text:p>ATGAAACTTGGCAGGTATTCACTTTTCTTATTGTGTCCGCTCCTGGCATCTTGCTCGGGTAATGGATTTTATAAAGATAATCTTGGCGTAATCGATAAAAATATTCTGCATGCTGACACCTCATTGCTGAAGTCGAAGAATAAAGAACATTATAAAAGCAGTGATATGGTAAGCAAAACAGACAGTATTTATATAGGAAATAGCAGTTTTCAGACATATCATGGAGAGCCCCTGCCCGGTAAATTAGAAGGTGTACATGGAATTATTCTGAGATCAAGTACACCTCTGGGATTTGATGAAGTACTCTCTATGATTCAGGATTCCAGTGGTATTCCCATTGTAAAACATACCACGAAAGATGTGATCAGTGGAGGGGTGTCCAGCAAAAGTCTGGCCGCAACTGTCGCGGAAAAAATGAACAGTGCAACAGGCGGAAAAAGTACTGATCAATTTGATCATCTACTGCTTGAGGTATCATCAGAACATCAGCTTATGGATGTTAATTATCAGGGCGCGCTTTCCACGTTTCTTGATAAAGTTGCGGCAAACTACAACCTGTACTGGACATATGAGTCTGGCAGGATTGCTTTTTCAAACGAGGAAACTAAACGCTTCAGTATAAGTATATTACCGGGTGGTAAATATACATCAAAAAACTCTATCAGTTCGGACAGCAATAGCAGTTCGGGAAGTTCGGGAAGTTCGGGCAGTAGTTCCAGTGATTCTGGAGCAGAGTTGAAATTCGATTCAGATGTGGATTTCTGGAAAGATATTGAGAACTCGATAAAACTGATACTGGGCAGCGATGGTTCGTATTCAATATCGACAAGTACATCGTCTGTTATTGTCAGAACATCTTCTGCAAACATGAAGAAGATAAACGAATATATTAATACACTGAATGCACAGCTTGAAAGACAGGTTACCATTGATGTCGCGATCTATAATGTTACAACAACTGACAGCAGTGATCTGGCAATGTCTCTGGAAGCTTTGCTAAAGCATAACGGAGGTGTTCTGGGCTCTGTTTCAACCTCAAATTTTGCGGCAACAAGCGGCACCCCTTCATTTACAGGATATCTGAATGGGAACGGCGACTCAAGCAACCAGGTTTTGCTTAACTTGTTAGCCGAAAAAGGAAAAGTTAGTGTGGTGACATCTGCATCTGTAACTACGATGTCAGGTCAGCCGGTTCCTTTGAAAGTAGGAAATGACAGAACATATGTATCTGAGATAGGGACTGTATTAAGCCAGTCATCAACCAGTACAACAGCCAGTACGTCAACTGTTACCAGCGGTTTTCTGATGAACCTGTTACCGCAGGTTGCTGATGACGGGAATATATTGTTGCAGTATGGTGTAACGCTTTCAGAACTTGTTGGCTCAAATAATGGTTTCGATCAGGCAACTGTTAATGGAACCGTAATTCAATTACCTAATGTTGATTCCACAACCTTTGTGCAATCAAGCATGCTTCGCAATGGTAATACTCTGGTTCTGGCAGGATATGAGAAGAAGAGAAACGAAAGTGTGGATCAGGGTGTTGGGACAACCAGTTTTAAACTCTTGGGTGGCGCACTGAATGGAAGTGCTTCCCGAACAGTCACTGTCATTTGTATAACCCCGAGAATTATTGATCTCAAGGCTTCTGGCGAATGA</text:p>
          </table:table-cell>
        </table:table-row>
        <table:table-row table:style-name="ro1">
          <table:table-cell office:value-type="string" calcext:value-type="string">
            <text:p>lngD</text:p>
          </table:table-cell>
          <table:table-cell office:value-type="float" office:value="3000197" calcext:value-type="float">
            <text:p>3000197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D7GKK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3881-35359 Escherichia coli ETEC 1392/75 plasmid p557, complete sequence</text:p>
          </table:table-cell>
          <table:table-cell office:value-type="string" calcext:value-type="string">
            <text:p>TTATGGTGCCATAACAGGTGCCCGATAATAGTCAATACCTACAACCATTGCGATGGTATTATCACTGTTTTCGCGATTATATTCGCCACCAAAGATCATGGCTCCGCGAGAGTCATTTTCTTCGCCACCTTCATATTTCGCAACCATCATCAGAGTACCGGGTTTAAGTACAGATGTATTAAACATTTCTGTTGTGCTGACATTTGGTAACTGCACCGATTCGAAATTCTCTATAGAATTCAGCGTCTTCTTAGTAAATGCGCTACTGACCTCAATTGAACCATCTGAAAGTACACGCGGTGTCAGAATAAAACTGGACCCCGTAATAACTTTATCTGTTTCAATTGTCGTGTCAGAAACAGATGTTAATGAGTTTGTAGTCTGCGTCCTTCCTGAGATATAGTTTTGAGTCTGAGTCAGGTTCACTGGCACAGGAACATTATTTCTGGTAATAAAAGTGCCACTTTGTAACACATTTTTACCTGTCAGTTGATAAATTGCCTCAATCTTTCCGGTAATGTTGAAATTTTGTGTATTTTCTACAGGAACGATAAAATCACGACCAAAGGTTGCCCCACTTAATGAAGACAATAAGCTCGTATCAATACCAATGCTGGTTCCGCCGTTCAAATAACTCAAATTTGCAGCAGCTCCCAGTTTACGGACTTTTTTCTTGTCAATAGTAAAAATCTTATACGTTAAAACAAACTGTCGGCTGTTATCTTCACGATACTTTTTCAGCACATTATCGAGCATTCGATACTCAGAAGGTCTTCCAATAAATGCCAGAACTGATGCATCTTTGATGATATTATAATTTTTACTGCTGACATACTGTTCTGCAAGTTTTTCAACATCTGACCAGAAAGTTGATTCAAACTTCAGCTCAGATTTACCCTTCACCCCTCCAGAAGTGGTTGCTTCGTTACCTGAAAGATCAATACTGGTTTCGAATTTATTATTCTCGCCATAATAATCAAGCTTTATTGCATAATTATCATAATATGAGATATTAAGAATGTTGTTTTCATCCACTTTTACACTAACATCATACAATGCTGAGATGTACCGAATGAATTCATCTACTGTTCCGCGAAAATTGACATTATGAAATTCTTCGACGAAATCATCTTTATTCTGTCCTGGATATGTCTCTTTGATTCTGTATGAGAGCCCCGCCTGTGATGCCACTGTATCCATTACAGCATCCAGTGTCATAGAATCGTAACTGGTAATTGAGATATTCTGCTCAAGTAGTCTTTTCTTTTTTTCACTGTAAGCTACTTTTTCTCCAAGATATGGGGTCTTGTAGACAATAAATGGAGAAGATTTTACATCCTCAGCCTCGATCAAACCAACTTCTGGCGACAGACTTTTCTCAATTGAAAACTTTTCATCAAATGATGAACATCCCTGCAATGCCAATAAAACTAACATCATGGATATTTTTAACTTCATATTCTTATACCTGACATTCAT</text:p>
          </table:table-cell>
        </table:table-row>
        <table:table-row table:style-name="ro1">
          <table:table-cell office:value-type="string" calcext:value-type="string">
            <text:p>hofQ</text:p>
          </table:table-cell>
          <table:table-cell office:value-type="float" office:value="3000198" calcext:value-type="float">
            <text:p>3000198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8X81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15829254:4231661-4232899 Escherichia coli O157:H7 str. Sakai chromosome, complete genome</text:p>
          </table:table-cell>
          <table:table-cell office:value-type="string" calcext:value-type="string">
            <text:p>TTACTCACTGGAAACCAGTCGTGGCGTGATAAACACCACTAACTCGCGTCGTTCATCTTCTTTTCCGTCATGACGAAATAATTGCCCGAACCAGGGAATGTCGCCAAGCAACGGCACGCTATCCTGACCCGATTTATTTTTACGGGTAAAAATGCCGCCCAGCGCCAACGTTTCTCCGCTTTTGACCTCGACCTGCGTTTCGATCTCCTGCTTATCAATCGCCAGCACTTCGCCATCGGCCTGCTGTAGCACCTGCCCCGGAACGTTCTGGCTGATGTGTAATTTCAGCCGGATGCGACCTTTTTGTAACACCGTGGGCGTGACCTCCATCCCCAGGACGGCCTCTTTAAATTCCACCGACGTCGCGCCACTTTCCCCGCTGGAAACCTGATATGGAATTTCGCTCCCCTGTTTAATGCTGGCAGGCTGAAGATGTGAGGCCAGCAGACGCGGACTGGCGATAATATCCAGCTGCTGTTTTTGTTCGAGCGCGGAAAGCTCAAGATCCAGCAAACGTCCGTTGATGCGCCCAATGTTAAAACCGACATGCGTTGTCGCCGTCGCTACGGAGAGGTCGCTACCAAGCGTGGTGACTTGCCCAACGCCACCAGCGTGTTGCGCATCGGCCAGCGTCCATTTCACGCCTAACTCACGCAAACTTTTTTCATTAATGGTGACAATATGCGCCGACAGCTCAACCTGCCCGACCGGCAGATCCATTTGCGCTACCCACTGTTCAAGGGCGCTTAACGCCGTTTTGTTATCTCGTAGCAAAAGGCGATTGGTGCGTTTATCGACGGTCATACTCCCTTTGGCACTCAGTAGCTTCTCCCCAGCTTTCGCCAGCTCTCCGGCGTCGGCGTATTGCAGAGTAATATTGCGATTTTCCAGCGGCAGATTTGCCTGCGCCCGCGCCTGCTCCGCTTCCTGACGGGCGATATTGTCATTCTGCCAGGCAATGGAATGCACTGAGAGAATGTTGCCCTCCTGGCGCGTTATCAGTCCGGCGCTTTTCACTACAGTTTGTAGTGCCTGCTTCCAGGGAACATCTGTTAGATGTAACGACACCGTACCGCTGACGTCTGGCGACACCACCAGGTTCAACTTCTCCTGTTCAGCCAGCGCCTGCAACACCTGAGCTACCGGAACGTCATCCACCATCAGCGTCACTTTTTGCGGCTTTGCCGCCTGTACGCCGGGTATCAGCATCAACAGTAGTGCGGCTATCCATTGCTTCAT</text:p>
          </table:table-cell>
        </table:table-row>
        <table:table-row table:style-name="ro1">
          <table:table-cell office:value-type="string" calcext:value-type="string">
            <text:p>gspE</text:p>
          </table:table-cell>
          <table:table-cell office:value-type="float" office:value="3000199" calcext:value-type="float">
            <text:p>3000199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I3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4098-3375591 Escherichia coli O127:H6 str. E2348/69 chromosome, complete genome</text:p>
          </table:table-cell>
          <table:table-cell office:value-type="string" calcext:value-type="string">
            <text:p>TTACGCCTCCATGGTTACCCGCAGAACTTCATCGAGAGAGGTTTCTCCGGCGAGCACTTTCTCAATGCCGTTACTGCGGATACCTGCGGAGTGTTGCCGGACATAACGTTCCAGCTCCAGTTCCCCGGCCTGACGGTGGATCAAATCACGCAATGTGGCGTCCACCACAATCAGTTCATGGATGGCAGTACGTCCGCGAAAACCTTTGTGATTACAGGCGGGGCAGCCCTGCGGATGGTACAGCGTGACGGCATGCGCATCGGTAATCCCCAGCAGGCGTTTTTCTTCGTCAGTGGCAGGCGCGGACTGGCAGCAGTCGGGACACAGCGTGCGAACCAGTCGCTGCGCCATCACGCCCGTCAAACTGGAAGAGAGCAGGAAAGGCTCCACGCCCATATCCTGCAAACGCGTGATCGCCCCCACCGCCGTGTTGGTATGCAGCGTGGAAAGGACCAGGTGCCCTGTAAGCGATGCCTGGACGGCAATTTCTGCGGTTTCGGTATCGCGGATTTCACCGACCATCACCACATCCGGGTCCTGACGCAAAATCGCGCGCAGGCCACGGGCGAAGGTCATGCCGACGCGGGTGTTAACCTGCGTCTGACCGATCCCTTCAATCATGTATTCGATAGGGTCTTCAACCGTGAGAATGTTACACGAGTGGTTGTTCAGCTCCTGCAATCCAGCATACAGCGTGGTGCTTTTGCCGGAACCGGTCGGCCCCGTCACCAGAAAAATGCCGTGCGGTTTGTGTAACAGCTGGCGCAACTGCGCAGTCAGTTCGAGACTTAAACCCAGACGCTCCAGCGTCAGGCGAGCCTGGTTTTTGTCCAGCAGTCGCAGCACCACGCGCTCGCCCCAGGCGGAGGGCATGGTGGAGACACGCACGTCAATCGCCCGACCGCCCAGCAGCAGCGCAATACGCCCATCCTGCGGTACGCGCTTTTCGGCAATATCCAGCCGCGCCATCACCTTGATACGCGATACCAGCAGCGAGGCCAGTTTGCGCCCCGGGCGCAGCATTTCATGTAGTGTGCCGTCAACACGAAAACGGATCACCAGACTCTTTTCAAACGTCTCGATGTGGATATCCGAAGCGCCTTCTTTAATCGCCTCTGCCAACATGGCGTTGATCAGTTTGATGATTGGCGCATCGTCGTCACTTTCCAGCAGATCTTCCGTTTCCGGTAGTTCTTCTGCGAGAGTAAAAAAGTCCTCGGCAGAACCGAGATCTTCCATCAGCTGGCGGGCCTCGGAAGAGTCCCGCTGCCAGACCGCATTCAGCCGCTGTTCAAATTCGGCCTCGTCGATTTGCCGCAGCGTAAAGGGCGCGTTCAGCCCCCGCTGCAACTCCTGCAAGACAGAGAGCGACAACGGGTGGACGTGGAGGATCTCCAGCGACGCTTCGCACCATGCCACCAGGCTAAACCGACGGCTGAAACTGTAGGGCAGACGCACGGTGTTAGCGGTGGTTTCCTGTGCTACAGGCACCAT</text:p>
          </table:table-cell>
        </table:table-row>
        <table:table-row table:style-name="ro1">
          <table:table-cell office:value-type="string" calcext:value-type="string">
            <text:p>bfpD</text:p>
          </table:table-cell>
          <table:table-cell office:value-type="float" office:value="3000200" calcext:value-type="float">
            <text:p>3000200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T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7024-8631 Escherichia coli O127:H6 str. E2348/69 plasmid pMAR2, complete sequence</text:p>
          </table:table-cell>
          <table:table-cell office:value-type="string" calcext:value-type="string">
            <text:p>TTGATGCTAAACAAAACAGAAAAAACTTCAGATCTGATGTTTGAACGATTTAAGCGCAATGTATCTGAAATCGTCACGGGAGATGGGGGGGAGCTTGAGCTTACTGTTGAACAGAGAAAATACTTTCTGATATTCAAAAATGGTGATTTTCTTGTTTCTTCATGTCATATGAAGCATCATCTGGTACAGATGTTACGTGAAATCGCAACAAGAAAAGGGTATCCAAACCTCACTATTTATGAGGTGAACTTAAAAGATATCAGGTTATTGTATGAAGCATCTCTCAAAACCGTACAGAATAATGGACAGGATCTATTACCAGTCGAAAAAAGAGCTTCAATGCTACTTTTCGAATGCGCCGAGATGAGAGTAAGTGATTTACACATCAAAGTGTATGATGCTGAGGCTGATATTTATATACGTAAAGATGGGGATATGGAACTCTTGCGTCAGATTGAGTCTAATACGGCGCATTCTATCCTTGCATCATTATATAATAATGCAGATGATTCTGATGCAACCTATAAAATTAATGCTTATCAGGCTGCTCGTATAGTTGCTTCAAAATCGAGGCTGGCGTTACCTCCCGTAATTCAGGCGGTGCGCCTTCAGTTTAACCCTCTTGGTCAAGGTGGGCGATATTTAATCGCACGATTCCTGTATACAGACAAAAGTGAAAAACAAAAAGAAATGGATCCAACCAGATTCGGATTCCATCATTCACATGCTGAATCATTTTCAAGAATGCGGAATCTCCCAATTGGTATAAATATTATCTCCGGACCGACGGGTTCGGGTAAATCAACAACCCTGAAAAATTTACTTGAGTTATTGTATATCGAAAAAAAGAAAAAAGTTAATATTATCAGCATTGAAGATCCACCTGAGTATGAAATTGACGGCACGGCTCAGTTACCTATAACGAACGTTGAAACAGAGGCACAAAGGGGTGAAGAATATCGTAAAGCCATTACAGCCGCTTTGCGTTCTGATCCGGATATAATAATGCCAGGGGAAGCCAGGGATGCTGAAGTGATAAACCTTCTTTTCACTGCAGCAATGACAGGACATCAGGTATGGACATCATTACATGCAAATAATGCACTGGCTATATTCGATCGATTGAAAGATCAGGGCGTGGATGAATTTAAACTTACAGATCCGGAATTGATCACTGGATTGGTTGCCCAGCGATTAGTCAGAAAATTGTGCGCTCAATGTAGCATAACATTAACAGAATATATAGCAAGTGGCGGGGGGATATCTGATACGGACAGAAAAATAATCTCAGGTCATGAAACATCTGTACGATTTCCCAATCCTCGTGCTAAAAAATGTTGTCGGGATGGGTATAATGGAAGGACAATCCTCGCGGAGGTTATTGAACCGGACTCAAAATTACTAAGGTTGGTTGCTGAAGGTAAGCGAGAGGATGCTCAGCATTACTGGTTAACATCTCTTCATGGTATGGCCTTAAAAGAGCATGCATGGTTAAAAATAATTTCTGGTGAAATATGCGTTATGGATGCAGTAAATAAAATTTCAGGCATCGATAATATTACAGAAGAAAGGAAAAAATATCTTTTCAGCAGAGATAACGAGATATAG</text:p>
          </table:table-cell>
        </table:table-row>
        <table:table-row table:style-name="ro1">
          <table:table-cell office:value-type="string" calcext:value-type="string">
            <text:p>lngH</text:p>
          </table:table-cell>
          <table:table-cell office:value-type="float" office:value="3000201" calcext:value-type="float">
            <text:p>3000201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D7GKJ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0484-32016 Escherichia coli ETEC 1392/75 plasmid p557, complete sequence</text:p>
          </table:table-cell>
          <table:table-cell office:value-type="string" calcext:value-type="string">
            <text:p>TTATTGAATTTTTTCAAGTAATACCTCCATATCTGTATCCGGAATTGCCCCAAATTCCATCATGAACCAGTGATAACATGCACGCTTCTTCAACACATGCATAAACACTTTTTCCTTTATAGCAAATCCTTCAGAAACCCCTTCCGATGTAAAACGTTTCTCCCGCCATATAGAGTACACATTAAGCCATTGTTGATTTGCTAATGCTTCCAGCTCACGATGAGTAGGAATCAAATATTCCATTACCAGTTGTCGTGATTTCACTCCTGTAAAATTACAATCATCACATCCCTGCTCATTCACTTTACTTAATATGAATTTTCGTCCGAGAATTTCCGTTTCACAATCAAGTTTGCAATTATTACATAAAACTGGAATTAATTTTTGACATTGCAAACCAGCAATAAATCCAGGCGTTGATAATTTATCACTACTGATACCTAAAGCTGAAAGACGCTGCAATAACGTAACAATATTTCCTGCATGCACAGTTGTGAAACAATAGTGTCCACTTTCCACGGCTCCGGCAAGAGCATTTGATGATACGGGATCACGGATCTCACCAACCATCAGAACATCAGGATCACGCCGCAAAGATGATTTTATTGCTGAGTGAAAACCTCCATTTTCTCCATCCAGAACAGAGCTTTGTTTAGCGCCATAAATTTGATATTCAACAGGATCTTCAACTGTTAAAAAACACCCTTTATCATCGTAGCGATTAATCTGCATCCATTCCATCATGTTTTTCAACGTCGTTGATTTTCCTGAACCAGTTGTTCCTGCTATGAAATAAACACCGTAAGGATTACTTAGTATTCTTTGTATATCTCTTACTTCGGCATCAGATACACCTAACTTAGCAAGATCAGGATTTATCACTGTAGATAGCCCTGAAGGGATAATACGCAGAACACAATGATAACATCCATCACCTTCACCAAAGATAGGATAATGCTCATATCTGAAACGATAACTTCGTTCGTTTAATGTATATAATATATTTGCACTCTGCGCAATTGCTCTGTTCCAGGTTGTATCACGCGTTGAAGCCTGAACGTTATACAATACAAATATTAGTTCATCGCATTTTGATGATAATAACTGATGATCGAGAACAAGGACTCCATTTATACGTAGTTCTATTTTGGCCATAACATCACCACGAGTAATATGGAGGTCACTGGCTCCGCGATTAACAGCATGTAGCAAAAGTGCTTCCAGTTCCTGCTGAATTGAACTGGAATTAATGTCACGACGCTTTACATTCTCTAATGAGATATCTTCCAGAAGCTGATAGTATAAATCAGAATCAACGACTGCAAGGCCCGTCATTTTAACTTTATGTACAAGATTCAGGTATGTAAGGTCAGCCTGTACTTTCCCGGGAAGTATCTCATCTGTATTTTTTTGTATTAAATAATAATTTTCATTATTTTTTCCTAAAAGGAGGTCCTCCTCTAAAATAAAGAAATGCCACTGTTCATTTCTGTAAGTATGGCTGCTCAGTTCTCTGAGTAAAATATTACCCAC</text:p>
          </table:table-cell>
        </table:table-row>
        <table:table-row table:style-name="ro1">
          <table:table-cell office:value-type="string" calcext:value-type="string">
            <text:p>hcpB</text:p>
          </table:table-cell>
          <table:table-cell office:value-type="float" office:value="3000202" calcext:value-type="float">
            <text:p>3000202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C6UV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0184-121569 Escherichia coli O157:H7 str. TW14359 chromosome, complete genome</text:p>
          </table:table-cell>
          <table:table-cell office:value-type="string" calcext:value-type="string">
            <text:p>TTACTCGCCATGCGGCATCCCCAATACGCGGATTAACTCTTCAAAGGTGGTTAAGCCTTGCTCCACGGCCAGGCAGCCGTTTTCAAAAAGCGTTCGCATACCCGCCTGTCGGGCGTGCGTTTCCAGCGATTCAACGTCGGTATTAGCGGAAATAAGCTGACGTATGACCGGTGTTATGGGCAGAACTTCAAATAAGGCAGTGCGACCATAAAAACCGTGGTAGCAATGTACACAACCGGGTGCTTGCCAGTGGGGCAGCGGCGACGGCCATACATTGACTGGAATGTGGATGGGCTCCCCTTGCTGCCGGCGACAATGTGGGCAAAGTTTGCGTACCAGACGCTGGGCTATTACCAGCGTAAGCGCCGATGATAGCATCCAGCGGGCGACCCCCATTTGCTGTAAACGTACCAGCGTTTCGCAGGTGGAATTAGTGTGTAGGGTAGACAACACCAGGTGACCGGTTTGCGCGGCTTTAATGGCAATTTCTGCCGTTTCGCCATCGCGGATCTCTCCGATCATGATGACGTCAGGATCCTGGCGCAATAACGCACGCAAAACGCCCTGAAAGGTGAGTCCGGCACGCGGATGGATTTGCGTCTGGTTTAGTCCGGCTATGGGGATCTCAACCGGATCTTCGACGCTACAAATATTAATGTCAGCGGTATTCAGCTTTTGCAGGGCACTATAAAGCGTGACCGTTTTGCCGCTGCCGGTAGGGCCAGTTACCAGCACCAGTCCCTGTGGTTGTTGCAAGGCATGAGCAAAGCCCGCCAGTTGTAACGGCTGCATTCCCAGCGTGTTAACATCCAGTGCCTGGCTCACCTGCTGTAACAACCTTAATACCACCTTTTCACCACCCCGACATGGTAAGGTCGCAATACGAAATGAGACGGCGTTTCCTGCCAGTTCGACAGTGAATTGCCCGTCCTGCGGCAGGCGATGTTCCGCAATATCCAGGTTTCCCAGCACTTTTAATCTGGCGGTTAATGCGACTCCGGCATCCGGTGAAACATCCGGTAAAGGATGCAATACGCCGTCGATACGCAAGCGGATGCGGTAGGCATTGTCCGCTGGTTCGATATGAATATCAGACGCGCGTTGTTCCAGCGCAGATTGTAACGTTCGAGTCAGCAACTCTGCTTTGGGCTGATGCTTCTCCTGAACAGCTACGGGCAATGTCTGTTGTGTGCGACTGGCGTGACCTTCCATTTGTTGGCGCGTCCAGCAGGTGATCTCAATACGTTTGGTGGTAGCGAAATGCAATGCGTCCAGCAACTCATGTGAGGGGGCATCGACCACCGCAACATGAACCACTTCTTCGCTGGCATCCAGCAAGACTCCCTGATAACGCAGGCACAGGGCCGTGAGCTGTGGAATATTCAT</text:p>
          </table:table-cell>
        </table:table-row>
        <table:table-row table:style-name="ro1">
          <table:table-cell office:value-type="string" calcext:value-type="string">
            <text:p>gspF</text:p>
          </table:table-cell>
          <table:table-cell office:value-type="float" office:value="3000203" calcext:value-type="float">
            <text:p>3000203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I3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875-3374098 Escherichia coli O127:H6 str. E2348/69 chromosome, complete genome</text:p>
          </table:table-cell>
          <table:table-cell office:value-type="string" calcext:value-type="string">
            <text:p>TTACATTCCAACCATATTGTTCAGTTGCAGCATCGGCTCGAGGATGGCGATGACGATAAACAGCACCACGCCCGCCATCATCACCACCAGCGCCGGCTCAAACAGCCCTAACGCCAGCCCCACCTGGGTATCAAATTCCCGTTCCTGGTTGACCGCGGCCTGTTCAAGCATGGTTTCCAGCTCGCCGCTCTGTTCGCCGGAGGCGATCATGTACAGCATCATCGGCGGGAACAGGCGCAGATCCGCCAGCGCGGCGCGCAGGCTGCTTCCTTCGCGGACGCGATCTGCCGCCAGCAGCAGTTGTTGCTCGACATAACGATTTGCCGACACGGCGGCGGCGGTCTGAATGCCTTCCAGCAGCGGAACACTGCTGGCGGTGAGGATGCTTAATGTGCGGGAAAAACGCGCCGTATTCAGTCCGCGCGCAACACGCCCCGTCACGGGCAAACGCAGCAAGGTTTTATCCCAGCGCAGGCGCATCGCAGGATTTTTGAGTAGCCGTTGCCCCAGCACCAGAAGCCCCAGCAAACCCGCCAGCCAGTACACGCCGCTGGTCTGTAACGTGTCGCTCATGGCGATGAGCATTCGGGTGGAGGCAGGCAGCGCGTGTCCGAGATGATCAAACTGTTCGATAATTTTCGGCACTACTGCCGTCAGCAAAATAGTGACCACGCCCGTTGCCACCACCAGCAGTACCAGCGGGTAGAGCATGGCCTGCAGCAGGCGTGATTTCAGACGCTGCCGCTGTTCGGTGTAATCCGCCAGGCGATTGAGCACCACATCGAGATGCCCGGATTTTTCTCCGGCGGCGACCATCGAACAAAACAGGGAGTCAAAGACGCGGGGATGTTCGCGCAGGCTGTCCGACAGGGTATAACCTTCCTGAATCCGGCTGCGCAGCGCCATTCCGAGGCTTTTTACATGCAGTTTTTCACTTTGCTCACTGACCGCCTGTAAGCAGGTTTCCAGCGGCATTGCTGCCTGCACCAGCGTTGCCAGTTGGCGCGTGAACAGCGCCAGATCTGCCGCCGCCACGCGACGATGTGCGTGCCGCCGACGCTGCAACATTCCCCCTGCAGAAGCATTCATCCGGGCTTCAATGTGCACGGGAATGAGGTCTTTACCGCGCAACAACTGGCGGGCATGACGCGCTGAATCCGCCTCAATCATGCCTTTGGTTTTGCGACCATTACGCTCCAGCGCCTGATAGTAAAACAGTGCCAT</text:p>
          </table:table-cell>
        </table:table-row>
        <table:table-row table:style-name="ro1">
          <table:table-cell office:value-type="string" calcext:value-type="string">
            <text:p>bfpE</text:p>
          </table:table-cell>
          <table:table-cell office:value-type="float" office:value="3000204" calcext:value-type="float">
            <text:p>3000204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T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8638-9696 Escherichia coli O127:H6 str. E2348/69 plasmid pMAR2, complete sequence</text:p>
          </table:table-cell>
          <table:table-cell office:value-type="string" calcext:value-type="string">
            <text:p>ATGAAAGAGAAATTAAACAGACTGCTATTCACGTCGAAAACGAGAATGCGTGTTTTTAGCAAATTATCCAGGTATCTAAGTAATGGTGTTCCAGTAACGTTTGCCCTAGCTGAGCTTTATAAGTTTACGTCTGATGAGGGAAGAAAAAAAGATAATCCGGATGCATTTGCCCTGCAAAGATGGTTAATTGCTGTAAGAAACGGGAAAACATTGGCTGAAGCGATGAGGGGGTGGGTACCTTTTGACGAACTGTCAATAATTTCCGCCGGGGAAATCTCAGGTAATGTTCACCAGGCGTTGGATGATATCATTTATATGAATGATACAAAAAAGAAAGTAAAAGGCGCACTGGCAGGGATTATTTATCCTGTAGTCCTGCTTCTGACGACATGTCTGTATTTGCATATATTTGGAACTCAGGTTGTTCCGGCATTTTCAGGCATCCTGCCTGTAGAGAAATGGCAGGGCGCAGGCAGGACTATGTATTATCTTGCTGTATTCGTTCAGGATTATCTTGTCATTACACTGCTGTCTTTTATGATGGTGATATTATTAATACTGGCAACTCTGTCAAGATGGACCGGAAGGTTGCGTCTCTTCTTTGACAGATTTATTCCCTGGTCGATATACAAAACCATTATAGGATGTGGTTTCTTGTTATCACTGGCATCGCTTATTAATGCAGGTATCCCTGTACCGGAAGCCTTACGAATAATAATGAAAACGGCAAGTCCGTGGTATAAGGAAAGATTAGTTGCTATAAGATACAGATTATTAAATGGAGAGAGAAATCTTGGGGAGGCCCTTAATTCATCTGGTTACATTTTCCCATCCAAACAGATGATAATGGATCTCCGTTCTTATGCTGCACTTGGAGGCTTTGATGAAATGCTTAATAAACTTTCAGTTCAATGGCAGGATGACAGTGTTGCTTATATAACGAAACAAATGACTGTTCTGAAAAATGTTGCTATCATTATTATGGGGCTTGTATTTATGTGGATAGTATCAGGAATGTTTTCATTACAACAACAAATTAGTGATGCAGCAAGATTCTGA</text:p>
          </table:table-cell>
        </table:table-row>
        <table:table-row table:style-name="ro1">
          <table:table-cell office:value-type="string" calcext:value-type="string">
            <text:p>lngI</text:p>
          </table:table-cell>
          <table:table-cell office:value-type="float" office:value="3000205" calcext:value-type="float">
            <text:p>3000205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D7GKJ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29475-30446 Escherichia coli ETEC 1392/75 plasmid p557, complete sequence</text:p>
          </table:table-cell>
          <table:table-cell office:value-type="string" calcext:value-type="string">
            <text:p>TCAACCAGTCATTTTTGACAGTTCGTCAGAAAGCGCAAACAGCGCGATAAAAACCCATACGACACACCCCCCCAGAACTAAAGTGGACAGGGATTTTAACATTCCTGCAAGGACGTTAATGTTCTGCTCAATTTTAATTTTTGCCTTATCAGATACCGTTCCAAGAACCTGATCAAAAGATGGCAAACTGGCATAAAGACTGATATTCAGTAATTCATCACCACCAAGAAGTCCTGTTTTAAATGCATCACCATATCCCAGACCTTTGGCCATATTATCCTGCATTTTTCTGATATGAGATTTAAGCCATCGATTCGCATTTTTCTCAATAATAATGAGGCAATTCGCCAGAGGAATCCTGTTTTTAATCATTAATGACAAATCATTAATCAGTACTGATGCCACAAGTTTTTTATAGATAGAAAAAGGCACGATTCGGTCAAGAAATTTATCCCTTAACTCTCCATGAAAATTAAACATGATGAAACGAATTGTAAATACAGATACAACAAAAGAGATAAGGATTGTGATCCATAACCCATTATATAAAGCCGTGCCAAAATAGTAAAGACTTTGAGTTACTCCTGGCCATCGGGAAACAGCAACAACCTTTTCGAAAGCAGGAAATACTTTTACAGCATAACCGGCTATAACAATTAGAGCCAGCACCATCATTATTGCTGGGAAAGTAACAGATTTTATTAGCTGGCTTTTTAGTTTTTCCTGATAATTTATGGTCAACACCATACTGTTAAAACCTTCAGCCAGGCTACCACTATTCTCCGCAGCAGTAATTGCACTTAACTCTTCTGTCGGAATCAGGGTGTCAAAGGATGCAGATACTGAGGGACTGTTTTTCATACGTTCCATTAAATAATCAAGACGTTTTGCAAACGATTTCCCCAGTAATGCTTCACCTTCAGATCGCAATTTTACAATAGAGTCATAGATCGGTAATCCTGAATGCAACAT</text:p>
          </table:table-cell>
        </table:table-row>
        <table:table-row table:style-name="ro1">
          <table:table-cell office:value-type="string" calcext:value-type="string">
            <text:p>hcpC</text:p>
          </table:table-cell>
          <table:table-cell office:value-type="float" office:value="3000206" calcext:value-type="float">
            <text:p>3000206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C6UVU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18992-120194 Escherichia coli O157:H7 str. TW14359 chromosome, complete genome</text:p>
          </table:table-cell>
          <table:table-cell office:value-type="string" calcext:value-type="string">
            <text:p>TTATCCCATCCCACTCATCGCATCGCCTAAATGGAAAATTGGCAGATACATCGCCACCACCAGCGTACCGATAATTCCTCCCGTTATGATCAGCAACGCCGGTTCCAGTAAGGCTGCTAGGTTATCCGCCAGCGCCATTGTGTTATCCCGATGATGATGGGCGATGTTGTCTAACATGAGATCCAGCGAGCCGGAGGCCTCTCCCGTTCTCACTAATTGCAAACAGAGCGGGCTAAACTCACCGGCATTTTTTAACGCCAGCCAGATGGGATGACCGTTACTGATATCGTGCTGGATTTGTGTCAGAAGTTGCACCCAGTACGGGCAGCGCATTGTTTCTCTGACGCTCTCTACGCCCTGTAAAAAAGTAATGCCTGCACTTTGAGTCAGCGCCAGAATCGTAAAGATCTGCGTGAGTTTTTGTCCCCGCATCAGTGACCCCATAATCGGGATGCGTAACAGCAATTTCTGCCGCGCGATAAGCCAGGTCGGGCGGCGCATCAGCAACTTATTGGCTATCGTCAGCATAATGCCGAACAACACCAGCAGCCAGCCCCATTCGCCACTAAAGTCTGCCAGCGTCATGATCCCCTGCGTTAGTGCCGGTAGTGGGGTGTTGAAGGTCTTATAGATAGCGGCAAACTCCGGCAGAACAAAATGCAGCATTGCCACAACCACCATGATTGCCATCGCTAAAATGATGATGGGATAACGTAACGCTGATTTTACTTTGTCGGTCAACTGACGCTGGGCTCTTTGCTGACGCGCCAGTTCAAAGCAGCATTCATCCAGCTTACCGGTCAGTTCACCCGTGCGGATCATCGCCTGATAGAGCGGCGGAAATACCTCTGACCAGGGTAATAAGGCATTGGAAAAGGCAATGCCCTGTTCGAGATCGTGTGCCAGAGATTGCAGCAACGCTTGCCATTGCTTACTGGGATGCTGTTCCGCCAGCAGTGCCAGCCCTTCAGAAAGCGTTAACCCGGCTTTAAGTAGCGTCGCCAGTTGATGAATGACTTCCGCGCTTTTATCTCCTCGCCACTGCGCAGAATTGATAGCAATTCGCTTCAGGCTTAGTGGGGTAACCATCTGTTGCTGTAGTGCCATAAGCAGTAAAGTACGGCTCTCTGCCCATAGCATCCCATCTTGCGCATTGCCGTCGCCGGTTATGCCATGCCAGCGCCAGAGTTGCTTACTCGCCAT</text:p>
          </table:table-cell>
        </table:table-row>
        <table:table-row table:style-name="ro1">
          <table:table-cell office:value-type="string" calcext:value-type="string">
            <text:p>gspG</text:p>
          </table:table-cell>
          <table:table-cell office:value-type="float" office:value="3000207" calcext:value-type="float">
            <text:p>3000207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B7UI3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403-3372858 Escherichia coli O127:H6 str. E2348/69 chromosome, complete genome</text:p>
          </table:table-cell>
          <table:table-cell office:value-type="string" calcext:value-type="string">
            <text:p>TTACTGAAACTCCTGCAAATTCCAGTTACCGATATCTGCGCCAGCGCCCTCCCCGTTTTCCTGACCATCTGCCCCCAGGGTATAAACATCAAACAGCCCTTTTTCACCCGGGCTGAGATACTGATAATCATTGCCCCACGGATCCTTTGGCAGTCGTTTGATGTATCCACCGGTACGGTAGTTGCGGGCGTCCGCCATATTGGCCGGTTGCTGGATCAGCGCCTCAAGCCCCTGCTCGGTGGTTGGATAACGCCCGTTATCCAGTCGGTACATGTCCAGCGCGTTTTCCAGCGCCACGATATCGCTGATGGCTTTTTGCCGATCGGCTTTCTCTTTGTTGCCCAGCAGGTTAGGCACCACCAGACTTGCCAGGACGCCAAGAATAACAATCACCACCATCACTTCCAGCAGGGTAAAACCTGCCCGTGGTTTTTGTGTGCGGGATAACGAATTCAT</text:p>
          </table:table-cell>
        </table:table-row>
        <table:table-row table:style-name="ro1">
          <table:table-cell office:value-type="string" calcext:value-type="string">
            <text:p>bfpA</text:p>
          </table:table-cell>
          <table:table-cell office:value-type="float" office:value="3000208" calcext:value-type="float">
            <text:p>3000208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P3355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2646-3227 Escherichia coli O127:H6 str. E2348/69 plasmid pMAR2, complete sequence</text:p>
          </table:table-cell>
          <table:table-cell office:value-type="string" calcext:value-type="string">
            <text:p>ATGGTTTCTAAAATCATGAATAAGAAATACGAAAAAGGTCTGTCTTTGATTGAATCTGCAATGGTGCTTGCGCTTGCTGCCACCGTTACCGCAGGTGTGATGTTTTACTACCAGTCTGCGTCTGATTCCAATAAGTCGCAGAATGCTATTTCAGAAGTAATGAGCGCAACGTCTGCAATTAATGGTCTGTATATTGGGCAGACCAGTTATAGTGGATTGGACTCAACGATTTTACTTAACACATCTGCAATTCCGGATAATTACAAAGATACAACAAACAAAAAAATAACCAACCCATTTGGGGGGGAATTAAATGTAGGTCCAGCAAACAATAACACCGCATTTGGTTACTATCTGACGCTTACCAGGTTGGATAAAGCGGCATGTGTTAGTCTTGCAACCTTGAACTTAGGTACTTCAGCGAAAGGCTACGGTGTTAATATCTCTGGCGAAAATAACATTACATCATTTGGTAATAGCGCTGATCAGGCTGCTAAATCGACTGCTATTACTCCTGCTGAAGCGGCAACTGCATGTAAAAATACTGATTCAACCAATAAAGTTACATATTTTATGAAGTAA</text:p>
          </table:table-cell>
        </table:table-row>
        <table:table-row table:style-name="ro1">
          <table:table-cell office:value-type="string" calcext:value-type="string">
            <text:p>lngA</text:p>
          </table:table-cell>
          <table:table-cell office:value-type="float" office:value="3000209" calcext:value-type="float">
            <text:p>3000209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D7GKK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7421-38131 Escherichia coli ETEC 1392/75 plasmid p557, complete sequence</text:p>
          </table:table-cell>
          <table:table-cell office:value-type="string" calcext:value-type="string">
            <text:p>TTAACGGCTACCTAAAGTAATTGAGTTTACCTGAGCAGTACAGGTACTTAGAATTTTGTCTGCAGTCAAGGTTGTTTGTCCATTGTTACCTAAAGAGCGTAAAACAGTTGTAGAGGCGGCCACAGACATATCTACACCAGTTGCTGTCATGGCATATGAACCAGACGCAGAAGTACCAATAGCAACATATTCCCAGTTATTCCCAACTTGCCCAAGAATAGAACGGCACTGCTCTTGGCTTAATCCATTAAGTTCGATAGCAAAACCTTTTTTAACTTGAGCACCATTCGAAGTTAAAGCACCGCCAATAGCGATAAAGTCGCCAGAAATGTTATTACGCACTTCGTCTGGTGTAATTTTCCCAAGCTGAACTAACTGTGCTGCAGGTATTCCGTTTGTATCAGTTTTAATTGTATTTGCAGTAAGGCTTAATGGGTCCACAAAATCTGGATATTTACCATCACGTTGATAAGCATCTTTCATTGCTACGCGGACTGTATTTGTATTAGTTACTAAATCAGTCACAGCACGTGAATCAAACGCACGCTGAGCCAGAATCACGACACCGGCTGCAATCGTACCGATAATGCCAAGAACAATGATAACTTCCAGCAGGCTCATACCACGTTGTTTACGTAATTCATGGTATTTGGCGATTTTTTTTCTTGCCTCTTCTTTAAATTTCTGTGTCCGGTTATACACGGATAGCAT</text:p>
          </table:table-cell>
        </table:table-row>
        <table:table-row table:style-name="ro1">
          <table:table-cell office:value-type="string" calcext:value-type="string">
            <text:p>hcpA</text:p>
          </table:table-cell>
          <table:table-cell office:value-type="float" office:value="3000210" calcext:value-type="float">
            <text:p>3000210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C6UVU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1579-122019 Escherichia coli O157:H7 str. TW14359 chromosome, complete genome</text:p>
          </table:table-cell>
          <table:table-cell office:value-type="string" calcext:value-type="string">
            <text:p>TTAGTTGGCGTCATCAAAGCGGAAGACATCTTCGCAGGCTTGCTGCAATGCGCTGTCACTTTGAATATTGCAGTTGCGCGCCCAGCCGGTGACGCCGTTTGCGTTATCCCAACCTGGCGTCATGACGACGCTTAGCCCATTGAGACTTTCTTGCCCGGTCAGCGACACCACGCCCTTTGCCACACTCATGGCTGAAACATAGCGGGTGGTGGTAGGCGAGGGAATGCCATTGCTGCCACCGTCGCAGGTATCTAATCCACCATGTTCCAGCGCGCACAACTCTACGGCGGTACGGTAAGGCACAAAGGTTTGTAGCATGTCGGTGAGTGCGGCTTTGCGCAGGTAGTTTTGATAAGCGGGAATACCAATGGCGCTTAAAATGGCAATGATGCCAATAACCACCATCAGTTCGATAAGTGTAAAACCGCGTTGCTTGTCCAT</text:p>
          </table:table-cell>
        </table:table-row>
        <table:table-row table:style-name="ro1">
          <table:table-cell office:value-type="string" calcext:value-type="string">
            <text:p>gspH</text:p>
          </table:table-cell>
          <table:table-cell office:value-type="float" office:value="3000211" calcext:value-type="float">
            <text:p>3000211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I3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1836-3372399 Escherichia coli O127:H6 str. E2348/69 chromosome, complete genome</text:p>
          </table:table-cell>
          <table:table-cell office:value-type="string" calcext:value-type="string">
            <text:p>TCATGGCATCCCCTCATCACATTGATTGAGAGATAACGCGCCATCGTGCGCCAGCTTTACCGCCCAACACGCGTTTTGTGCCGACGAGTAAAAACGTAGTGTAAACGGCGTGACAGGTTCAAAAGGCGAAAAACGGATCTGCGGTGTCTTCTTTTTCGCCTCTTTTTGCAGCTCCAGTTCAATATCGTGCAGCGTCAGGCGACGACGCTGCAGCTCCAGCGCATACTCCTTCTGCCAGATATCACTGCCGGGTTGTAACAGCATCTGCACCTGTTTTGGCACCGTAACCTGTGCCGATAACCGGGTCGCAGAAACGGGCAACCATTGCCCGTGACGACGCTGCATAAACTGGTAACCTGGCGGGTCGATTAGCACACCGAGTGTTTGCCCTTCGATCACTGCCCTGTCCTTAAACTGCGCAAAGCGAGTCAGAAAATCCTGCGCCGCTTTTTTCGCAGGCGGCTCTGAAGCGGTCGCAAACGTCTGTACCACGCCCGCACTGGCAAGGCCGATAAGGAAAATCACCAGCATGATTTCCAGAAGTGTGAATCCGCGTTCAGGCAC</text:p>
          </table:table-cell>
        </table:table-row>
        <table:table-row table:style-name="ro1">
          <table:table-cell office:value-type="string" calcext:value-type="string">
            <text:p>bfpI</text:p>
          </table:table-cell>
          <table:table-cell office:value-type="float" office:value="3000212" calcext:value-type="float">
            <text:p>3000212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TE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880-12425 Escherichia coli O127:H6 str. E2348/69 plasmid pMAR2, complete sequence</text:p>
          </table:table-cell>
          <table:table-cell office:value-type="string" calcext:value-type="string">
            <text:p>ATGTTTATATTGAGAAATAAAAGAAAAGAGTCAGGTTTGTCACTGATTGAAGCGTCATTAGTGATTATTTTATCTGGCCTGGTTATTGTGCTTGTTCAGTCAGCAATTTCAAAAATTATTAAGTATGCTGTTCATGAAAATGCACTGCATGATGTTTCGTATGTAATGTCTTACATTCAGGATACATTACAGACATCATGCTATGGAAAAGAAAATATTGTTTGTGATGGAGTGATAAGTTCAGTAAAATCAAACGTTAACTCTGGTAATAAAATAAAGGTTGATGTTAAAAAAGACGGAAAATATGTATCTGTGTATATTTTATACACCCTGTCAGGGAACGAATATTTTGGCAGAAATGAAGATTTCGGTAGCATGTTATTTACGCATGTAAGCGCTTATTCTGGGAGAATGGATAGCAGTACAGGAGTTGTAAGTTCGGTTCTGGGATGGTGGAAAGTAAATTCTGATGACACAATTTTTTTAGGTGGGGATAATAATAAAAATCTTTTCTTTTACAATAATTTCCGGGTGGATGTTTTATGA</text:p>
          </table:table-cell>
        </table:table-row>
        <table:table-row table:style-name="ro1">
          <table:table-cell office:value-type="string" calcext:value-type="string">
            <text:p>lngB</text:p>
          </table:table-cell>
          <table:table-cell office:value-type="float" office:value="3000213" calcext:value-type="float">
            <text:p>3000213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D7GKK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5788-37359 Escherichia coli ETEC 1392/75 plasmid p557, complete sequence</text:p>
          </table:table-cell>
          <table:table-cell office:value-type="string" calcext:value-type="string">
            <text:p>TTAGGTTTGTGGTTCTGTACTGCACCAGGTTGTGATATTTACTGAAAGAAATTTAGGGTTCAGGTACACCGATGTTGTGTTATTTACTGGGTCGAATACGCCCATTGTTGCAGTGATGTACCATTTTCCTCCAGACTGGTTAACCTGGATAGCCGAACCAGACCAATATCCCAGCTGTCCTCCACTATTTCTGTTTGTGCTAAGATGACTAAAATCTGCCTGATAATTTCCTGTATTATCTTTTGTATCAGCTACAACAGAAGCAATTGAAGCACTGAGTCTTGGATATAATTTCTGTCCATTTGGAGATACTGGACACTCTTGCACATTCAGTTCAATTCGGCCCTTTTCAGTTGTTACGTTACCCTTATACGTATCAGGGTTATTAATGACAATATCACTGTCAGTGCTGTTTCCAAAAGAAGCATATGTAGTGTTTGGTATTGTACGGTATACTTTTTTCGTTGGATCCGTTATTGACTTCTCTTCAACCAAAACATTCGCGAGCATTGTCGCTGGATTCCCATTATCATCTTTTAATTGAATAAGAGAGGCATCCTTATCATTTTCATCTTTACCTTCGACTTGTGTCAAACATAGTTTACTCGTACCTGTATTCAAATCCCAGCATAAACCAGGTTCATTATTTGATGATGCTTTTCCTTTGGTTAAAACCAGATTATTACCATCGTTAGCAGCAGTCAGACATGGTCCGGACATCTTACTATCGATGTTCCAGCAAAGTTTATCGGCTCCGACACGCCCGTCAGCACGTAAATATTTACCAGTATTTGGATCGATACTTATACGTAAACCATAGTTCTTATTCTTGCTTAATGAACCTATATTTTTAGACAAATCAGATATAGTTAAAGCCTGTCCCGAGACTTTAGTAAGTGCCCAACTTGAAACACCAGACTGACCTTTTTCAACCACATAAATATCTTTAAATGATATAGAATGTTTCTCAGCAGCCTTCTCTAAAGCGTTTAAATAGTTTGCAAAGTGAAATGCTCCTTCGGGACTCACCTTTTCAAATCCAAGAATAAAGTCCACGCGCTCTATCGCACTGGCAACTGTTGCATCAGCACCCACAAAATCTATACGTTCTATTTTTAAATCACTGTTTGCCAGAACTGCGGGTTCATTGCATGGAATATAATCCTTACTGAATTCATACTTTCCCTGTGTTCCCGTACTTATACAATATTTTCTTGTAAAATGGATTCTTGTATTGTTTCCTGCGCTCCAGTCGATTAATTCAGTGGCATTAGCAGACATGGCTGCATTTAAATCTTTATTATTAGTTCGATTTATGTAAGGAACTCCAGCTGTCTGATCATAAAGTGGATTTGTAATTTCTTTTTCTTTGTTGTTTTCAACGACTGATATCTGTTCTTCAGCAACAAAATCCACAATTCCTGCCACTTCTGAAATCAATGCATCTGATATAATTTGTCGACGTGCCTCATCAGCTTCTTTTTCTTTATATTTAATAACTGATATCATCCCCACTCCCATTATAGCGAGAGTGATAATCATCTCCAGAAGTGTGAAGCCTCTCATTTTCAT</text:p>
          </table:table-cell>
        </table:table-row>
        <table:table-row table:style-name="ro1">
          <table:table-cell office:value-type="string" calcext:value-type="string">
            <text:p>ppdC</text:p>
          </table:table-cell>
          <table:table-cell office:value-type="float" office:value="3000214" calcext:value-type="float">
            <text:p>3000214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C6US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3743964-3744287 Escherichia coli O157:H7 str. TW14359 chromosome, complete genome</text:p>
          </table:table-cell>
          <table:table-cell office:value-type="string" calcext:value-type="string">
            <text:p>CTACTGACGATTCGGGCAATGCAGGCGGGTCATCTCGCCTGCTCTGCCCCCGGGTGAAACTAGCGTAACGCTGATGCTGACACATCCCGCCTGCGATGTCTGCATTCGGTTGACCTGCCAGTTGGCAGGTGGCGAAATCGCGCGCAATTGCGTTTGCTGCCAACCATGCCGCCAGAGCTGTTGGTACTGGTTTCTGCTGGTAAGACTGTTCATTAATGTTCGCTGGAAACCCGATAACGCAGTGACAATCATCACCATCAACACCATCGCCAACATTACCTCCGGCAGGCTAAAGCCTTGTTGATTCTTCAGGGAAGCTGACAT</text:p>
          </table:table-cell>
        </table:table-row>
        <table:table-row table:style-name="ro1">
          <table:table-cell office:value-type="string" calcext:value-type="string">
            <text:p>gspI</text:p>
          </table:table-cell>
          <table:table-cell office:value-type="float" office:value="3000215" calcext:value-type="float">
            <text:p>3000215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839-3371468 Escherichia coli O127:H6 str. E2348/69 chromosome, complete genome</text:p>
          </table:table-cell>
          <table:table-cell office:value-type="string" calcext:value-type="string">
            <text:p>ATGAAGCGTGGATTTACCTTGCTGGAAGTAATACTCGCGCTGGCGATTTTTGCGCTGGCTGCCACGGCGGTGTTACAGATTGCCAGCGGTGCGCTGAGTAATCAGCAAATCCTTGAGGAGAAAACGGTAGCGGGCTGGGTAGCTGAAAACCAGACTGCGCTGCTTTACCTGATGACCCGTGAACAACGAGCGGTCAGGCACCAGGGCGAGAGTGATATGGCAGGAAGCCGCTGGTACTGGCGAACGATCCCTCTGAATACCGGTAACGTGCTGCTCCAGGCGGTGGATATTGAAGTCAGTCTTCATGACGACTTTTCGCCAGTGATTCAGTCACGACGCGCCTGGTTTAGCGCCGTGGGAGGCCAACAGTGA</text:p>
          </table:table-cell>
        </table:table-row>
        <table:table-row table:style-name="ro1">
          <table:table-cell office:value-type="string" calcext:value-type="string">
            <text:p>bfpJ</text:p>
          </table:table-cell>
          <table:table-cell office:value-type="float" office:value="3000216" calcext:value-type="float">
            <text:p>3000216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422-12973 Escherichia coli O127:H6 str. E2348/69 plasmid pMAR2, complete sequence</text:p>
          </table:table-cell>
          <table:table-cell office:value-type="string" calcext:value-type="string">
            <text:p>ATGATAAGAAAAGAAAGCGGCCTTTCATTAATTGAAGTAATGATTGGCGTCCTTTTTTTTTCGATTGTTTCTCTTTCTGTATATAACTATTACAACAGGAGCGCAGAACAACATTATATGAATAATGTCTCTGTCGTTATGTGCAGATATGCTGATGCTCTTAGCTACTATTTACAGGATAGCACAGCAACCAATGGTAACGGTAGTGTATCATTATCTACTCTGGTTGCTTCTGGATATTTGCCACCAATGCAAGAAACGTCTGGTGTTGGAGAATATGAAATAAAAATGTATGTCGATAAGAATAAGAATGGTCTGATAGCATTATATGGTGGAGAGTATTATTCACTTACCTCTGAGAACATAAAAAAATTTCTGGGGATTCGTGGTGCATCTGCTAAAGATAATAAAATCATATCTGCAGGTGGGTATTATTCATTGCCTGTATCTGACTTTACAGGTTTTCGCACTGTTAATTTAAGAGGATTAATGCTCATTCCTTCCATTCAGACATCAGGGCAAAATTGTGACAGAGGTGGATATGATTTTTGA</text:p>
          </table:table-cell>
        </table:table-row>
        <table:table-row table:style-name="ro1">
          <table:table-cell office:value-type="string" calcext:value-type="string">
            <text:p>ygdB</text:p>
          </table:table-cell>
          <table:table-cell office:value-type="float" office:value="3000217" calcext:value-type="float">
            <text:p>3000217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4679-3744272 Escherichia coli O157:H7 str. TW14359 chromosome, complete genome</text:p>
          </table:table-cell>
          <table:table-cell office:value-type="string" calcext:value-type="string">
            <text:p>GTGAACCGCGAAAAGGGTGTTTCGTCACTGGCTCTGGTCCTGATGCTGCTGGTTTTGGGTAGCTTGCTATTACAAGGAATGAGCCAGCAGGATCGCAGTTTTGCCTCTCGCGTGAGCATGGAAAGTCAGTCACTGCGCCGCCAGGCCATCGTTCAGTCGGCGTTGGCGTGGGGGAAAATGCACTCCTGGCAGACGCAGCCCGCAGTTCAGTGCTTACTGTACGCTGCCACTGGTGCCCGGGTTTGTTTGCGTTTACTGGAAGATAATGAAGCCTTATTAATTGCCGGTTATGAAGGCGTTTCGTTGTGGCGAACAGGCGAAGTCATTGATGGAAAAATTGTTTTTTCGCCACGCGGCTGGAGCGATTTTTGTCCGCTGAAAGAGGGGGCGTTATGTCAGCTTCCCTGA</text:p>
          </table:table-cell>
        </table:table-row>
        <table:table-row table:style-name="ro1">
          <table:table-cell office:value-type="string" calcext:value-type="string">
            <text:p>gspJ</text:p>
          </table:table-cell>
          <table:table-cell office:value-type="float" office:value="3000218" calcext:value-type="float">
            <text:p>3000218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471-3370866 Escherichia coli O127:H6 str. E2348/69 chromosome, complete genome</text:p>
          </table:table-cell>
          <table:table-cell office:value-type="string" calcext:value-type="string">
            <text:p>GTGAGAAGGGCTCGCGCTGGTTTCACATTACTGGAAATGCTGGTGGCGATAGCCATTTTTGCCTCACTGGCACTGATGGCGCAGCAGGTGACAAACGGCGTTACACGCGTGAATAGCGCCGTCGCCGGACACGATCAAAAACTAAACCTCATGCAGCAAACGATGAGTTTTTTGAACCACGATCTGACACAAATGATGCCGCGTCCGGTAAGAGGCGATCAGGGCCAGCGTGAACCAGCGTTACTGGCGGGCGCTGGCGTGCTGGCGTCTGAGAGTGAAGGAATACGCTTTGTGCGCGGCGGCGTGGTCAATCCGTTGATGCGTCTGCCGCGCAGTAATCTGCTCACCGTCGGTTACCGCATTCATGGTGGTTATCTCGAACGGTTAGCCTGGCCACTGACTGATGCGGCAGGCAGCGTGAAGCCAACAACGCAAAAATTAATCCCGGCGGATTCGCTCCGTTTGCAGTTCCACGACGGCACGTGCTGGCAGGAGAGCTGGTCATCAGTGCAGGCGATTCCTGTGGCAGTACGCATAACCCTGCATTCGCCGCAATGGGGCGAAATTGAACGCATCTGGTTGTTACGCGGGCCGCAATTATCATGA</text:p>
          </table:table-cell>
        </table:table-row>
        <table:table-row table:style-name="ro1">
          <table:table-cell office:value-type="string" calcext:value-type="string">
            <text:p>bfpK</text:p>
          </table:table-cell>
          <table:table-cell office:value-type="float" office:value="3000219" calcext:value-type="float">
            <text:p>3000219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963-13451 Escherichia coli O127:H6 str. E2348/69 plasmid pMAR2, complete sequence</text:p>
          </table:table-cell>
          <table:table-cell office:value-type="string" calcext:value-type="string">
            <text:p>ATGATTTTTGAAGGACGTCAGCAAAAGGGACTGTCGCTTATTGAAATAGCGATGGTAATTATTTTGTCTGTGGTATTTATTTCTGGCGGGAGTTATATTATATCTCTTTTCAAGGTTTTTGCTCAATCTTGTGTTGTAGCAACAGATATGAATTCTGTCAGAAATATAATCATCAGTTCGGATGTTGAATATAAAACTGGAAAATATGATGTATCATCCATAACAAATGACAATCGATTTAATAAATATCAGGTGTATTTTGGAAATGATGGTTATACTTTAATATCAGGAAGTTCTCCTGTTAGTGTGGATGTGTTTTTTATTACCTGCTATTTGGCAAAATATAACTGTGTATGGATTCTCAATACCAACAATAAAATATACGCGAAACATATGTCTGCTGTTCTCCCGTTAGAGTTATTAAGTGCATATGGCCTTAATTATTCAGGAGAGAGTGGTGTCACAGGGCTTCTGTTTAAACGGTACTAG</text:p>
          </table:table-cell>
        </table:table-row>
        <table:table-row table:style-name="ro1">
          <table:table-cell office:value-type="string" calcext:value-type="string">
            <text:p>ppdB</text:p>
          </table:table-cell>
          <table:table-cell office:value-type="float" office:value="3000220" calcext:value-type="float">
            <text:p>3000220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239-3744676 Escherichia coli O157:H7 str. TW14359 chromosome, complete genome</text:p>
          </table:table-cell>
          <table:table-cell office:value-type="string" calcext:value-type="string">
            <text:p>ATGCCTGTAAAAGAGCAAGGTTTTTCTCTGCTGGAAGTGTTGATTGCTATGGCGATCAGTAGCGTATTGTTGTTGGGGGCTGCACGCTTTCTGCCTGCGTTACAGCGTGAAAGTTTAACGAGCACCCGTAAGCTGGCACTGGAAGATGAAATCTGGCTGCGGGTATTTACCGTCGCGAAGCATCTCCAGAGGGCGGGTTATTGTCATGGCATCTGTACCGGCGAAGGGCTGGAAATTGTCGGACAGGGTGACTGTATCATTGTGCAGTGGGATGCGAACAGTAACGGTATCTGGGATCGCGAACCGGTAAAAGAGTCCGACCAGATTGGATTTCGTCTGAAGGAGCAAGTGTTGGAAACGCTACGCGGTGCGACATCCTGTGAAGGTAAGGGCTGGGATAAAGTCACTAATCCGGATGCCATCATTATCGACACTTTTCAGGTCGTACGTCAGGATGTCAGCGGCTTCTCGCTGGTGTTGACGGTTAATATGCGTGCTGCCAGTAAGTCTGAACCGCAAACCGTGGTGGATGCCAGCTATAGCGTGACAGGATTCAACCTGTGA</text:p>
          </table:table-cell>
        </table:table-row>
        <table:table-row table:style-name="ro1">
          <table:table-cell office:value-type="string" calcext:value-type="string">
            <text:p>gspK</text:p>
          </table:table-cell>
          <table:table-cell office:value-type="float" office:value="3000221" calcext:value-type="float">
            <text:p>3000221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0869-3369892 Escherichia coli O127:H6 str. E2348/69 chromosome, complete genome</text:p>
          </table:table-cell>
          <table:table-cell office:value-type="string" calcext:value-type="string">
            <text:p>ATGATCACCTCACCACCAAAACGCGGAATGGCACTGGTCGTGGTGCTGGTATTGCTGGCGGTTATGATGCTGGTGACCATCACGCTTTCCAGTCGGATGCAGCAGCAACTTGGGCGAACGCGCAGCCAGCAGGAGTACCAGCAGGCGCTGTGGTACAGCGCCAGTGCAGAAAGCCTGGCGCTGAGCGCACTCAGTCTGAGCCTGAAAAATGAAAAGCGTGTGCATCTGGCACAACCGTGGGCTTCTGGCCCGCGTTTTTTCCCACTGCCGCAGGGGCAAATCGCCGTCACTCTGCGTGACGCACAGGCCTGCTTTAACCTGAATGCCCTCGCTCAGCCGACGACGGCGTCGCGTCCGCTCGCGGTACAACAACTGATTGCCCTGATCTCGCGCCTTGATGTACCTGCTTATCGGGCCGAACTGATAGCCGAAAGCCTGTGGGAGTTTATTGACGAAGACCGCAGCGTGCAGACGCGTCTGGGTCGTGAAGACAGCGAGTATCTCGCCCGCTCGGTGCCGTTCTACGCCGCTAATCAACCGCTGGCTGATATCAGCGAGATGCGCGTGGTGCAGGGAATGGACGCCGGGCTTTATCAAAAACTGAAACCGTTGGTCTGTGCGCTGCCGATGGCCCGCCAGCAAATCAACATCAATACATTAGATGTCACGCAAAGTGTGATTCTTGAGGCGCTGTTTGACCCGTGGTTAAGCCCTGTTCAGGCGCGGGCGTTATTACAACAACGTCCGGCGAAGGGCTGGGAAGATGTCGATCAGTTTCTTGCTCAGCCGCTACTTGCAGACGTCGATGAGCGTACTAAAAAACAGCTAAAAACCATCCTGAGCGTGGACAGCAATTACTTCTGGCTGCGTTCAGATATCACCGTGAATGAGATTGAACTGACGATGAATTCGTTAATTGTCCGCATGGGCCCACAACACTTTTCTGTTCTCTGGCATCAGACAGGAGAAAGTGAGTGA</text:p>
          </table:table-cell>
        </table:table-row>
        <table:table-row table:style-name="ro1">
          <table:table-cell office:value-type="string" calcext:value-type="string">
            <text:p>ppdA</text:p>
          </table:table-cell>
          <table:table-cell office:value-type="float" office:value="3000222" calcext:value-type="float">
            <text:p>3000222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700-3745230 Escherichia coli O157:H7 str. TW14359 chromosome, complete genome</text:p>
          </table:table-cell>
          <table:table-cell office:value-type="string" calcext:value-type="string">
            <text:p>ATGAAAACACAACGTGGTTATACGCTGATTGAAACGCTGGTCGCGATGCTGATTTTGGTCATGCTAAGCGCAAGTGGACTCTATGGCTGGCAATACTGGCAGCAGTCGCAACGGCTTTGGCAAACCGCCAGCCAGGCGCGGGACTATTTGCTCTATTTACGTGAAGATGCCAACTGGCATAACCGCGACCACAGTATCAGTTTTATCAGGGAGGGGACGTTATGGTGCCTTGTGAGTTCCGTTGCTGGGGCGAATACCTGTCATGGCAGTTCACCATTGGTCTTTGTGCCACGCTGGCCCGAAGTCGAAATGAGCGACCTGACACCTTCGCTTGCTTTCTTTGGCCTGCGCAATACCGCATGGGCCGGGCATATTGGCTTCAAAAACTCAACGGGCGAGTGGTGGCTGGTGGTTTCGCCGTGGGGAAGACTCCGGCTTTGTCAGCAAGGAGAAACAGAAGGATGCCTGTAA</text:p>
          </table:table-cell>
        </table:table-row>
        <table:table-row table:style-name="ro1">
          <table:table-cell office:value-type="string" calcext:value-type="string">
            <text:p>gspL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9886-3368717 Escherichia coli O127:H6 str. E2348/69 chromosome, complete genome</text:p>
          </table:table-cell>
          <table:table-cell office:value-type="string" calcext:value-type="string">
            <text:p>ATGCTTGAGATTTTTTTCCCGCTTTGCGCCGCTGATCCCATCCGTTGGCAGCGCCATACACCCGACGTGGAGCACGGTATCTGGCCTGACGTTGCTGACGAACGTCTCCAGCAATGGCTGCAAACTGATGCGATTCGACTCTACATTCCCGGCGAATGGATCAGCGTCTGGCAGGTTGAACTGCCTGATGTGCCCCGCAAGCAGATACCGACGATTCTGCCCGCCTTGCTGGAAGAAGAGCTGAACCAGGATATCGATGAACTGCATTTCGCCCCGTTGAAAATCGACCAGCAACTGGCAACCGTAGCTGTGATTCACCAGCAGCATATGCGCAACATTGCGCAGTGGTTGCAGGCAAACGGCATCACCCGCGCTACTGTCGCGCCGGACTGGATGTCTATTCCTTGTGGGTTTATGGCTGGCGATGCGCAACGGGTTATCTGCCGCATCGATGAATGCCGGGGATGGAGCGCCGGGCGGGCGCTGGCTCCGGTCATGTTCCGCGCACAGCTCAATGAGCAGGATATACCGCTTTCACTAACCGTGGTCGGCATTGCACCGGAAGAACTGTCTGCATGGGCTGGTGCGGACGCCGAACGCCTGACCGTTACGGCTCTGCCAGCCATTACCACTTATGGCGAACCGGAAGGGAACCTGCTAACAGGGCCGTGGCAGCCTCGTGTCAGCTACCGAAAACAGTGGGCGCGCTGGCGGGTGATGATTCTGCCGATATTGCTGATTCTGGTTGCGCTGGTAGTGGAACGGGGCGTGACGTTATGGAGCGTCAGCGAACAGGTGGCGCAAAGCCGCACCCAGTCGGAGAAACAGTTCTTAACGCTATTCCCGGAGCAGAAGCGGATTGTGAATTTACGCTCTCAGGTGACGATGGCGCTGAAAAAATATCGCCCACAGGCCGACGATACCCGGCTGCTCGCAGAATTGTCAGCGATCGCCAGTACCCTGAAATCAGCGTCACTTACCGACATCGAAATGCGTGGTTTCACCTTTGATCAAAAACGCCAGACGCTTCACCTCCAGCTACGGGCTGCGAACTTTGCCAGCTTCGACAAACTGCGTAGCGCACTGGCGGCAGATTATGTTGTGCAACAGGACGCGTTACAGAAAGAGGGTGATGCGGTTTCCGGCGGAGTAACGTTGCGGAGGAAATAA</text:p>
          </table:table-cell>
        </table:table-row>
        <table:table-row table:style-name="ro1">
          <table:table-cell office:value-type="string" calcext:value-type="string">
            <text:p>bfpC</text:p>
          </table:table-cell>
          <table:table-cell office:value-type="float" office:value="3000224" calcext:value-type="float">
            <text:p>300022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D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5337-6545 Escherichia coli O127:H6 str. E2348/69 plasmid pMAR2, complete sequence</text:p>
          </table:table-cell>
          <table:table-cell office:value-type="string" calcext:value-type="string">
            <text:p>ATGATAAAGAATAATCTTGGCGTAGCGGTAATTGGTTCGAAACAATATGCCGTGAATTTATTATGGGGAAGTTCTCAGGATACAGAAACAACAAATCAGGCTCTGAATAAGAGCCTGACGTTGATGTCCTCAAAGCTATATTCCGTTATTGGACGATTTCAGGGTGAACAGTTTGCCGTAGGAGATAAAAATATTGGCCACAAAAGAGGCCAGGTGACCTTACTGTCTGCAATTGATTTCGATGGCAGTTCTTTTTGTGGGCTGTTTCCTGCTGATAATGAATTATGGCTTGTCATCGGTGTTGATAAAGATGGAATGGTTCACTTTGACAAGTCCTTTCACAGTAAGGATGATGCAAAAAAATTCTTTTTCGACCATGTGGCATATGGATACCCGTGGGACAGAACATACAGTCCTTCAGATGTTGGAGTCGGTGAAAGCAGGAGTATTTCTGAGCTTTCACTAATCAAAGGGAAGAAATTAAAGGAAAAAGGTGCCGGTCAACTAATGCCATTGCTGTTATCTGGCGTTGGAATTATAATATTCTTTGTCATCATATATAATTTTATGAACTTATGGTTAAGTGGCAGAGATAAGGATATTCTTAACGAAGAACCATCTCCGGCCGTCAGTGAGGAAGTCAGAAATATCCCGTGGGAAGGGAAAAGCAAACCGGGCTCATTGTTTTCTAAATGTATAAAAGAAATGGATTCATTCCGGTTCCAAGCAGCATCCGTTCCAGGCTGGATGCCTGAAAATAAAGTAACCTGTAATGACTCTGATATAAACTTTAGTGTTTATCGTTCTGGCGGACTTAATATATGGTATGAAAATCCGGGCCTGTTTTTTCACAGTGGAGACATCCCAGACATTACCAGAAATGATAATGATAAAATAACATTTACATGGCCTCTTGAAACGGTCAGGTATGACAGTTCGATACTCGACGTGCATACCTTGAATAAGACTCAAGAAATAATAAGGTATCTTTCACGTCAGTTTGAGAATAGCTGGATAGAGATAAAATTTGAACCGTCCGTGCCGGACGGCAATACAGAACGAGTGGGTTTTTCTTTTTCATTTAACCATGATCCGAGAATCTTACTCCCAATTCTTTCTGAAGTAAATGGACTGATTATCACTAATATCGATTATGATTTTTCAGGAAGTAACTGGAACGTGAAAGGTGTTTTTTGGGGGAGAGCTTAG</text:p>
          </table:table-cell>
        </table:table-row>
        <table:table-row table:style-name="ro1">
          <table:table-cell office:value-type="string" calcext:value-type="string">
            <text:p>lngE</text:p>
          </table:table-cell>
          <table:table-cell office:value-type="float" office:value="3000225" calcext:value-type="float">
            <text:p>3000225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D7GKK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878-33318 Escherichia coli ETEC 1392/75 plasmid p557, complete sequence</text:p>
          </table:table-cell>
          <table:table-cell office:value-type="string" calcext:value-type="string">
            <text:p>ATGAATCTTGAACAGATTTCAGATGAAAAAATTGCGCTGGAGGTTTTATGGATATCCTCAGAGAACGTATCAAAAAAGATCACAGACACAAGGGAAAGAAGTTGGCGAAGATTCGTAGACAGACATTACAGGAAAATTGAATATACAAATTCAGAAAAAAAACTATGTCTTGGATACAGTCCTGATACATCTTCCCAGGCTCAACCTTTTGCTCTTTATATTCGCAATATTTTTGGAGATGGCATTTACTATACAAATGAAGAAAGTGATAAAAATTACTTATTAGTTATAAACAACGGTGAAGTCATGGAAGGAACAGATGCCTATCTTAACAATGCGTTGTTTGAGAGGTATAGGAAACAATTACAATGTGAAGAATACGCATCTCTACAATGGAACTGTCTGACAATTACACATATAGATGAGGTAATTGAAGCAAATAATTTGTATAAGAGAAAAAATAAAAAAAAGAAAATCACATATCTTTCAGTTATGTTAGGCGCAGGAGTGATTTTTCTTTTATTATTTTCCTTTACGCTTAAGATGTTCTTGGTGAACTGA</text:p>
          </table:table-cell>
        </table:table-row>
        <table:table-row table:style-name="ro1">
          <table:table-cell office:value-type="string" calcext:value-type="string">
            <text:p>gspM</text:p>
          </table:table-cell>
          <table:table-cell office:value-type="float" office:value="3000226" calcext:value-type="float">
            <text:p>3000226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8715-3368164 Escherichia coli O127:H6 str. E2348/69 chromosome, complete genome</text:p>
          </table:table-cell>
          <table:table-cell office:value-type="string" calcext:value-type="string">
            <text:p>ATGTTACGCGATAAATTTATTCACTATTTTCAGCAATGGCGTGAACGCCAGTTAAGCCGTGGCGAACACTGGCTGACACAACACCTGGCGGGGCGTTCTCCGCGTGAAAAAGGCATGTTACTGGCAGCGGTAGTGTTCCTGTTTAGCGCCGGATATTACGTTCTCATCTGGCAGCCGTTGAGCGAACGGATTGAGCAACAGGAGACGATGTTGCAGCAGCTCGTGGCGATGAACGCGCGACTGAAGAGCGCCGCGCCGGATATTATTGCGGCGCGAAAATCCGCCACGACAACGCCAGCACAGGTATCGCGGGTCATCAGTGACAGCGCTTCCGCGCACTCGGTGGTCATCAAACGGATTGCCGAGCGTGGGGAGAATATTCAAGTCTGGATAGAACCTGTGGTGTTTAATGACCTGCTGAACTGGTTAAACGCGCTGGATGAAAAATATGCGCTGCGAGTGACACAAATTGATGTCAGCGCAGGTGAGAAGCCTGGGATGGTGAATGTGCAGCGGCTGGAGTTTGGGCGGGGTAAAGTATCAGGAGATTAA</text:p>
          </table:table-cell>
        </table:table-row>
        <table:table-row table:style-name="ro1">
          <table:table-cell office:value-type="string" calcext:value-type="string">
            <text:p>gspO</text:p>
          </table:table-cell>
          <table:table-cell office:value-type="float" office:value="3000227" calcext:value-type="float">
            <text:p>3000227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A8A5E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157159467:3509886-3510563 Escherichia coli HS, complete genome</text:p>
          </table:table-cell>
          <table:table-cell office:value-type="string" calcext:value-type="string">
            <text:p>ATGACAATGCTACTGCCGCTCTTCATTCTGGTTGGTTTTATTGCAGGTTATTTTGTTAATGCCATCGCCTATCACCTCTCGCCGTTGGAGGATAAAACGGCGTTAACGTTTCACCAGGTATTGGTTCATTTCAGGCAAAAAAAATATGCCTGGCATGATACAGTGCCCCTGATACTTTGTGTTGCTGCTGCTATCGCCTGCGCCCTGGCACCTTTCACGCCCATCGTGACTGGCGCACTCTTTCTCTATTTCTGTTTCGTACTCACGCTCAGTGTTATTGATTTTCGCACTCAGCTCCTGCCCGACAAACTCACCTTACCGCTGCTCTGGCTTGGCTTGGTATTTAATGCGCAGTATGGATTAATTGATTTACATGATGCGGTTTACGGCGCGGTAGCGGGCTATGGGGTGCTGTGGTGTGTTTACTGGGGCGTCTGGTTAGTTTGTCACAAAGAGGGATTGGGCTACGGTGATTTCAAGCTACTGGCCGCTGCAGGCGCATGGTGTGGCTGGCAAACGTTGCCAATGATACTGCTGATTGCCTCGCTGGGTGGCATTGGTTACGCCATCGTTTCACAACTTCTGCAACGCCGGACTATAACCACTATCGCATTCGGCCCGTGGCTTGCGCTCGGCAGCATGATAAACCTGGGGTATCTGGCCTGGATCTCTTATTAA</text:p>
          </table:table-cell>
        </table:table-row>
        <table:table-row table:style-name="ro1">
          <table:table-cell office:value-type="string" calcext:value-type="string">
            <text:p>bfpP</text:p>
          </table:table-cell>
          <table:table-cell office:value-type="float" office:value="3000228" calcext:value-type="float">
            <text:p>3000228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B7UT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0682-11431 Escherichia coli O127:H6 str. E2348/69 plasmid pMAR2, complete sequence</text:p>
          </table:table-cell>
          <table:table-cell office:value-type="string" calcext:value-type="string">
            <text:p>ATGCAAGAAAGTATATTTCTATTATTGGTTTTTATATATGCGGCCACAATTACCAGTTTTATATGGCTCGCTGTGGAACGTCTTCCCCATCAGTTAAAATGGGTAGACAATCCTGTTTCTGATATAACAATATGGTCTCCGGGAAGTAAATGTAATAATTGTGGTAAAAAAATTCGTTGGTATTATCTTATTCCTGTTTTGGGGTATTTTTTGTGTCGGGGGGAATGTGGCTATTGTCATGCTAAAGTTCCCGTCCGGTATCCACTTACAGAGTTTATCTGTGGTGTTTGCAGTGTTATTATATTTGTATTTTTGGGAGACAGACTGTATGATGCAGTAATAGTTTCGCTACTTTTTCTTTGCCTTGTTTTTCTTGCTCTGATTGATTTAAGAGAGAACTGGCTACCAGCTTGTGTTACGTACCCTCTATTTTGGGCAGGTATGATTACTCCAGGGTTTGCATCCAGCGATGATAAGATTTTCGGTGCATTTACCGGTTTTTTAATAATGTATATTTCAATGAAACTAGTTAGCGCCTTAAGAAAGGAGGATGTTTTTGCAGGCGGAGACATTGCTCTGGCTACAGCGGCCGGTGCATGGTTAGGAATAGATAAAATGCCTTTTTTTCTTATTTTGTCTTCATTTATATTTATTCTTTACTCTCTTCCAGCAAGGTTAAGAGGTCAGGTTTTTGTTCCTATGGGACCAGCTCTTTCCGCGTCATTTTTTATATGTTTAGTTTATCATTAA</text:p>
          </table:table-cell>
        </table:table-row>
        <table:table-row table:style-name="ro1">
          <table:table-cell office:value-type="string" calcext:value-type="string">
            <text:p>lngP</text:p>
          </table:table-cell>
          <table:table-cell office:value-type="float" office:value="3000229" calcext:value-type="float">
            <text:p>3000229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D7GKJ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8336-27482 Escherichia coli ETEC 1392/75 plasmid p557, complete sequence</text:p>
          </table:table-cell>
          <table:table-cell office:value-type="string" calcext:value-type="string">
            <text:p>ATGTATGTTGAAATCGGCGTTTTCTTTTTTTTATTCATTACAGGTTTGTGCATTGGTAGTTTTTTAAATGTGGTCATCTATCGCATTCCTTTGTCGCTCATAAAGCCTCAGGACGATATTTTTAATATAGCATGGCCACCTTCACATTGTACTAACTGTAAAAATAAAATTCTCAAAAGAGACAATATACCTTTATTAAGCTGGTTATTATTGAAAGGTCAATGCCGATTTTGTGGTGGCGTGATATCTTCACGCTACCCAATTATAGAATTAATCACAGGTCTGTGTTTTTCTGTAATTGGATTATGGATGTTTGATTTCTTAAATCAGCAGCCATTGGTAGTAATTTCTGTTCTGTTTCTGTTCTCAGTTTTACTTTGTCTGACAGTTATTGATCTTGACCATTTGTTATTGCCTGATAGCTTAGTTTTTACTTTATTATGGACAGGGCTACTGGCAGCAACATTTGAAATTTCACCTGTTCATCTTAAAGATGCCGTTATTGGAGTTTGTGGAACGTGGTTATTTCTTACTGTAATTACATATCTTTTTACCGTCATCAGAAATAAAGAAGGCCTCGGTGGTGGTGATGTTAAATTAATCAGCGCGCTATCCGCATGGGTTGGCTGGTACTATATTCCAGCGTTGCTAGTCTTTTCATCTGTAATTGGTTTTATTTTATTCTTTATTGCAAAAAGAAAAATGGAATTCAGTTCCGATACAGAGAGGACCCTATATTATGTAGTTCCATTCGGTCCAGCTATATCGTTAACTGCATTTTTCATATATTTATCTAGTATCAACAAAGTGAATTTTATTGATGGTGTTTATGAATACTTTCTCTTATTTCTATGA</text:p>
          </table:table-cell>
        </table:table-row>
        <table:table-row table:style-name="ro1">
          <table:table-cell office:value-type="string" calcext:value-type="string">
            <text:p>b2972</text:p>
          </table:table-cell>
          <table:table-cell office:value-type="float" office:value="3000230" calcext:value-type="float">
            <text:p>3000230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Q4683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francetic_second_1998</text:p>
          </table:table-cell>
          <table:table-cell office:value-type="string" calcext:value-type="string">
            <text:p>&gt;gi|556503834:c3114352-3113543 Escherichia coli str. K-12 substr. MG1655, complete genome</text:p>
          </table:table-cell>
          <table:table-cell office:value-type="string" calcext:value-type="string">
            <text:p>ATGCTTTTTGATGTTTTTCAGCAATACCCCACGGCGATGCCCGTCCTGGCAACCGTCGGAGGATTGATCATCGGCAGTTTTTTGAATGTGGTGATTTGGCGTTACCCAATCATGCTGCGCCAACAAATGGCGGAGTTTCACGGTGAAATGTCGAGTGCGCAGTCAAAAATAAGCCTTGCGCTACCGCGTTCGCACTGCCCACATTGTCAGCAGACCATCCGGATACGTGACAATATTCCGCTGTTCTCCTGGCTGATGCTCAAAGGGCGCTGCCGCGACTGTCAGGCGAAAATCAGCAAGCGTTATCCGCTGGTGGAGTTATTGACAGCACTTGCTTTTTTGCTGGCGAGTCTGGTCTGGCCAGAAAGTGGATGGGGGCTGGCGGTGATGATATTATCCGCCTGGCTGATTGCCGCGAGTGTCATCGACCTCGATCACCAATGGCTGCCCGATGTTTTTACTCAGGGCGTATTGTGGACAGGACTGATTGCGGCATGGGCGCAGCAGAGTCCGCTCACGCTACAAGATGCAGTCACCGGCGTCCTGGTGGGATTTATCACTTTTTACTCTCTGCGTTGGATAGCCGGAATAGTTCTGCGTAAAGAAGCATTAGGCATGGGCGATGTATTACTTTTCGCCGCGTTAGGTGGCTGGGTGGGGGCATTGTCGCTGCCCAATGTTGCTTTAATCGCCTCATGCTGCGGCCTGATATATGCCGTTATTACAAAAAGAGGATCAACCACACTGCCTTTTGGACCGTGTTTAAGTCTGGGCGGTATAGCAACACTTTATCTACAGGCATTGTTTTAA</text:p>
          </table:table-cell>
        </table:table-row>
        <table:table-row table:style-name="ro1">
          <table:table-cell office:value-type="string" calcext:value-type="string">
            <text:p>yghG</text:p>
          </table:table-cell>
          <table:table-cell office:value-type="float" office:value="3000231" calcext:value-type="float">
            <text:p>3000231</text:p>
          </table:table-cell>
          <table:table-cell office:value-type="string" calcext:value-type="string">
            <text:p>Pilotin</text:p>
          </table:table-cell>
          <table:table-cell office:value-type="string" calcext:value-type="string">
            <text:p>B7UI3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9068-3378658 Escherichia coli O127:H6 str. E2348/69 chromosome, complete genome</text:p>
          </table:table-cell>
          <table:table-cell office:value-type="string" calcext:value-type="string">
            <text:p>ATGTCGATAAAACAAATGCCAGGGAGGGTATTAATATCGCTATTGTTGAGCGTTACAGGATTATTAAGTGGCTGTGCCAGCCATAATGAAAATGCCAGTTTACTGGCGAAAAAACAGGCGCAAAATATCAGCCAAAACCTGCCGATTAAATCTGCGGGATATACCTTAGTGCTGGCGCAAAGTAGCGGCACGACGGTAAAAATGACCATTATCAGCGAAGCGGGTGCTCAGACCACGCAGACGCCTGATGCCTTTTTAACCAGCTATCAACGACAAATGTGCGCTGACCCAACGGTGAAATTAATGATCACCGAGGGAATTAATTACAGCATAACGATTAATGATACACGTACAGGTAACCAGTATCAGCGGAAACTGGATCGTACCACCTGTGGAATAGTCAAAGCATAA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office:value-type="float" office:value="3000232" calcext:value-type="float">
            <text:p>3000232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P4345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7176-18000 Escherichia coli O127:H6 str. E2348/69 plasmid pMAR2, complete sequence</text:p>
          </table:table-cell>
          <table:table-cell office:value-type="string" calcext:value-type="string">
            <text:p>ATGCTTACATCTAAAAAAGAAATGCAGAGTTCTGAAAATAAACAAGAGGAGAATTTAGCGTTATTGTTAACTAATTACATTTCATATCAGAATATAGTTATATTTACGGGGGGGAATCAGTTTAAGATAAGAAACAAGAAAGAATTCACCGAATACACAATAGAATCCAACTCCTTGTTTTTTTTAGCAAAAAACACTCATTGGGACATGGAAATTGTCGGAATCGATAATAGTAATCCGTACAGAAAAATTATAATTGATGATGCATTAATTAAGTTGCTGCATTCAATATCATCTGATGACTCTTGTTATGTAAAAAAAAAAATATTTACTGCGAACCTCAATGAAATGCAATTGAATATAGTTTCCAATATAATTACAGACATAAAATACTCAGGCAACAACAAAAAAATATTTAAAATATTGTATTTATTATCTTTTTTTAATGATTATAATGATATAGTTAATGTCATCCTTAGTGCTTCATCTAAGAGCATCGTAGACAGGGTTATAAAAGTAATTGAGTTGGATATATCCAAAAACTGGAAACTAGGCGATGTCAGTAGTTCAATGTTTATGAGTGATTCTTGTCTGAGAAAACAATTAAACAAAGAGAACTTAACCTTTAAAAAAATCATGTTAGATATAAAAATGAAACATGCTTCTTTATTTTTAAGAACTACTGATAAAAACATAGATGAAATATCTTGTTTGGTTGGGTTTAATTCCACATCATATTTTATTAAGGTATTTAAGGAATATTACAACACAACACCAAAAAAATATAATGGCGTTTATTCTATTACACAAGGAACATTGCCATAA</text:p>
          </table:table-cell>
        </table:table-row>
        <table:table-row table:style-name="ro1">
          <table:table-cell office:value-type="string" calcext:value-type="string">
            <text:p>lngS</text:p>
          </table:table-cell>
          <table:table-cell office:value-type="float" office:value="3000233" calcext:value-type="float">
            <text:p>3000233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9783-38887 Escherichia coli ETEC 1392/75 plasmid p557, complete sequence</text:p>
          </table:table-cell>
          <table:table-cell office:value-type="string" calcext:value-type="string">
            <text:p>ATGAGTGGTTATTCGTTAAAAACGATTAATGGAAATAGCATCATAAAAAAAACGGATGGACAGAACATCCGTATTTCATTTTTTAATGGCGAGGGTATTCCGGAAGATGTTAACGTTTCCAACGTTTATGTTGCCGCTTTCACACTTGTCTGCCTGCATCACGGGCATGTAACCATCACTGATGAGCGAGGGCGAACAATACATTGTGTTGCACCGGGGTTGATGGTGCTTGAACGAAATCAGTTGATAAATATCACGATGCAGGAAGTGGATGGTCATCTTTCCTTTGATGTACTGGATATCCCTCATGAGTTATTAACCATCGCACATGAATTGCTTATTGAAAAACTCCAGACAGAGCATCAGCCTGGAGAACATCCTTTCAGGATTGTTTACAGCAATGATTTCGCAGCAAGAAAAGAAGTGTTTGATTTGCTTAGATTTACATTGTCGCAGGAAAAAAAAGGCATCTTCGAAAATGAGGAAAAAGAAAATATAGCGACATATGCTTTATTGCTGTTGCTCTCAGGCTTTATTCATGACACCGCTTTTGCAGGTATAATCTCCCGTTCAGCAAAACTGAGCGTGAAATACAAAGTCTATAATCTGCTTTACACAGAGCCGGATAAACAGTGGAAACTGGATGATGTGTCCTCAGCTATTTTTATGAGTGCCTCCACTCTCAAAAGAAAACTGGCTACAGAAGGGACGACATTCAGTGAGCTTTATATCACCGCGAGAATGAACCTTGCCAGTAAGTTGCTCAGAACCGGTAAATACAGCGTTACCAATGTGGCAGTGTTATGTGGCTATGACAGCGTTTCGTATTTCATTGCCTGTTTTAAGAGGCAGTTTAACATTACCCCCTCCGCCTTTATGAAATCAGTGAATCACTGA</text:p>
          </table:table-cell>
        </table:table-row>
        <table:table-row table:style-name="ro1">
          <table:table-cell office:value-type="string" calcext:value-type="string">
            <text:p>lngR</text:p>
          </table:table-cell>
          <table:table-cell office:value-type="float" office:value="3000234" calcext:value-type="float">
            <text:p>3000234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40340-40035 Escherichia coli ETEC 1392/75 plasmid p557, complete sequence</text:p>
          </table:table-cell>
          <table:table-cell office:value-type="string" calcext:value-type="string">
            <text:p>ATGTGTCAAAATAATGCAAATTCTGTTTCAGAATACGTACGTTTAAATATCATGGTGAAAAAAGGCGAAGTATTACCCGGAACCATAGAAGGAGAGCATTTCTGGCTTCTTATGGAAATATTGCCAATTCACAGTAAAAAAATCATTAATGCCATGCGTGATCATCTCGTTTTCGGTATATCACGTAAAGAAGTCTGTGAAAAATACAGTGTCAATAATGGTTACCTGAGTATCAGTATTGCAAAGCTAAATTACACCCATCAGATTGTCAGAAACATGATTCATTATTACAAGGACAGGCAATGA</text:p>
          </table:table-cell>
        </table:table-row>
        <table:table-row table:style-name="ro1">
          <table:table-cell office:value-type="string" calcext:value-type="string">
            <text:p>bfpF</text:p>
          </table:table-cell>
          <table:table-cell office:value-type="float" office:value="3000235" calcext:value-type="float">
            <text:p>3000235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B7UT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9680-10675 Escherichia coli O127:H6 str. E2348/69 plasmid pMAR2, complete sequence</text:p>
          </table:table-cell>
          <table:table-cell office:value-type="string" calcext:value-type="string">
            <text:p>ATGCAGCAAGATTCTGATTTTTTTCTTCGGTGTGATATCATGAATATTATTAATGAGCTCAACTTTGCAGATTTACTGATCTCAAAGGATTCATATAATTTCCGTTTTCTAGAAGGGCAACCATATCCAATATGTAATGTGCCGGATAATTATAATGCAGAAGTGCAGGAGATGGTGCAAGAACTTGAGTGTATCCGGGAAGCAAAGGGAAATGAATTTTTTTATCTTCATCTTGGGGTACCTTATCGAGTTGCGGTTGTGCAAACAATCACTGGTTCAGGTTTTTTCTTACGTAAACTGAAACTGCCGGTACCATCACTCGATAGCCTCGGGTTTTCCGAACCATTCCTGAATACATTAAAATTGATGGGGAAGAAAAGAGGTTTGCTTTTAGTTAGTGGAGCTACAGGCTCTGGCAAGTCCACAACAATCTATGCTTTGCTGACATATTATGTTCAGAAATACGGTGATATTGCTATTTCAATTGAAGATCCACCGGAAGTTCCTGTTCAGGGAAATTATGGTGATAATCAGGAAGGCGTCTGGTTTCAGATGGATGCACGTGAGCTTGGGGGATATGAAAATGCAATGATTTCAGCGATGCGTTATAATCCAAGATATATTTTCCTGGGTGAGATTCGTAGCGCTAAAACAGCGAAAGAGGCCATTCGGGCTGCAGTCAATGGGCATCTTGTAGTTTCAACAATACACGGAAGCTCTGTTCAGGGGGCTATTTATGCCTTACAGCAGATAGCTTCTGCTGAGGGAGAAGCAGATCTTGTTCGCAGCATCATTGCTGACGGGCTGTTAGGTATAGTTCATCAGGAGTTACGTTTTACAGAAAACGGACAGCGGTCACTCAGTGCAAACATTTTATGCAACGATGGCTCTGCATCTATTTCTTCAAAAATAAGAAGCGGTAAACTGGAGCTTTTGAGTAGTGAAATTGAGCAACAACGAATTATGTTGAGCCATGGAAAAAACCTGATTAGCTAA</text:p>
          </table:table-cell>
        </table:table-row>
        <table:table-row table:style-name="ro1">
          <table:table-cell office:value-type="string" calcext:value-type="string">
            <text:p>yggR</text:p>
          </table:table-cell>
          <table:table-cell office:value-type="float" office:value="3000236" calcext:value-type="float">
            <text:p>3000236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C6UT5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895709-3894729 Escherichia coli O157:H7 str. TW14359 chromosome, complete genome</text:p>
          </table:table-cell>
          <table:table-cell office:value-type="string" calcext:value-type="string">
            <text:p>ATGAATATGGAAGAAATTGTGGCCCTTAGTGTAAAGCATAACGTCTCGGATCTACACCTGTGCAGCGCCTGGCCCGCACGATGGCGCATTCGCGGGCTAATGGAAGCTGCGCCGTTTGATGCGCCGGACGTCGAAGAGCTACTGCGGGAGTGGCTGGATGACGATCAGCGGGCAATATTGCTGGAGAATGGTCAGCTGGATTTTGCCGTGTCGCTGACGGAAAACCAGCGATTGCGTGGCAGCGCATTCGCGCAACGGCATGGCATTTCGCTGGCGTTACGGCTGTTACCTTCGCACTGCCCGCAGCTCGAACAGCTTGGCACACCACCGATATTGCCGGAGTTACTCAAGAGCGAGAATGGCTTGATTCTGGTGACGGGGGCGACGGGGAGTGGCAAATCTACCACGCTGGCGGCGATGGTTGGTTATCTCAATCAACATGCTGATGCGCATATTCTGACGCTGGAAGATCCTGTGGAATATCTCTATGCCAGCCAGCGATGTTTGATCCAGCAGCGGGAAATCGGTTTGCATTGTATGACGTTCGCATCGGGATTGCGGGCCGCATTGCGGGAAGATCCTGATGTGATTTTGCTCGGAGAGCTGCGTGACAGCGAGACAATCCGTCTGGCGCTGACGGCGGCAGAAACCGGGCATCTGGTGCTGGCAACCTTACATACACGTGGTGCCGCGCAGGCAGTTGAGCGACTTGTGGATTCATTTCCGGCGCAGGAAAAAGACCCCGTGCGTAATCAACTGGCAGGTAGTTTACGGGCAGTGCTGTCACAAAAGCTGGAAGTGGATAAACAGGAAGGACGCGTGGCGCTATTTGAATTGCTGATTAACACACCTGCGGTGGGGAATTTGATTCGCGAAGGGAAAACCCACCAGTTACCGCATGTTATTCAAACTGGGCAACAGGTGGGGATGATAACGTTTCAGCAGAGTTATCAGCAGCGGGTGGGGGAAGGGCGTTTGTGA</text:p>
          </table:table-cell>
        </table:table-row>
        <table:table-row table:style-name="ro1">
          <table:table-cell office:value-type="string" calcext:value-type="string">
            <text:p>bfpG</text:p>
          </table:table-cell>
          <table:table-cell office:value-type="float" office:value="3000237" calcext:value-type="float">
            <text:p>3000237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B7UTD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274-3675 Escherichia coli O127:H6 str. E2348/69 plasmid pMAR2, complete sequence</text:p>
          </table:table-cell>
          <table:table-cell office:value-type="string" calcext:value-type="string">
            <text:p>GTGAGGACAGTAATCCTTTTTTTTTGTCTTTTGGTATCCTGTTTTACTCAGGCACAGGAAAGTGCAAATAAAAACGAGAAACTTTTTTCAGGGGACACAACGTCTGTTGCACTGCAGGCAAGTGAAAGAACAATTAAAAATGCCAAAGCTGACTGGTCTGTAATAAAAGGACAGACTTTATATGGCGTTCTTTCCGACTGGGCGCAACAGAGCGGATGGACTGTATTATGGCATGCAAATTATAACTATACTTTAAATGCATCTGCAGTGTTTAAGGATATGTCGCTGGATGATGCAGTAAAGAAACTACTAGAATCGATGGGAAATGTGTCACCCAGGGTCTTTATTAAATTTTATAACGGGAATCATGTCATTCTCGTTACACAATCACCCGAAGGATAA</text:p>
          </table:table-cell>
        </table:table-row>
        <table:table-row table:style-name="ro1">
          <table:table-cell office:value-type="string" calcext:value-type="string">
            <text:p>lngC</text:p>
          </table:table-cell>
          <table:table-cell office:value-type="float" office:value="3000238" calcext:value-type="float">
            <text:p>3000238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D7GKK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5769-35356 Escherichia coli ETEC 1392/75 plasmid p557, complete sequence</text:p>
          </table:table-cell>
          <table:table-cell office:value-type="string" calcext:value-type="string">
            <text:p>ATGAGAGCAAAATGGGGTGTTTTTTTCTTCCTTAGTATTCTTTCTTCGAGTGCACTGGCATCTCCTGTAGCAAGCACTGATAAACCCAGGAGTCCATTCAGTGTTGATCGTCAACCAGCAGCCGATAGTGTGGAAGAACGAGCTAATATTAGTACCAATAGAATTTTATATTCGCTTACTCTTAATGAAAGCTCGCTTCTCAGTCAGGAAGTAAAAAACTGGGCTCAGAAGCAGGGTTATAAGCTTCTGTGGAAAAGTGATAAAGATTATATTATATATAAAAATGTAAACTTAAGCGGACAGTCCAATGAAGATATTTTAAGGTCTTTGGGGGAGCTGTTTTCTTCAGAACAATATGGGTTAGTTGTTAAATTATACGCCGGAAACAACGTACTGGTTATCGACTCTCAATGA</text:p>
          </table:table-cell>
        </table:table-row>
        <table:table-row table:style-name="ro1">
          <table:table-cell office:value-type="string" calcext:value-type="string">
            <text:p>bfpU</text:p>
          </table:table-cell>
          <table:table-cell office:value-type="float" office:value="3000239" calcext:value-type="float">
            <text:p>3000239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B7UTD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6523-7017 Escherichia coli O127:H6 str. E2348/69 plasmid pMAR2, complete sequence</text:p>
          </table:table-cell>
          <table:table-cell office:value-type="string" calcext:value-type="string">
            <text:p>GTGTTTTTTGGGGGAGAGCTTAGTTTGAAAAAAATATTGTTTACTTTTTTGTTTGTCGTTTCTTCAGTCGTGAATGCTGAGGTCAATACAAGTGTTGATGTTTCCGGTAAGAATGACTCTAGAAAAGAAGAAAATAAATTGCCTGATGTTGATTTAGAAAAGTATAAAGATGAATTGCTTTCCTATCAGGAACTTCAGCGTAAGAATATGATGCTTAAATTACAGTCTGAAAATCAGAAACTGGAGAGTGAAATAAAAAAAAGTGGATCATTTATCTCATATGATACAAATGAAAACACGATATACTTAATGTCTATAATGACAACTCCTAAAAAAGGATTATGTGCAACCATATTTAATGGGGCTATAAGCAGAGTCTGTAAGGGCGATATCATTAACGAACATTCTGTGGTGAGTGACATTACCGGTAATTATGTGGAGATCAGGAGTATTAATAACATATCCGATCCCGTGCAGAAAATTTTTCTGAGATAG</text:p>
          </table:table-cell>
        </table:table-row>
        <table:table-row table:style-name="ro1">
          <table:table-cell office:value-type="string" calcext:value-type="string">
            <text:p>lngG</text:p>
          </table:table-cell>
          <table:table-cell office:value-type="float" office:value="3000240" calcext:value-type="float">
            <text:p>3000240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D7GKK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2501-32016 Escherichia coli ETEC 1392/75 plasmid p557, complete sequence</text:p>
          </table:table-cell>
          <table:table-cell office:value-type="string" calcext:value-type="string">
            <text:p>ATGTGCAATTTAAAGTTATGCTCAGTATTTTGTTTTGCAATTTCAGGTGTAATAATTTGCAGTAATGCATCGGCCCAGGAGTCGCAGGATAAGTCCGAAAAGGTAACTCCGGCTCAGGAACAGATTGTGCGTATGCTTGAAGAAGATTTAAATTTTGAATCTCAGCGGAAGCAATTGAGCAATGAACTGGCACTGGAAAAGTTACGTCTTGAATTAAATAAACTCAAGGCAGAAAATCAGCCTGTAGTTCAGTTTACACCATCTCCCGCTGATGAAAAGAAGAGTGAGTTATCATCAGTAAAGCTGGCCTCACCTCCGGCTATTGTACTTGTGTCCGAAGTGGCTGGTTTGTCCCGAATCCTCGTAAAGGACGGGGAAAGTATAAAATTGCGTAAGCCCTCAGAGATTTTTACCGCGATTAATGGAAACAAATACAGATTAGTTTCTCTGGGTAATCAGAAATACACGCTGAAGGATGTGCAATAG</text:p>
          </table:table-cell>
        </table:table-row>
        <table:table-row table:style-name="ro1">
          <table:table-cell office:value-type="string" calcext:value-type="string">
            <text:p>bfpH</text:p>
          </table:table-cell>
          <table:table-cell office:value-type="float" office:value="3000241" calcext:value-type="float">
            <text:p>3000241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B7UTE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413-11859 Escherichia coli O127:H6 str. E2348/69 plasmid pMAR2, complete sequence</text:p>
          </table:table-cell>
          <table:table-cell office:value-type="string" calcext:value-type="string">
            <text:p>ATGTTTAGTTTATCATTAATTACAGGTGTTGCAGCATGTGTTCTCAATGCCAGTTCTGTGAATAATATTGAGCCTGCACTATTACTGTCAGTTATGACCGTCGAAGGTGGTAAACCTGGTAGTATATCCATTAATAAGAATGGAAGCCATGATTTAGGTATTATGCAGATAAATACCCATGCATGGTTAAAACTTATCAGTAAGAGTTTTTTTAACGGAGATGAGAGGTCTGCTTATGCCAAACTTAAGGATGATGCATGTTTTAACATATCAGTAGGGGCCTGGATCCTCCGCAGATCTATTATATTCGAGGGTGGTAATTTATGGGAAGGTGTGGGCCGATATCATTCGGCCACACCAGAGTATAAATATAGATATATAGATAAAGTAAAGAATGTCTATGGTCAAATAACATACAGCCAATCAATACATCAAAGGAATATGTAA</text:p>
          </table:table-cell>
        </table:table-row>
        <table:table-row table:style-name="ro1">
          <table:table-cell office:value-type="string" calcext:value-type="string">
            <text:p>lngT</text:p>
          </table:table-cell>
          <table:table-cell office:value-type="float" office:value="3000242" calcext:value-type="float">
            <text:p>3000242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D7GKK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8873-38430 Escherichia coli ETEC 1392/75 plasmid p557, complete sequence</text:p>
          </table:table-cell>
          <table:table-cell office:value-type="string" calcext:value-type="string">
            <text:p>ATGCGTATAAAAATTATTATTCCTCTGTTTTTTTTATTTGTCTGCAGAACCGTTTCTGCAGACTGTTTTGAGCAGGCCGGGTATGACAGTAATATAGACCCCGATTTGTTAAGAGCCATTGCAAAAGTGGAGTCAAATTTTAATCATCTGGCAATCGGTAAAAATCCGGTAAGAGGATTTGGTGTGGGACTTATGCAGATAGACTCGCAGAACTTTGCTCATTTGAGAAAGTTTAATATTTCGCCAGAAATGCTGCTGGATGCCTGCATCAATGTTTATGCCGGTGCCTATTTTCTCCGACTGGCCGTAAACAGAATGGGCAATAACTGGGATGCTGTGGGAGCCTACAATGCCGGCTTTTCCAGAAAGCCACAACAGATAAAACGACGCTATCAGTATGCGTCAAAAGTTCGTCTGCATTACCGTGATCTGAAGAAAAAGTAA</text:p>
          </table:table-cell>
        </table:table-row>
        <table:table-row table:style-name="ro1">
          <table:table-cell office:value-type="string" calcext:value-type="string">
            <text:p>b2854</text:p>
          </table:table-cell>
          <table:table-cell office:value-type="float" office:value="3000243" calcext:value-type="float">
            <text:p>3000243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C9QZQ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556503834:2993939-2994441 Escherichia coli str. K-12 substr. MG1655, complete genome</text:p>
          </table:table-cell>
          <table:table-cell office:value-type="string" calcext:value-type="string">
            <text:p>ATGCGCTCACCAAAAGTTAAATTCTTAACCATCTTCACGTTTTGTATATTTATTACAAAAATGTCTTTCGCCAGCAACTCTTGCTCTAATGAAGCAGGAACAATGTTCAGAATCGAACCAAATTTAATTAAAGCTATCGCTCTTGTTGAAAGCAATCTAAAAAAGGATAGCATAGGCAAGAACAGAGATAAGAATAACAATATAAAGAGTTTAGATTATTGGTTAATGCAGATAAACCAGATGCATATTCCCCTGTTAAAAAAACGTGGAATAATAAAAGATGAACGAGATTTGTTAGATAACCCTTGTCTGAACATTAAAATAGGAACCGAGATTTTATATAACCATTTTTCACGTTGTGGAGTAACGTGGCAATGCCTGGGGACTTATAATGCGGGTTTTGCAATGGATAACCAAAAAAAGAGACAGCAATATGCCCCAAAATATATATTGTATATACCAGGCTTAATGAACTAGACAATCGTAAGGCTTCAGCAAAATGA</text:p>
          </table:table-cell>
        </table:table-row>
        <table:table-row table:style-name="ro1">
          <table:table-cell office:value-type="string" calcext:value-type="string">
            <text:p>bfpL</text:p>
          </table:table-cell>
          <table:table-cell office:value-type="float" office:value="3000244" calcext:value-type="float">
            <text:p>300024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E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3454-13903 Escherichia coli O127:H6 str. E2348/69 plasmid pMAR2, complete sequence</text:p>
          </table:table-cell>
          <table:table-cell office:value-type="string" calcext:value-type="string">
            <text:p>ATGTTATTCTTCTGGTGTGGTTTTTTTTCATTAATTGTATCCATTTTAAATATTTCCATGGGTTATAATGATCGCCTATTCCTCGATGAACAAAACCGAATTATTAAAGAAAATATATATGTGGATTATCTTACTGTTAATGCTGCTGTCTTGTCTGAAATTTGCACAACAGATGCAGGCAAGTGCAAGGATAAAACGAGTATTCTGTCGGACGAGCTTTCAGAATCGCTGAAAGATAAATTGTCTGGATATGATAATAGCATTACACCTGAATTTTGTATTAACCATGGGAAGGTTATAGTCTATACAACTTATCATTTTAATATTAGCCGTTATAAAGACAGCTCATTGTTCAACCTTTCAGACGTGCCGAATAGCGACAGATTAGCTTGTTCAATAAATGATAATTCTGGTATTGCTATTATCAAAACATTCAACAAAACGGGATAG</text:p>
          </table:table-cell>
        </table:table-row>
        <table:table-row table:style-name="ro1">
          <table:table-cell office:value-type="string" calcext:value-type="string">
            <text:p>lngF</text:p>
          </table:table-cell>
          <table:table-cell office:value-type="float" office:value="3000245" calcext:value-type="float">
            <text:p>300024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K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316-32489 Escherichia coli ETEC 1392/75 plasmid p557, complete sequence</text:p>
          </table:table-cell>
          <table:table-cell office:value-type="string" calcext:value-type="string">
            <text:p>ATGAATTTATCTAATTTTGACTGGAAAACCTATCTTGCAAAAATACAGAGACAGTCATACCTTGCTATTGGGGGGGCAATATTTGTATTCTTTTGTATTTGTGCAGGAGGCGTTTGGTACTTTTATGAACAAAAGGAGTCTGCTAAGGAAGTTGAGAAGAAGCGGCAAGAGCAGGAACTGGCAAATAAAATAAAAAGTATTAATGATTATTATGCTGACATTTTAAGTGGTTCTTCAACAACTAAAGCAATAGATATTTTTTTGGCTATTAACCAGAGTAGTGTACCTCTCTCATTATCTGGTTTTAATCTTGATTTATATTCTTGTGATGTGAACAGTTGTACTTTTAGCTACAGCACAACAAATGAGAAAATATTCAATATCCAGGAAGTTAATTTTTTAGGTGAATACTATAAAGCTAATATTTCAGAGAAAGGGCTAGAATATCAGATAAGTCAATCATCACTGGCAGATAATGATTTACGAGAAAAATATAATTCCATGGAAGATATCCCTGTTGCTGATTGTAGTGAGTTGGTCAACTATGTACATTCCTTTAACTCTCTTACATCCGATAGTAAAGGAAAAATTGTACTTTCCGGTTATCCCGACTCAAGCATCAGTTCTGTAGAAGATGTGCTTCCAGAGATAAAAAAGAAATATGGGTTTAAAAATGTACAATGGAGTACAACATTACCTAATGATATTCTTAGTGTAACATCTTTCCTGAGTCGTCAGGCTTATAAAGAGTCTTTTCGTGTAAATAAAATTGAAAAAAAACAGTCTTCCGAAATTGAAATTTCAGGGAATTTATTATGTGCAATTTAA</text:p>
          </table:table-cell>
        </table:table-row>
        <table:table-row table:style-name="ro1">
          <table:table-cell office:value-type="string" calcext:value-type="string">
            <text:p>lngJ</text:p>
          </table:table-cell>
          <table:table-cell office:value-type="float" office:value="3000246" calcext:value-type="float">
            <text:p>3000246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J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9460-28339 Escherichia coli ETEC 1392/75 plasmid p557, complete sequence</text:p>
          </table:table-cell>
          <table:table-cell office:value-type="string" calcext:value-type="string">
            <text:p>ATGAAAACTAGATTCAAATATGGACTATTAGCTGCAGCTATATTCTATTCACTACCGGGGATGGCATCTACAACCTCCTCTGAAGGAGGTGCATTTACAGTTAAGATGGCAAAATCTTCTACTGTAGATGATATCAAGGGATGCCCGACACTGGAAACCCCGCTGAAGCTGACTTTTACCGAAGATATGATTCCAATTAAAGCAGAGAATTCTAGCATCTATTCTTATTATGATGGGTGGCTTGGTGTCGGTGTCGGTAATAATAGAGACACCCCGTATCCATGGCAGGATCTATTAGGTAATACCCGATATACAGCTAAAAATCATGAAATCCATATTTATGTAGAGTTTTTTAAGGAGCCTGTAAACCGTTTTTCTGATAAAGGGGGTATTTTTACATATACAGATCCAAACGGAATAATGTATTCTAATGGCGAATATCCTTGGCAGCAGGTACCTGAATTAGGAAAGAATGTTTATAAAGCTGTTATCACTCAATGGAATAAAGGTGAAACCAAGAATATTTATTTGCCTGGCCGTGATTTTAAAAATGTAGAGGTTTTTTACTTCCAGGATAATGTTCCTTACTGGGATGACAGAAACAATTATAAAAAAATGAAAGAAAGGCTTTCGAAGCTGAAATCAGAATATACTCAATCTGAAATTCAAACAAAGTTGCCGTCCCAAGAAGAGTCTACCACTGGTGATTACGCACCTAAACCTGGTGACACTGTTCGCACGGCAGAGGCTCTATATCTGTATCAAAAACTAACTCGAGCCAGTGTGAATGAGTCGAAAATTAACTTCGAACAGATAAGAGGACAGTTTAACAATTTAAGAAATACCTGGTGGACACAAGAACTAATTTTATTTGGAGGTCAAGGCAAAGAAAATTTACGAAATAAAATAGAACTTAATCAGAATAATTACGTGATGAAAGATACAGGTGTTTTTGATAAGGCTTTAAAAATTGAAAGTATTGATTTGAAACTGATGGAGAATAAAAGAGTTGGCTCGAGATTTAGTGGGCCTAATGGACTTAAAGGCACTTATATTGCGAGTTATGACAGAACGGATTTTTCTATGACACCAGAAAATATCAAAGCTTGCGGTCTTGATTAA</text:p>
          </table:table-cell>
        </table:table-row>
        <table:table-row table:style-name="ro1">
          <table:table-cell office:value-type="string" calcext:value-type="string">
            <text:p>orf16</text:p>
          </table:table-cell>
          <table:table-cell office:value-type="float" office:value="3000247" calcext:value-type="float">
            <text:p>3000247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C6UYM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466-4664050 Escherichia coli O157:H7 str. TW14359 chromosome, complete genome</text:p>
          </table:table-cell>
          <table:table-cell office:value-type="string" calcext:value-type="string">
            <text:p>TTGACTAGAGTTTCTCTAAAAAGAAATTTGATAGAGCCTGTTTCTTTTCGGCCATCAGATGATTGGCCGCAAGGAGAAGAAAGTTTTAATGATATTTTTTATCATATAAAAAAAAGATCGCCTGATACGTTGTTCATACGAATGGCTTCTTTATGGAAGAGATTGTTTTACTCCTCGGGCCGAAGACGACGCTACTTTGAAGAAGGGGAGCACTCGTTTAGTATTCTTTGTGGAAGATTACGAGGAATTGTTTTAACAATTAAATGTAGTAACGGAATCATTTATCTGTCTATTAAAGTAAGCCCAAATAATAGAAATCATGTTTTTTTATATCATAAAAAAGACTATGTTTTCGATAAGTTAAAAGAAATCTTTCCTGATGAAGCCATTGAGTTCACAATTGAATATGAAAATTAA</text:p>
          </table:table-cell>
        </table:table-row>
        <table:table-row table:style-name="ro1">
          <table:table-cell office:value-type="string" calcext:value-type="string">
            <text:p>orf15</text:p>
          </table:table-cell>
          <table:table-cell office:value-type="float" office:value="3000248" calcext:value-type="float">
            <text:p>300024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C6UYM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836-4664459 Escherichia coli O157:H7 str. TW14359 chromosome, complete genome</text:p>
          </table:table-cell>
          <table:table-cell office:value-type="string" calcext:value-type="string">
            <text:p>ATGTTGGACAGAATTTTATCTATTCGTAAAAGCAGAGCGAACCGATTGAGAGAATCAATGGCTAAGATTAACTCTCAGATAAAAGAGGTGGATGGTAAACTCGATGACTGCGAGCAATCCATTAAAGAGTCGATTGCCTCTAAGCAGGCATATTGTGCATCGCTGGTGAATTTGGATAAAGTGTCGTTGTATAAATATCAGATTAAAAACAATGCATTTGATGAGCAAAAGCAGCGATTGTATGAGAAAAAATCTTCACTTTCGAAGGAAAAGCGTTCATTGCTAGATTCACAAAAACGAACAAAAGAGAATCTGCAACATGTTAATAAATCAGTAGAAAAATTATCTTTTGCCATAAAGGAACATTACTTTGACTAG</text:p>
          </table:table-cell>
        </table:table-row>
        <table:table-row table:style-name="ro1">
          <table:table-cell office:value-type="string" calcext:value-type="string">
            <text:p>escL</text:p>
          </table:table-cell>
          <table:table-cell office:value-type="float" office:value="3000249" calcext:value-type="float">
            <text:p>3000249</text:p>
          </table:table-cell>
          <table:table-cell office:value-type="string" calcext:value-type="string">
            <text:p>Export aparatus peripheral stalk</text:p>
          </table:table-cell>
          <table:table-cell office:value-type="string" calcext:value-type="string">
            <text:p>C6UYP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7749-4677135 Escherichia coli O157:H7 str. TW14359 chromosome, complete genome</text:p>
          </table:table-cell>
          <table:table-cell office:value-type="string" calcext:value-type="string">
            <text:p>GTGCTTACAGAAGATATCATACCAGAGGATAAGTTACAGGAAATTATTCAATCTGATGATATTATCAAACTGGCTCGAAAAAAAACATATGAACATTTACTGAGGGCGAGGAGGAAATCGAAAGAATTAAAGACAGAATCCAGAAAAAAAATTGCCAGAAAAATGATTCTAATGAGAGAAAGGATTCGAAAAAATAATAAAATAAAATTAGATAAAGAGGTTAACCAATCGATAAAATGGGTTAAAGATATCCAGGCTATCGAGTTGGTCTTAATGCAGGACATAATGAATAAGATTCATTTGTCACTGACTAATGCATTACATTCTTTAGATACATCATCAAGAATTAATTGGGATGATTTACTTAATGAAGTTGTAAGGGAAACTCTATCTAATAACAATATTGTCGGAGCTATTAAGATCACTAAAAACCCAGACATTAAACTTGATCCTGGCGAGGCCAACAATATACAGCTTATTAATGATGCAAACACACCGCATAATAAAATTATAATAGAAAATGAATATATTAGAATAACTTTAGACCCATTAGAGCAAATAAGTATTTTATTGAATTCATTTAAAGATAATTATCTTAGCATTATTCAGGAATGA</text:p>
          </table:table-cell>
        </table:table-row>
        <table:table-row table:style-name="ro1">
          <table:table-cell office:value-type="string" calcext:value-type="string">
            <text:p>orf4</text:p>
          </table:table-cell>
          <table:table-cell office:value-type="float" office:value="3000250" calcext:value-type="float">
            <text:p>3000250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YP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8374-4677775 Escherichia coli O157:H7 str. TW14359 chromosome, complete genome</text:p>
          </table:table-cell>
          <table:table-cell office:value-type="string" calcext:value-type="string">
            <text:p>ATGACAATTTTTAATAAAATAGACTATAACTATTATAAATTAATTAATTATCCAATCATGATGGTTCATGATGAATGGCTAGGTGATTTAACCGGTGTCAATCAGGTCAGTTTTCGGCGTTTAAGAGAAACTAGTTCTACTCGTAATCAACTCAATAAGATATTGCGTCAGGAAATACATGATAAAATTTCTGGTGTGGAATTATCTGACATAAATAAGGAAGGTTTTTTATATCAGTCAATTGGGAAAATAAGATTGCTTGCTCTAAGTAGTGCATTATTTGACATTCAATGCCCTGATTATATTTTCTCACGATTATATCGAGAAACTCTGATTAGAGAGATAGGATATCAAAATGTGAAGCAGTTATCATTCTATTGGCAGGGAGGGCAATGTAAACCAGAATATGGTGAAGAACGGTTTTGTGCTGAGTTAATAAAATACGGTGCAGGAAATTTGGAGTGGCTATTTGCTGATAATCCTTTATGGACCATAGTCAAATATCTTTTGCCGAAAAGTGGAGAAATAAAACCAACTCATATTAATGATTTATTTCTTAACAGACTTAATAAAATTTTATTGCCTTATGAAACTTTATGA</text:p>
          </table:table-cell>
        </table:table-row>
        <table:table-row table:style-name="ro1">
          <table:table-cell office:value-type="string" calcext:value-type="string">
            <text:p>eprI</text:p>
          </table:table-cell>
          <table:table-cell office:value-type="float" office:value="3000251" calcext:value-type="float">
            <text:p>3000251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Q8X2T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526-3720287 Escherichia coli O157:H7 str. Sakai chromosome, complete genome</text:p>
          </table:table-cell>
          <table:table-cell office:value-type="string" calcext:value-type="string">
            <text:p>ATGGCAGATTGGAATGGTTATATTATGGACATCAGCAAACAATTTGATCAGGGCGTTGATGATCTGAACCAGCAAGTTGAAAAAGCGTTGGAGGATTTAGCAACCAATCCTTCCGACCCGAAATTCCTTGCCGAATATCAAAGTGCATTAGCTGAGTATACATTATATCGAAATGCGCAATCTAACGTTGTAAAAGCGTATAAAGATCTTGATTCGGCAATCATACAAAACTTCCGCTAA</text:p>
          </table:table-cell>
        </table:table-row>
        <table:table-row table:style-name="ro1">
          <table:table-cell office:value-type="string" calcext:value-type="string">
            <text:p>eivJ</text:p>
          </table:table-cell>
          <table:table-cell office:value-type="float" office:value="3000252" calcext:value-type="float">
            <text:p>3000252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Q7AB2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223-3726606 Escherichia coli O157:H7 str. Sakai chromosome, complete genome</text:p>
          </table:table-cell>
          <table:table-cell office:value-type="string" calcext:value-type="string">
            <text:p>TTGCAAACAAAAGGAGCCGAGCAATTTTCTACAAAGAAACTTCTCAATATGACTTCACGAGATCAGGGTATTAATTCTGAACTATCTAATCGAACGATACAATTTAAGGAAAAAATCCATAATGGTATCCATACAGAATACATCACAGATCAAAAACACAGTAATAATAAAGATCGTGAAAAAAAATACCGCGATGGAGACAAAATAAATGGACCGCAGGCCCATTCATTAGACATTACTAACGAAAGAAGGTTTGCTGATAACAGAACCATGTTTACTCAACATATCGAAAAGCAAAGGAATGTTAATACGCTCAATCAGAATGATATAAATAATTCTGCTAATAATGCCAATGTGCGCGAAAATGAATTGACATATCAGTTTCAGCGTTGGGGACAAAATCATACGGTCCGGATTCTGGAAAGTAGTGAAGGGATACGACTAAAACCATCAGACACACTTGTCTCCGACAGACTCCATGAAGCCCAACACAATGATGTTACAGCACAACGTTGGGTATTGACTGAGCAAGATGAACGACAAGGACAACGACATCAGCCTCATGAGGAGCAAGAAAATGAAGGCAAATTCGAAAACGATCAGAAGGATGAAAGTTAA</text:p>
          </table:table-cell>
        </table:table-row>
        <table:table-row table:style-name="ro1">
          <table:table-cell office:value-type="string" calcext:value-type="string">
            <text:p>eivG</text:p>
          </table:table-cell>
          <table:table-cell office:value-type="float" office:value="3000253" calcext:value-type="float">
            <text:p>3000253</text:p>
          </table:table-cell>
          <table:table-cell office:value-type="string" calcext:value-type="string">
            <text:p>Basal body outer membrane</text:p>
          </table:table-cell>
          <table:table-cell office:value-type="string" calcext:value-type="string">
            <text:p>Q8X6D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4137-3732434 Escherichia coli O157:H7 str. Sakai chromosome, complete genome</text:p>
          </table:table-cell>
          <table:table-cell office:value-type="string" calcext:value-type="string">
            <text:p>ATGAAAATAAAATTACGCATTACTATTATATTAATTTCAGTCTTATGCATTTTTAATGGATTATTGACTCCTGGTGCATATGCCGCAGCAGCGAATGGATACGTAGCAAATAAAGAAAATCTACGTAGTTTTTTTGAAACGGTTTCATCATATGCGGGTAAGCCTACAATAGTTAGTAAGCTTGCCATGAAGAAACAGATCAGCGGAAATTTTGATTTAACAGAACCCTATGCCTTGATTGAACGCCTGTCGGCACAGATGGGGCTTATTTGGTATGATGATGGCAAAGCTATTTATATCTATGACTCATCAGAGATGCGTAATGCATTGATTAATCTGAGAAAGGTATCGACGAATGAGTTTAATAATTTCTTAAAAAAATCGGGTCTGTATAACTCTCGTTATGAAATTAAAGGGGACGGCAATGGTACTTTCTATGTATCGGGGCCACCGGTTTATGTTGACCTGGTCGTTAATGCTGCGAAATTAATGGAGCAAAACAGCGATGGCATTGAGATCGGTCGAAATAAAGTAGGAATAATTCATCTGGTCAACACATTCGTTAATGACCGGACTTATGAGTTACGTGGCGAAAAGATAGTTATTCCTGGCATGGCAAAAGTACTATCGACGTTGTTAAATAATAACATTAAGCAAAGCACAGGGGTGAACGTACTTTCTGAAATTTCAAGTCGTCAACAACTAAAAAACGTATCACGTATGCCTCCTTTTCCTGGGGCTGAAGAAGATGATGACCTACAAGTAGAGAAAATAATATCGACAGCAGGAGCGCCAGAGACTGACGATATACAAATTATTGCATATCCTGATACCAACAGTTTACTTGTTAAAGGAACAGTATCTCAGGTTGATTTTATCGAGAAGTTAGTAGCTACGCTTGATATTCCAAAGCGACACATTGAATTATCTTTATGGATAATAGATATTGATAAGACTGATCTAGAACAGCTAGGTGCTGACTGGTCGGGCACGATAAAAATTGGATCCAGCTTAAGTGCATCATTTAATAATTCAGGTTCAATTAGTACCCTTGATGGGACACAGTTTATTGCAACAATACAGGCACTTGCACAAAAAAGAAGAGCCGCCGTTGTTGCTCGTCCCGTCGTTTTAACACAAGAGAATATTCCTGCTATATTTGATAATAACCGCACTTTCTATACTAAATTAGTCGGCGAGCGTACTGCGGAATTGGATGAAGTAACCTATGGTACGATGATTAGCGTGCTACCACGATTTGCTGCGCGAAATCAAATTGAATTACTCTTGAATATTGAAGATGGAAATGAAATCAATTCCGACAAGACCAATGTTGATGATCTGCCTCAGGTTGGTAGAACACTTATAAGTACTATTGCACGCGTGCCCCAAGGGAAAAGTCTTTTGATTGGGGGATATACACGCGATACGAATACCTATGAAAGTCGCAAGATCCCAATATTAGGCAGCATTCCATTTATTGGTAAATTATTTGGTTATGAAGGAACAAATGCGAATAACATCGTTCGTGTCTTTCTTATTGAGCCAAGAGAGATCGATGAACGCATGATGAATAATGCGAATGAGGCTGCGGTTGATGCCAGAGCGATTACACAGCAAATGGCAAAAAATAAAGAAATCAACGATGAATTACTGCAGAAATGGATAAAAACTTACCTGAATCGTGAAGTCGTCGGAGGATAG</text:p>
          </table:table-cell>
        </table:table-row>
        <table:table-row table:style-name="ro1">
          <table:table-cell office:value-type="string" calcext:value-type="string">
            <text:p>eprH</text:p>
          </table:table-cell>
          <table:table-cell office:value-type="float" office:value="3000254" calcext:value-type="float">
            <text:p>3000254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2T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1274-3720540 Escherichia coli O157:H7 str. Sakai chromosome, complete genome</text:p>
          </table:table-cell>
          <table:table-cell office:value-type="string" calcext:value-type="string">
            <text:p>ATGCTTTTTTTTCTTTTTGTTATCATTTTCATTGCTTTTTATATTGTTAATGCCAGTAATGATCCGCAGCTGAGACATATCGATAAGATTCTTGTAAACAAAAACAGGAATTATGAAATTTTATATGGTAGAGATCATGTCATCTATATCAATACCAATAGTTTGGATGAAGCAGTCTGGGTCAAACAAGCACTGGAAAAAAATCAACCAGGAAAGCCAGTACGGGTGATAAATCCTGATGATGAATCGATACGAATTTTTTCATGGCTTGCTGATAATTTCCCTGATTTACAATATTTTAAACTTCAGCTATTAGATGCCAGTAATCCCAGACTGACCGTGAGTAAGCAACGGAATGCTATCACACAGCAACTAATCGACAATCTTATTAAAGGGTTACTACAAACTATGCCATATGCCAGCAATATAAGTATTGCGGTATTAGATGATAATGTATTGGAAAGTCAGGCTATTGAAACATTGTCTGCAATAGGTCTTTCTTATGAAAAATATAAAACAGCTAACAATGTGTATTTCAATATCATTGGTACGTTAAGCGACAGTGAATTAAACAAAATAAATAACTATGTTGACGAATATTATAAACAATGGGGTAAACAATATGTAAGATTTAATGTGAATTTGAAAAATCAGGACACAAATAATAGTTCATTTAGCTACGGAGATAACCGATTCGAGAAGTCTCAAGGTAGCAAGTGGACATTTCAGGAATAA</text:p>
          </table:table-cell>
        </table:table-row>
        <table:table-row table:style-name="ro1">
          <table:table-cell office:value-type="string" calcext:value-type="string">
            <text:p>eprK</text:p>
          </table:table-cell>
          <table:table-cell office:value-type="float" office:value="3000255" calcext:value-type="float">
            <text:p>3000255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6G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19938-3719204 Escherichia coli O157:H7 str. Sakai chromosome, complete genome</text:p>
          </table:table-cell>
          <table:table-cell office:value-type="string" calcext:value-type="string">
            <text:p>ATGAAATATATATCATTATTATTGTTTATCCTGCTGTTGTGCGGCTGCAAGCAGCAGGAATTACTGAACCATCTTGATCAACAGCAAGCTAATGATGTCCTTGCTGTTTTACAAAGACATAATATTAATGCTGAAAAGAAGGATCAAGGCAAAACTGGATTCTCAATCTATGTTGAACCAACGGATTTTGCTTCTGCGGTGGATTGGCTAAAAATCTACAATCTCCCGGGTAAGCCTGATATTCAAATATCGCAGATGTTCCCTGCAGATGCACTCGTTTCATCTCCACGAGCGGAAAAAGCAAGGCTATATTCTGCTATTGAGCAGCGGTTAGAGCAATCTCTCAAAATTATGGATGGTATTGTTTCTTCGAGAGTACATGTTAGTTACGATGTTGATACTGGCGATAGTGGTAAAACTGCTTTACCAATTCATATTTCTGTACTTGCAGTATATGAAAAAGATATCAATCCAGAAATAAAAATAAATGACATAAAGAGATTTATTGTTAATAGTTTTGCAAGCGTACAATATGAGAATATTTCTGTTGTATTGTCAAAACGAAGAGACATTATTGAGCAAGCACCAACATATGAAATTAGCGAACCTGTTTTTGCTTATGATAAGGCTATGCCGGTTTCTATCTTACTTGCATTAATATCCGTAGCGACTTGCTGGCTGTTATGGAAGTATAGGGCCATTCTAACTAATTTAGTCAGGTTGAAAATTAAGTAG</text:p>
          </table:table-cell>
        </table:table-row>
        <table:table-row table:style-name="ro1">
          <table:table-cell office:value-type="string" calcext:value-type="string">
            <text:p>eprJ</text:p>
          </table:table-cell>
          <table:table-cell office:value-type="float" office:value="3000256" calcext:value-type="float">
            <text:p>3000256</text:p>
          </table:table-cell>
          <table:table-cell office:value-type="string" calcext:value-type="string">
            <text:p>Basal body rod</text:p>
          </table:table-cell>
          <table:table-cell office:value-type="string" calcext:value-type="string">
            <text:p>Q8X6G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267-3719935 Escherichia coli O157:H7 str. Sakai chromosome, complete genome</text:p>
          </table:table-cell>
          <table:table-cell office:value-type="string" calcext:value-type="string">
            <text:p>ATGTCAGTAAGCAATATGCCACCTATTGATAGAGCTGAGCAATCAACTGCTCATGAAATACAGCAAGCGAAAGTGATTGATTTAAATGACCGGGTTCTCAATCTTGACAACCCGGATGATAAAATGATCTCCGCTTTTGCTAACTATGCTGTACAAACTGAAAATTGGCAGCAAAATGCGTTACAAGCATTAACGTCTGATAAAAAAGGATTAACTCCTGAAAAATTATTAGTCTTGCAGGATCATGTGCTTAATTATAATGTCGAGGTTTCATTGGTGGGAACATTAGCAAGAAAAATTGTCGCTGCAGTTGAGACGTTGACCCGCTCATGA</text:p>
          </table:table-cell>
        </table:table-row>
        <table:table-row table:style-name="ro1">
          <table:table-cell office:value-type="string" calcext:value-type="string">
            <text:p>eivE</text:p>
          </table:table-cell>
          <table:table-cell office:value-type="float" office:value="3000257" calcext:value-type="float">
            <text:p>3000257</text:p>
          </table:table-cell>
          <table:table-cell office:value-type="string" calcext:value-type="string">
            <text:p>Export apparatus gatekeeper</text:p>
          </table:table-cell>
          <table:table-cell office:value-type="string" calcext:value-type="string">
            <text:p>Q8X6D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2429-3731284 Escherichia coli O157:H7 str. Sakai chromosome, complete genome</text:p>
          </table:table-cell>
          <table:table-cell office:value-type="string" calcext:value-type="string">
            <text:p>ATGGCGATTCATGTAGAGCATGTCGGTGTATTAGAAAGAGCCAGGGAAGTTTCTCGCTTAGAGGACATTATCACAGAAGATAATGAAGACATTGAAGCTGAAATGCCTAAAATGAGGGATGATCCCGCAGGTAAAGAAGCTCGGTTCTTACAAGCTACTGACGAGATGTCAGCAGCGTTAACGCAGTTTATGAAGAAAAAAATTTACGAAGAACAACTGGCCAATTTTCTGGACGGAGAAGAATATGTCCTGGAAGACCAGCCAATAGAAAAAACCGACAAAGTTATGGAGGCGCTTAAGGCTGCAACTACCCATGACTATGAAGTGTATAGCTTTGCTAAAAAATTATTCCCAGATGAAAGCGATCTGGTAGTTGTGTTACGTGCAATTTTACGTAAAAAACAAATATCAGAAAATGTCCGGCTAAACGCTGAAGCATTACTTAGAAAAGTTAATCAAGAGACTACTAAAAAATTCATTAATAGCGGAATTAACTCGGCATTAAAAGCAAAGTTATTTGGCCAGGCGCTGTCATTAAATCCAAAATTACTAAGGGCGAGTTATCGGCAATTTTTAATGGCAGAAGACGATGCTGTAGATACTTATGTCGAATGGATTGGTAGTTATGGCTATCAAAATAGAATGTTGGTGACAAAATTTATCAAAGAGACGCTTTTCTCAGATATAAATGCACTTGATGCGAGTTGTTCATCATTGGAATTTGGTATGTTTCTCAATAAGTTGTCACAACTATTGTCTCTTCAGTCGGCAGAGGCTTTATTTCTGAAAACTTTAATGAATAACCCAATAATTAAAAAATTTATCAGCGCAGAAGATTACTGGATATTTTTTCTGATATCGTTAATAAAATTTCCTGAGACTGCAGAGGAACTCCTGAACAATGCACTGGTGACCCTTCCCGCAGATGCTAATTATAAAGACAAAACGTTACTCCTGAAGGCGATTTACAGTGGATGTACAAATCTTCCATTTTCACTTTTTATTAATAATGAACAATTATTAGAGATTAGGGAGTGTTGTAAACAGGCAATAAAAGTAACATTTGCAGCAGAGCTCTTTGATACACAAAACTGTAACAAAAAACAAAATAAAAAACCATGGAAGAAGGTGATGTTCAATGTTTAA</text:p>
          </table:table-cell>
        </table:table-row>
        <table:table-row table:style-name="ro1">
          <table:table-cell office:value-type="string" calcext:value-type="string">
            <text:p>eivI</text:p>
          </table:table-cell>
          <table:table-cell office:value-type="float" office:value="3000258" calcext:value-type="float">
            <text:p>300025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Q8X6E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794-3727459 Escherichia coli O157:H7 str. Sakai chromosome, complete genome</text:p>
          </table:table-cell>
          <table:table-cell office:value-type="string" calcext:value-type="string">
            <text:p>ATGCAACTTAAAAACCTGCAGTCACTGTTAGATATGAAGGAGTTACTCGGCGAAGTTGTATTTCGCCAGGATATATTTTACTCGTTACGTAAAGTTACAGTCATTCAGCAGCAGATCGCTGAGATAAATCTTGAAAAGCAAAAAATAGCCGAGCGGCGAAAAATACTTAACAAGGAAATAGTTCAACAGCAAGCACAAAGAAAACACTGGTGGCTAAAAGGAGAAAAATACGACCGACTAAAAAAGCGCATCAAAAAACAACTTTTAAATCAGATGCTTTATCAAGACGAGCTTGAACAGGAGGAAAAATATAATGGACGAAGTCAAGAAAATTGA</text:p>
          </table:table-cell>
        </table:table-row>
        <table:table-row table:style-name="ro1">
          <table:table-cell office:value-type="string" calcext:value-type="string">
            <text:p>eivC</text:p>
          </table:table-cell>
          <table:table-cell office:value-type="float" office:value="3000259" calcext:value-type="float">
            <text:p>3000259</text:p>
          </table:table-cell>
          <table:table-cell office:value-type="string" calcext:value-type="string">
            <text:p>Export aparatus ATPase</text:p>
          </table:table-cell>
          <table:table-cell office:value-type="string" calcext:value-type="string">
            <text:p>C6USW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8349-3787030 Escherichia coli O157:H7 str. TW14359 chromosome, complete genome</text:p>
          </table:table-cell>
          <table:table-cell office:value-type="string" calcext:value-type="string">
            <text:p>ATGTCTTGCGATATGGAGCATGCTGGTATGAAAAAATTAAAATTATTAAATAAATACAGCTACTTACATAGCATAAACGGCTCTCTGATTGAAGCAGAACTTGACGACGTTTCTGTGGGTGAAGTATGCGAAATTTATGCGAGCAGGCAAGCAAATGAACGTATAGCCAGGGCTCAGGTCGTTGGCTTTCGCAATGGGAAGACATTATTAAACCTTATAGGCAGCTCTGTGGGGCTTACACGTACTGCAGTTTTGAAACCAACGGGAGAGCAGTTAACCATACAGATCAGTGATGCCTTTCTTGGTTCGGTTTTGAATGCCTCTGGTCAAATTATGGAAAGGTTTGTCCCGGACACTCCAGGCGATAGGGGAAATTTACGCCTGATTGATGAACTGCCACCGTCGTATCAGGAACGTCGAGTTATTAATACACCACTTGAGACACGGATAAGAGTCATTGATGGCGTACTGACATGTGGCATTGGTCAACGTGTTGGGATTTTCGCCTCGGCTGGCTGTGGCAAAACGGTTTTAATGCATATGCTCGTAAACAATACTGAAGCTGATGTGTTTGTTATTGGCTTGATTGGCGAACGTGGTAGGGAAGTTACGGAATGCGCGGAATCGCTCAAAAAATCAGTAAATGCAGCGAAATGCGTATTGGTCTATGCCACCTCTGATTTTTCGTCAGTAGACCGGTGTAATGCCGCCCTGATGGCGACAACCGTGGCAGAGTATTTTCGAGATCGAGGAAAGAGAGTTGTACTTTTTATCGACTCAATGACGCGGTATGCACGAGCACTACGTGATATGAAACTGGCAGCGGGTGAACCACCTGCCAGACGTGGTTATCCTGCTTCTGTTTTTGACAGTTTGCCTCGCTTACTGGAGAGGCCGGGACCAACACTAAAAGGAAGTATTACCGAGTTTTATACCGTGTTACTGGAAGGGGAAGATGAATCAGACCCACTGGGTGACGAAATTCGCTCAATCCTTGATGGCCATATCTATCTAAGTCGCAAACTCGCGGGTCAAGGTCACTATCCGGCAATAGATGTTCTAAAAAGTGTGAGTCGAGTATTTGGTCAGGTCACTGATGAAAAACACAGAGATAATGCTGCACGGGTAAGGAAGAACCTCACAACTTTGGAAGATCTACAGGTGTTTATTGACTTAGGGGAATATCGCGCAGGGCAAAATGCTGAAAATGATTTTGCTATGAATGCCCGGCCTAAACTCACAAATTGGTTGAAACAGTCAGTTAATGAAAAAATGCCAATGAGTGAAACGCTAAAAGAGCTTGAACGAATTGTTAAGTAA</text:p>
          </table:table-cell>
        </table:table-row>
        <table:table-row table:style-name="ro1">
          <table:table-cell office:value-type="string" calcext:value-type="string">
            <text:p>eivA</text:p>
          </table:table-cell>
          <table:table-cell office:value-type="float" office:value="3000260" calcext:value-type="float">
            <text:p>3000260</text:p>
          </table:table-cell>
          <table:table-cell office:value-type="string" calcext:value-type="string">
            <text:p>Export aparatus gate</text:p>
          </table:table-cell>
          <table:table-cell office:value-type="string" calcext:value-type="string">
            <text:p>C6USW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90414-3788354 Escherichia coli O157:H7 str. TW14359 chromosome, complete genome</text:p>
          </table:table-cell>
          <table:table-cell office:value-type="string" calcext:value-type="string">
            <text:p>ATGTTTAACAAAGTTTTGGTAGGGTTAAGGAGTCATCCAGAATTAATAATTCTTGGATTAATGGTGATGATTATCGCCATGCTCATAATTCCATTGCCCACCTATTTAATCGACTTTTTGATTGGGCTTAACTTAACATTGGCAATACTTGTATTTTTAGGATCATTCTATGTTGATAGGATCTTAAGCTTTTCTTCATTTCCATCAATCCTCCTTATCACAACGTTATTTCGTTTGGCGCTGGCGATCAGTACCAGTCGACTTATACTTCTTGAGGCGGATGCTGGAGAAATTATAACGAGTTTTGGTGAGTTCGTTATTGGAGATAGCCTGGTAGTTGGTTTTGTTATTTTCTCCATTGTTACTATTGTTCAGTTTATCGTGATTACTAAAGGTTCGGAACGTGTGGCTGAAGTTGCTGCCCGCTTTTCGCTTGACGGTATGCCAGGTAAACAAATGAGCATTGACGCCGATCTACGCGCCGGGATCATTGATGCAGATTTAGCAAAAGAACGTCGTAGTGTATTAGAACGAGAGAGCCAGTTGTATGGTTCCTTTGATGGTGCGATGAAATTTATCAAAGGTGATGCTATTGCAAACATTATTATTATCTTTGTTAATATTATCGGTGGGCTATCAGTAGGAGTAGGCCAAAATGGAATGGATTTCTCAACAGCGTTGACTGTCTACACAATTCTTACTGTCGGTGATGGTCTTGTTTCTCAAATTCCAGCTTTATTAATTGCTATTAGCGCAGGATTTATCGTTACGCGCGTAAATGGCGATAGTGATAATATGGGGCAAAATATAATGTCCCAGTTATTAAGTAATTCTTTTGTCATTGTTGTGACATGTGTCCTCGCGCTAAGTATTGGGTTGCTTCCAGGTTTTCCCCTTCTAGTGTTTTTATGTTTGGCAGTAATCTTAGGAATTTACTTTTACTTTAAATTCAAAAAGAAAGGGACTGAAGAAACGGTTGTTGAGGGAGATATTACCGTTGGGTTGGAACCCTATAATCAAGATGATGATATCTCATTAGGTATCATTAATAAACTTGATCAGGTTATTACCGAAACGGTACCCTTGGTCTTGATTATGAATAGTGTACAGGCTAAAAAATACACTGAAATCAATCTTGCTGATAGGATTCGTAGTCAGTTTTTTATTGAGTATGGTATCCGCATTCCCGGTATTGTCATTCGTGAGGGGGAAGGTCTTAATGATGAAGATGTCATATTAATGCTAAATGAAGTCAGAGCTTCACAATTTAAAATTTATCATGATCTTGTCTTGTTGGTTGAATATTCAGATGAAGTGGTTTCGACTTTGATCAAGAAACCTGTCATTGTAAATAGTAATGGTGAACAATATTATTGGGTTACGAAAAGTGATGCTCAAAAATTAACAAAAATTGGCTGTTATACTCGCACGGCCATGGATGAAATGTATAATCATTTATCTGTCTGTCTGGCTCATAATATTAATGAGTACTTTGGTATACAAGAAACAAAATATATTCTTGATCAATTAGAGATGAAGTATTCTGATCTATTAAAAGAAATATTAAGATATATAACCGTGCAGCGCATTTCAGAGGTAATTCAGCGTCTGATCCAGGAGCGAATTTCAGTGCGCAATATGCGGTTAGTTATGGAGGCCTTAGCATTATGGAGCCCACGAGAGAAAGATATAATCACACTCGTCGAGCATGTACGAGGTGCATTAGGTCGCTACATTTGCCATAAGTTTTCATATTCTGGAGAAATTAAAGCAATTGTGATTTCGCCTGAAATAGAGGACAGAATCAGAGATGGTGTCAGGCCTACCGCTGGCGGTACTTTTCTTAATCTCGATGCATCCGAAGCTGAGATGATTCTGGATAATTTTAAACTGGCACTTTCTGGAATCAATATTCCTATTAAAGACATTATTTTACTGGGATCTGTGGATATTCGTCGTTTTATCAAAAAACTTATTGAATCTAGTTATCGAGACCTCGAAGTACTTTCGTACGGGGAACTAACGGAAAATGTTCCCGTTAATATTCTGAAAACTATTTAG</text:p>
          </table:table-cell>
        </table:table-row>
        <table:table-row table:style-name="ro1">
          <table:table-cell office:value-type="string" calcext:value-type="string">
            <text:p>epaS</text:p>
          </table:table-cell>
          <table:table-cell office:value-type="float" office:value="3000261" calcext:value-type="float">
            <text:p>3000261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C6USH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3079-3781958 Escherichia coli O157:H7 str. TW14359 chromosome, complete genome</text:p>
          </table:table-cell>
          <table:table-cell office:value-type="string" calcext:value-type="string">
            <text:p>ATGGCAAATAAAACTGAAAAGCCAACACAAAAGAAACTGCAGGATGCTTCTAAAAAAGGGCAAATTCTAAAAAGTAGAGACTTAACCGTTTCTGTAATAATGCTTGTGGGTACTTTATATCTCGGATATGTTTTTGATGTGCATCACATTATGTCGATTCTTGAATATATCCTTGATCATAACGCTAAACCGGATATTTGGGACTATTTTAAAGCTATGGGGATTGGTTGGTTGAAAACGATCATTCCTTTTTTGCTGGTTTGCATGTTCACAACAATACTTGTCTCCTGGTTTCAAAGTAAAATGCAATTAGCAACTGAAGCTGTAAAATTAAAGTTTGATTCATTGAATCCAGTAAATGGTTTAAAGCGTATATTTGGCTTAAAAACCGTAAAAGAATTTGTTAAAGCAATTCTTTATATTATTTTTTTTGCATTGGAGATCAAAGTATTTTGGAGTAATCATAAATCACTGCTTTTTAAAACTCTTGATGGAGATATCATATCTTTATTATCAGATTGGGGAGAGATGCTATTCCTTCTCATACTGTATTGTCTCGGCAGTATGATAATTGTCTTAATTTTTGATTTTATCGCTGAATATTTTTTATTTATGAAAGATATGAAAATGGATAAACAAGAAGTTAAAAGAGAATACAAGGAACAAGAAGGAAATCCTGAAATTAAGTCTAAACGCAGAGAGCGCCATCAGGAAATTCTTTCTGAGCAATTGAAATCTGATGTCAGTAATAGCCGTTTGATGATTGCCAACCCTACTCACATTGCAATAGGGATATACTTTAAGCCACATCTGTCACCTATTCCATTGATTTCTGTAAGAGAAACTAATGAGGTAGCATTAGCTGTAAGGAAATATGCAAAGGAAATCGGGATACCAATTATTACAGATAAAAAATTAGCACGAAAAATTTATGCTACCCATCGTCGCTACGATTATGTTAGCTTCGAAAATATAGATGAAATATTACGTCTTCTGCTGTGGCTTGAAGATGTGGAGAATGCTGGACAACCTGTTCCAGATGAACAGCTCTCTTCAGAAGATAAATATATTGAGGGTGAAGACACAAAAAGCGAGAATAATGACAATAATTTAAAAAATTAA</text:p>
          </table:table-cell>
        </table:table-row>
        <table:table-row table:style-name="ro1">
          <table:table-cell office:value-type="string" calcext:value-type="string">
            <text:p>epaP</text:p>
          </table:table-cell>
          <table:table-cell office:value-type="float" office:value="3000262" calcext:value-type="float">
            <text:p>3000262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1089-4720436 Escherichia coli O157:H7 str. EC4115 chromosome, complete genome</text:p>
          </table:table-cell>
          <table:table-cell office:value-type="string" calcext:value-type="string">
            <text:p>ATGTCTCAATTAATGACCATTGGCTCACAGCCAATATTTTTAATTATTGTATTTTTTCTGTTATCATTACTGCCAATATTTGTTGTTATTGGTACTTCATTCCTGAAAATTTCTATTGTACTGGGGATATTGAAGAACGCATTAGGCATTCAACAGGTACCACCAAACATGGCGCTAACATCAGTGTCTTTGATACTGACAATGTTTATTATGTCTCCGATAATATTACAGATAAATGATAATATTTCTCAGGAACCAATCAATTATACCGACTCTGATTTTTTTCAAAAAGTTGATGAGAAAATATTATCACCATATCGCGGTTTTTTAGAAAAAAATACAGAGAAAGACAATGTAGAGTTTTTTGAACGTGCAGCTCAAAAAAAATTGGGTAATGAAACTATCTTAAAAAAAGACTCTCTATTTATACTGTTACCGGCTTTCACGATGGGGCAGCTTGAAGCTGCATTCAAGATAGGTTTTTTGCTCTATTTACCCTTTATTGCGATAGATTTGATCATTTCCAATATCTTATTGGCCTTGGGTATGATGATGGTATCGCCAGTAACAATTTCGATTCCTTTTAAGATCTTATTATTCATTCTTGTTGGAGGCTGGCAAAAATTATTCGAATTTCTGTTGGTGGTGAATTGA</text:p>
          </table:table-cell>
        </table:table-row>
        <table:table-row table:style-name="ro1">
          <table:table-cell office:value-type="string" calcext:value-type="string">
            <text:p>epaR</text:p>
          </table:table-cell>
          <table:table-cell office:value-type="float" office:value="3000263" calcext:value-type="float">
            <text:p>3000263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0167-4719391 Escherichia coli O157:H7 str. EC4115 chromosome, complete genome</text:p>
          </table:table-cell>
          <table:table-cell office:value-type="string" calcext:value-type="string">
            <text:p>ATGAATGAGATAATGACGGTCATAGTATCATCATTTTATTGTATACTCAGGCCGCTGGGGATGTTTATTATCCTACCAATATTTTCAACAGGTGTTTTACTCAGTAACTTTATTCGCAACTCAATTATGATTGCGTTTACGCTTCCGATCATAGTAGAGAACTATACATTTTCGGAAAAATTGCCATCTGGAATCTTTCAGTTGACAGGAATAGCGCTAAAAGAAATAAGTATTGGTTTTTTCATTGGGTTATCATTTACTATTCTTTTTTGGGCAATAGATGCGGCTGGACAGATTATTGATACTCTAAGAGGCTCAACAATATCTTCAATTTTTAACCCGTCCATAAGTGATTCATCTTCTATCACTGGCGTTATCTTGTACCAATTTATCTCTGTGATCTTTGTTATTCATGGTGGGATACAAAGCATCCTAGATAAGCTATATTTATCCTACGAGATATTACCATTACAAGCCGATATTGCATTCAATCGTGCTTTAATAGATTTTTTGTTTTCTCTATGGGATTCATTTATTAAACTGATGTTATCATTTTCAGTTCCCATGATTATCGGTATATTCTTATGTGATATGGGGTTTGGGTTTCTTAACAAAACAGCACCTCAGCTAAACGTATTCACATTATCACTGCCAGTAAAAAGTTTGATAGCAATCTTTATATTGCTATTAGTTATTCATGTTTTTCCTGATTTTATTACGGCAAATATTCATTCTGACATAATTGATAGATCGTTACCGAGCATGATTAATGAGTGA</text:p>
          </table:table-cell>
        </table:table-row>
        <table:table-row table:style-name="ro1">
          <table:table-cell office:value-type="string" calcext:value-type="string">
            <text:p>epaQ</text:p>
          </table:table-cell>
          <table:table-cell office:value-type="float" office:value="3000264" calcext:value-type="float">
            <text:p>3000264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Q8X6F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4994-3724734 Escherichia coli O157:H7 str. Sakai chromosome, complete genome</text:p>
          </table:table-cell>
          <table:table-cell office:value-type="string" calcext:value-type="string">
            <text:p>ATGGATGACATTGTTTTTGCAGGGAATAGGGCGCTGTATCTGATTTTAGTTATGTCTGCAGGACCTATTGCAGTAGCGACATTTGTTGGTTTATTGGTAGGGCTTTTTCAAACGGTAACGCAGTTGCAAGAACAGACGTTGCCATTTGGCGTGAAATTATTGTGCGTAAGTATTTGCTTTTTTTTAATGAGCGGATGGTATGGTGAAAAATTATATTCTTTTGGTATTGAAATGCTGAATTTAGCATTTGCGAGAGGATAG</text:p>
          </table:table-cell>
        </table:table-row>
        <table:table-row table:style-name="ro1">
          <table:table-cell office:value-type="string" calcext:value-type="string">
            <text:p>epaO</text:p>
          </table:table-cell>
          <table:table-cell office:value-type="float" office:value="3000265" calcext:value-type="float">
            <text:p>3000265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SI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254791136:c3785769-3784783 Escherichia coli O157:H7 str. TW14359 chromosome, complete genome</text:p>
          </table:table-cell>
          <table:table-cell office:value-type="string" calcext:value-type="string">
            <text:p>ATGAAGGCAAATTCGAAAACGATCAGAAGGATGAAAGTTAATGTTCGGTCTGAGGAAAGTAAATCGAAACACTCTACGTTTGAAACCACTTTTCAAAATTGGAAAGAAAATGGCGAAGATGTTGCATTATTAATGCCCGAATTTAGTGCTAAATGGCTACCGATAGCAGAAGAGAGTGGCAGCTGGTCTGGATGGGTGTTGCTTCGAGAAATATTTCCCTTAATTTCTGCCGAGCTCGCTGGGATGGCTTTAATGCCAGAAACGGAAAGGTTAATAGGGGAATGGCTCAGTTTATCCAGTTCCCCGTTAAATCTAAAGTATCCTGAACTAAAATATAATCGTTTGTGCGTAGGTAAAGTATTTGATGGAGTATTGAGTCCAGCTCAACCACTGATAAGAATATGGACAGGGGAATTGAATCTTTGGTTAGATAAAGTCACAGTCTGCCAATACGAAAACGCTCCAACTTTAGACAAAAAATCATTATATTGGCCCATTCATTTTGTAATTGGATTTAGTAAAACATGTTATAGAACTATTGTTGATATTGAAGTCGGTGATGTTTTATTAATCTCAAATAATATGGCTTATGCGGTTATTTATAATACAAAGATTTGTGATTTAATTTATCCAGAGGAGTTAAAAATGGCTGATCATTTTCAGTACGAGGAAGATTTTGAAACAGATGACTTTGATATCAAAAAAAGCGAGAGTGAGATTTATGATGAAAATGACGAACAGATGATTAATAGTTTTGAAGAGTTGCCTGTAAAAATTGAGTTTGTTCTTGGTAAGAAAATAATGAATCTATATGAAATAGACGAGCTCTGTGCAAAAAGAATAATATCTCTGCTTCCTGAATCTGAGAAAAATATAGAGATACGTGTAAATGGCGCGCTAACTGGCTATGGCGAACTTGTTGAAGTGGATGATAAATTGGGCGTAGAGATTCATTCTTGGTTATCAGGGCATAATAATGTCAAATAG</text:p>
          </table:table-cell>
        </table:table-row>
        <table:table-row table:style-name="ro1">
          <table:table-cell office:value-type="string" calcext:value-type="string">
            <text:p>rfc</text:p>
          </table:table-cell>
          <table:table-cell office:value-type="float" office:value="3000266" calcext:value-type="float">
            <text:p>300026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7</text:p>
          </table:table-cell>
          <table:table-cell office:value-type="float" office:value="3000267" calcext:value-type="float">
            <text:p>300026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dB</text:p>
          </table:table-cell>
          <table:table-cell office:value-type="float" office:value="3000268" calcext:value-type="float">
            <text:p>300026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X</text:p>
          </table:table-cell>
          <table:table-cell office:value-type="float" office:value="3000269" calcext:value-type="float">
            <text:p>300026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21</text:p>
          </table:table-cell>
          <table:table-cell office:value-type="float" office:value="3000270" calcext:value-type="float">
            <text:p>300027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5</text:p>
          </table:table-cell>
          <table:table-cell office:value-type="float" office:value="3000271" calcext:value-type="float">
            <text:p>300027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T</text:p>
          </table:table-cell>
          <table:table-cell office:value-type="float" office:value="3000272" calcext:value-type="float">
            <text:p>3000272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eB</text:p>
          </table:table-cell>
          <table:table-cell office:value-type="float" office:value="3000273" calcext:value-type="float">
            <text:p>300027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cB</text:p>
          </table:table-cell>
          <table:table-cell office:value-type="float" office:value="3000274" calcext:value-type="float">
            <text:p>300027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84</text:p>
          </table:table-cell>
          <table:table-cell office:value-type="float" office:value="3000275" calcext:value-type="float">
            <text:p>30002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b</text:p>
          </table:table-cell>
          <table:table-cell office:value-type="float" office:value="3000276" calcext:value-type="float">
            <text:p>300027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J</text:p>
          </table:table-cell>
          <table:table-cell office:value-type="float" office:value="3000277" calcext:value-type="float">
            <text:p>300027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3000278" calcext:value-type="float">
            <text:p>300027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1</text:p>
          </table:table-cell>
          <table:table-cell office:value-type="float" office:value="3000279" calcext:value-type="float">
            <text:p>300027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iA</text:p>
          </table:table-cell>
          <table:table-cell office:value-type="float" office:value="3000280" calcext:value-type="float">
            <text:p>300028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Contact-dependent inhibition CDI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gE</text:p>
          </table:table-cell>
          <table:table-cell office:value-type="float" office:value="3000281" calcext:value-type="float">
            <text:p>300028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rA</text:p>
          </table:table-cell>
          <table:table-cell office:value-type="float" office:value="3000282" calcext:value-type="float">
            <text:p>300028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V-IIvB</text:p>
          </table:table-cell>
          <table:table-cell office:value-type="float" office:value="3000283" calcext:value-type="float">
            <text:p>300028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B</text:p>
          </table:table-cell>
          <table:table-cell office:value-type="float" office:value="3000284" calcext:value-type="float">
            <text:p>300028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3000285" calcext:value-type="float">
            <text:p>300028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A</text:p>
          </table:table-cell>
          <table:table-cell office:value-type="float" office:value="3000286" calcext:value-type="float">
            <text:p>300028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2</text:p>
          </table:table-cell>
          <table:table-cell office:value-type="float" office:value="3000287" calcext:value-type="float">
            <text:p>300028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D8</text:p>
          </table:table-cell>
          <table:table-cell office:value-type="float" office:value="3000288" calcext:value-type="float">
            <text:p>300028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</text:p>
          </table:table-cell>
          <table:table-cell office:value-type="float" office:value="3000289" calcext:value-type="float">
            <text:p>300028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pi</text:p>
          </table:table-cell>
          <table:table-cell office:value-type="float" office:value="3000290" calcext:value-type="float">
            <text:p>30002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3000291" calcext:value-type="float">
            <text:p>300029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olicin-like 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</text:p>
          </table:table-cell>
          <table:table-cell office:value-type="float" office:value="3000292" calcext:value-type="float">
            <text:p>300029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eA</text:p>
          </table:table-cell>
          <table:table-cell office:value-type="float" office:value="3000293" calcext:value-type="float">
            <text:p>300029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E</text:p>
          </table:table-cell>
          <table:table-cell office:value-type="float" office:value="3000294" calcext:value-type="float">
            <text:p>300029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lG</text:p>
          </table:table-cell>
          <table:table-cell office:value-type="float" office:value="3000295" calcext:value-type="float">
            <text:p>300029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3000296" calcext:value-type="float">
            <text:p>300029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3</text:p>
          </table:table-cell>
          <table:table-cell office:value-type="float" office:value="3000297" calcext:value-type="float">
            <text:p>300029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mA54</text:p>
          </table:table-cell>
          <table:table-cell office:value-type="float" office:value="3000298" calcext:value-type="float">
            <text:p>300029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bA</text:p>
          </table:table-cell>
          <table:table-cell office:value-type="float" office:value="3000299" calcext:value-type="float">
            <text:p>300029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</text:p>
          </table:table-cell>
          <table:table-cell office:value-type="float" office:value="3000300" calcext:value-type="float">
            <text:p>30003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K</text:p>
          </table:table-cell>
          <table:table-cell office:value-type="float" office:value="3000301" calcext:value-type="float">
            <text:p>300030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V</text:p>
          </table:table-cell>
          <table:table-cell office:value-type="float" office:value="3000302" calcext:value-type="float">
            <text:p>30003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wA</text:p>
          </table:table-cell>
          <table:table-cell office:value-type="float" office:value="3000303" calcext:value-type="float">
            <text:p>300030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1-3</text:p>
          </table:table-cell>
          <table:table-cell office:value-type="float" office:value="3000304" calcext:value-type="float">
            <text:p>300030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aC</text:p>
          </table:table-cell>
          <table:table-cell office:value-type="float" office:value="3000305" calcext:value-type="float">
            <text:p>300030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F</text:p>
          </table:table-cell>
          <table:table-cell office:value-type="float" office:value="3000306" calcext:value-type="float">
            <text:p>300030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D</text:p>
          </table:table-cell>
          <table:table-cell office:value-type="float" office:value="3000307" calcext:value-type="float">
            <text:p>300030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d</text:p>
          </table:table-cell>
          <table:table-cell office:value-type="float" office:value="3000308" calcext:value-type="float">
            <text:p>30003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8</text:p>
          </table:table-cell>
          <table:table-cell office:value-type="float" office:value="3000309" calcext:value-type="float">
            <text:p>30003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8</text:p>
          </table:table-cell>
          <table:table-cell office:value-type="float" office:value="3000310" calcext:value-type="float">
            <text:p>30003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X</text:p>
          </table:table-cell>
          <table:table-cell office:value-type="float" office:value="3000311" calcext:value-type="float">
            <text:p>300031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b</text:p>
          </table:table-cell>
          <table:table-cell office:value-type="float" office:value="3000312" calcext:value-type="float">
            <text:p>30003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C</text:p>
          </table:table-cell>
          <table:table-cell office:value-type="float" office:value="3000313" calcext:value-type="float">
            <text:p>300031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eA</text:p>
          </table:table-cell>
          <table:table-cell office:value-type="float" office:value="3000314" calcext:value-type="float">
            <text:p>300031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A</text:p>
          </table:table-cell>
          <table:table-cell office:value-type="float" office:value="3000315" calcext:value-type="float">
            <text:p>300031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A</text:p>
          </table:table-cell>
          <table:table-cell office:value-type="float" office:value="3000316" calcext:value-type="float">
            <text:p>300031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ta</text:p>
          </table:table-cell>
          <table:table-cell office:value-type="float" office:value="3000317" calcext:value-type="float">
            <text:p>300031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</text:p>
          </table:table-cell>
          <table:table-cell office:value-type="float" office:value="3000318" calcext:value-type="float">
            <text:p>300031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3</text:p>
          </table:table-cell>
          <table:table-cell office:value-type="float" office:value="3000319" calcext:value-type="float">
            <text:p>3000319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an-hlyE</text:p>
          </table:table-cell>
          <table:table-cell office:value-type="float" office:value="3000320" calcext:value-type="float">
            <text:p>3000320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bA</text:p>
          </table:table-cell>
          <table:table-cell office:value-type="float" office:value="3000321" calcext:value-type="float">
            <text:p>300032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5</text:p>
          </table:table-cell>
          <table:table-cell office:value-type="float" office:value="3000322" calcext:value-type="float">
            <text:p>300032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I</text:p>
          </table:table-cell>
          <table:table-cell office:value-type="float" office:value="3000323" calcext:value-type="float">
            <text:p>300032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cfZ</text:p>
          </table:table-cell>
          <table:table-cell office:value-type="float" office:value="3000324" calcext:value-type="float">
            <text:p>300032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2</text:p>
          </table:table-cell>
          <table:table-cell office:value-type="float" office:value="3000325" calcext:value-type="float">
            <text:p>300032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2</text:p>
          </table:table-cell>
          <table:table-cell office:value-type="float" office:value="3000326" calcext:value-type="float">
            <text:p>300032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aE</text:p>
          </table:table-cell>
          <table:table-cell office:value-type="float" office:value="3000327" calcext:value-type="float">
            <text:p>300032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E</text:p>
          </table:table-cell>
          <table:table-cell office:value-type="float" office:value="3000328" calcext:value-type="float">
            <text:p>300032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sB</text:p>
          </table:table-cell>
          <table:table-cell office:value-type="float" office:value="3000329" calcext:value-type="float">
            <text:p>300032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tA</text:p>
          </table:table-cell>
          <table:table-cell office:value-type="float" office:value="3000330" calcext:value-type="float">
            <text:p>300033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3</text:p>
          </table:table-cell>
          <table:table-cell office:value-type="float" office:value="3000331" calcext:value-type="float">
            <text:p>300033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delta</text:p>
          </table:table-cell>
          <table:table-cell office:value-type="float" office:value="3000332" calcext:value-type="float">
            <text:p>300033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eA</text:p>
          </table:table-cell>
          <table:table-cell office:value-type="float" office:value="3000333" calcext:value-type="float">
            <text:p>300033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A</text:p>
          </table:table-cell>
          <table:table-cell office:value-type="float" office:value="3000334" calcext:value-type="float">
            <text:p>300033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9</text:p>
          </table:table-cell>
          <table:table-cell office:value-type="float" office:value="3000335" calcext:value-type="float">
            <text:p>300033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H</text:p>
          </table:table-cell>
          <table:table-cell office:value-type="float" office:value="3000336" calcext:value-type="float">
            <text:p>300033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18</text:p>
          </table:table-cell>
          <table:table-cell office:value-type="float" office:value="3000337" calcext:value-type="float">
            <text:p>300033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pD</text:p>
          </table:table-cell>
          <table:table-cell office:value-type="float" office:value="3000338" calcext:value-type="float">
            <text:p>300033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4</text:p>
          </table:table-cell>
          <table:table-cell office:value-type="float" office:value="3000339" calcext:value-type="float">
            <text:p>300033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bA</text:p>
          </table:table-cell>
          <table:table-cell office:value-type="float" office:value="3000340" calcext:value-type="float">
            <text:p>300034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pA</text:p>
          </table:table-cell>
          <table:table-cell office:value-type="float" office:value="3000341" calcext:value-type="float">
            <text:p>300034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Et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1</text:p>
          </table:table-cell>
          <table:table-cell office:value-type="float" office:value="3000342" calcext:value-type="float">
            <text:p>300034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</text:p>
          </table:table-cell>
          <table:table-cell office:value-type="float" office:value="3000343" calcext:value-type="float">
            <text:p>300034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O101</text:p>
          </table:table-cell>
          <table:table-cell office:value-type="float" office:value="3000344" calcext:value-type="float">
            <text:p>300034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2</text:p>
          </table:table-cell>
          <table:table-cell office:value-type="float" office:value="3000345" calcext:value-type="float">
            <text:p>30003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6</text:p>
          </table:table-cell>
          <table:table-cell office:value-type="float" office:value="3000346" calcext:value-type="float">
            <text:p>30003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a</text:p>
          </table:table-cell>
          <table:table-cell office:value-type="float" office:value="3000347" calcext:value-type="float">
            <text:p>300034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bdI</text:p>
          </table:table-cell>
          <table:table-cell office:value-type="float" office:value="3000348" calcext:value-type="float">
            <text:p>300034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fB</text:p>
          </table:table-cell>
          <table:table-cell office:value-type="float" office:value="3000349" calcext:value-type="float">
            <text:p>300034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dcM</text:p>
          </table:table-cell>
          <table:table-cell office:value-type="float" office:value="3000350" calcext:value-type="float">
            <text:p>300035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A</text:p>
          </table:table-cell>
          <table:table-cell office:value-type="float" office:value="3000351" calcext:value-type="float">
            <text:p>300035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a-A</text:p>
          </table:table-cell>
          <table:table-cell office:value-type="float" office:value="3000352" calcext:value-type="float">
            <text:p>300035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2</text:p>
          </table:table-cell>
          <table:table-cell office:value-type="float" office:value="3000353" calcext:value-type="float">
            <text:p>3000353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000354" calcext:value-type="float">
            <text:p>300035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fA</text:p>
          </table:table-cell>
          <table:table-cell office:value-type="float" office:value="3000355" calcext:value-type="float">
            <text:p>300035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A</text:p>
          </table:table-cell>
          <table:table-cell office:value-type="float" office:value="3000356" calcext:value-type="float">
            <text:p>300035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3</text:p>
          </table:table-cell>
          <table:table-cell office:value-type="float" office:value="3000357" calcext:value-type="float">
            <text:p>300035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x_O6</text:p>
          </table:table-cell>
          <table:table-cell office:value-type="float" office:value="3000358" calcext:value-type="float">
            <text:p>300035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55</text:p>
          </table:table-cell>
          <table:table-cell office:value-type="float" office:value="3000359" calcext:value-type="float">
            <text:p>300035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C</text:p>
          </table:table-cell>
          <table:table-cell office:value-type="float" office:value="3000360" calcext:value-type="float">
            <text:p>300036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EspC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A</text:p>
          </table:table-cell>
          <table:table-cell office:value-type="float" office:value="3000361" calcext:value-type="float">
            <text:p>300036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E</text:p>
          </table:table-cell>
          <table:table-cell office:value-type="float" office:value="3000362" calcext:value-type="float">
            <text:p>300036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1</text:p>
          </table:table-cell>
          <table:table-cell office:value-type="float" office:value="3000363" calcext:value-type="float">
            <text:p>3000363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A</text:p>
          </table:table-cell>
          <table:table-cell office:value-type="float" office:value="3000364" calcext:value-type="float">
            <text:p>300036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AB</text:p>
          </table:table-cell>
          <table:table-cell office:value-type="float" office:value="3000365" calcext:value-type="float">
            <text:p>300036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</text:p>
          </table:table-cell>
          <table:table-cell office:value-type="float" office:value="3000366" calcext:value-type="float">
            <text:p>300036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3000367" calcext:value-type="float">
            <text:p>300036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2G</text:p>
          </table:table-cell>
          <table:table-cell office:value-type="float" office:value="3000368" calcext:value-type="float">
            <text:p>300036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02</text:p>
          </table:table-cell>
          <table:table-cell office:value-type="float" office:value="3000369" calcext:value-type="float">
            <text:p>300036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zeta</text:p>
          </table:table-cell>
          <table:table-cell office:value-type="float" office:value="3000370" calcext:value-type="float">
            <text:p>300037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O113</text:p>
          </table:table-cell>
          <table:table-cell office:value-type="float" office:value="3000371" calcext:value-type="float">
            <text:p>300037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43</text:p>
          </table:table-cell>
          <table:table-cell office:value-type="float" office:value="3000372" calcext:value-type="float">
            <text:p>300037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-3A</text:p>
          </table:table-cell>
          <table:table-cell office:value-type="float" office:value="3000373" calcext:value-type="float">
            <text:p>300037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fA</text:p>
          </table:table-cell>
          <table:table-cell office:value-type="float" office:value="3000374" calcext:value-type="float">
            <text:p>300037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B-2</text:p>
          </table:table-cell>
          <table:table-cell office:value-type="float" office:value="3000375" calcext:value-type="float">
            <text:p>3000375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A</text:p>
          </table:table-cell>
          <table:table-cell office:value-type="float" office:value="3000376" calcext:value-type="float">
            <text:p>300037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5</text:p>
          </table:table-cell>
          <table:table-cell office:value-type="float" office:value="3000377" calcext:value-type="float">
            <text:p>300037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A</text:p>
          </table:table-cell>
          <table:table-cell office:value-type="float" office:value="3000378" calcext:value-type="float">
            <text:p>300037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aE</text:p>
          </table:table-cell>
          <table:table-cell office:value-type="float" office:value="3000379" calcext:value-type="float">
            <text:p>300037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tA</text:p>
          </table:table-cell>
          <table:table-cell office:value-type="float" office:value="3000380" calcext:value-type="float">
            <text:p>300038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jaA</text:p>
          </table:table-cell>
          <table:table-cell office:value-type="float" office:value="3000381" calcext:value-type="float">
            <text:p>300038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66</text:p>
          </table:table-cell>
          <table:table-cell office:value-type="float" office:value="3000382" calcext:value-type="float">
            <text:p>300038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2</text:p>
          </table:table-cell>
          <table:table-cell office:value-type="float" office:value="3000383" calcext:value-type="float">
            <text:p>300038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d-A</text:p>
          </table:table-cell>
          <table:table-cell office:value-type="float" office:value="3000384" calcext:value-type="float">
            <text:p>300038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1</text:p>
          </table:table-cell>
          <table:table-cell office:value-type="float" office:value="3000385" calcext:value-type="float">
            <text:p>300038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3</text:p>
          </table:table-cell>
          <table:table-cell office:value-type="float" office:value="3000386" calcext:value-type="float">
            <text:p>300038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</text:p>
          </table:table-cell>
          <table:table-cell office:value-type="float" office:value="3000387" calcext:value-type="float">
            <text:p>300038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c-A</text:p>
          </table:table-cell>
          <table:table-cell office:value-type="float" office:value="3000388" calcext:value-type="float">
            <text:p>300038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pA_beta</text:p>
          </table:table-cell>
          <table:table-cell office:value-type="float" office:value="3000389" calcext:value-type="float">
            <text:p>30003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</text:p>
          </table:table-cell>
          <table:table-cell office:value-type="float" office:value="3000390" calcext:value-type="float">
            <text:p>300039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B</text:p>
          </table:table-cell>
          <table:table-cell office:value-type="float" office:value="3000391" calcext:value-type="float">
            <text:p>300039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b-A</text:p>
          </table:table-cell>
          <table:table-cell office:value-type="float" office:value="3000392" calcext:value-type="float">
            <text:p>300039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mu</text:p>
          </table:table-cell>
          <table:table-cell office:value-type="float" office:value="3000393" calcext:value-type="float">
            <text:p>30003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</text:p>
          </table:table-cell>
          <table:table-cell office:value-type="float" office:value="3000394" calcext:value-type="float">
            <text:p>300039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</text:p>
          </table:table-cell>
          <table:table-cell office:value-type="float" office:value="3000395" calcext:value-type="float">
            <text:p>300039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3</text:p>
          </table:table-cell>
          <table:table-cell office:value-type="float" office:value="3000396" calcext:value-type="float">
            <text:p>300039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</text:p>
          </table:table-cell>
          <table:table-cell office:value-type="float" office:value="3000397" calcext:value-type="float">
            <text:p>30003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0</text:p>
          </table:table-cell>
          <table:table-cell office:value-type="float" office:value="3000398" calcext:value-type="float">
            <text:p>30003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jA</text:p>
          </table:table-cell>
          <table:table-cell office:value-type="float" office:value="3000399" calcext:value-type="float">
            <text:p>300039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2</text:p>
          </table:table-cell>
          <table:table-cell office:value-type="float" office:value="3000400" calcext:value-type="float">
            <text:p>30004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A</text:p>
          </table:table-cell>
          <table:table-cell office:value-type="float" office:value="3000401" calcext:value-type="float">
            <text:p>300040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lambda</text:p>
          </table:table-cell>
          <table:table-cell office:value-type="float" office:value="3000402" calcext:value-type="float">
            <text:p>30004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3000403" calcext:value-type="float">
            <text:p>3000403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8</text:p>
          </table:table-cell>
          <table:table-cell office:value-type="float" office:value="3000404" calcext:value-type="float">
            <text:p>300040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3</text:p>
          </table:table-cell>
          <table:table-cell office:value-type="float" office:value="3000405" calcext:value-type="float">
            <text:p>300040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lC</text:p>
          </table:table-cell>
          <table:table-cell office:value-type="float" office:value="3000406" calcext:value-type="float">
            <text:p>300040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5</text:p>
          </table:table-cell>
          <table:table-cell office:value-type="float" office:value="3000407" calcext:value-type="float">
            <text:p>300040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0</text:p>
          </table:table-cell>
          <table:table-cell office:value-type="float" office:value="3000408" calcext:value-type="float">
            <text:p>30004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1a</text:p>
          </table:table-cell>
          <table:table-cell office:value-type="float" office:value="3000409" calcext:value-type="float">
            <text:p>300040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A</text:p>
          </table:table-cell>
          <table:table-cell office:value-type="float" office:value="3000410" calcext:value-type="float">
            <text:p>300041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fD</text:p>
          </table:table-cell>
          <table:table-cell office:value-type="float" office:value="3000411" calcext:value-type="float">
            <text:p>300041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office:value-type="float" office:value="3000412" calcext:value-type="float">
            <text:p>300041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c</text:p>
          </table:table-cell>
          <table:table-cell office:value-type="float" office:value="3000413" calcext:value-type="float">
            <text:p>30004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pI</text:p>
          </table:table-cell>
          <table:table-cell office:value-type="float" office:value="3000414" calcext:value-type="float">
            <text:p>300041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A</text:p>
          </table:table-cell>
          <table:table-cell office:value-type="float" office:value="3000415" calcext:value-type="float">
            <text:p>300041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nu</text:p>
          </table:table-cell>
          <table:table-cell office:value-type="float" office:value="3000416" calcext:value-type="float">
            <text:p>300041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-IIaB</text:p>
          </table:table-cell>
          <table:table-cell office:value-type="float" office:value="3000417" calcext:value-type="float">
            <text:p>300041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/3</text:p>
          </table:table-cell>
          <table:table-cell office:value-type="float" office:value="3000418" calcext:value-type="float">
            <text:p>3000418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nA</text:p>
          </table:table-cell>
          <table:table-cell office:value-type="float" office:value="3000419" calcext:value-type="float">
            <text:p>300041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9</text:p>
          </table:table-cell>
          <table:table-cell office:value-type="float" office:value="3000420" calcext:value-type="float">
            <text:p>300042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7</text:p>
          </table:table-cell>
          <table:table-cell office:value-type="float" office:value="3000421" calcext:value-type="float">
            <text:p>300042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pG</text:p>
          </table:table-cell>
          <table:table-cell office:value-type="float" office:value="3000422" calcext:value-type="float">
            <text:p>300042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A</text:p>
          </table:table-cell>
          <table:table-cell office:value-type="float" office:value="3000423" calcext:value-type="float">
            <text:p>300042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A</text:p>
          </table:table-cell>
          <table:table-cell office:value-type="float" office:value="3000424" calcext:value-type="float">
            <text:p>300042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pC</text:p>
          </table:table-cell>
          <table:table-cell office:value-type="float" office:value="3000425" calcext:value-type="float">
            <text:p>300042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E111</text:p>
          </table:table-cell>
          <table:table-cell office:value-type="float" office:value="3000426" calcext:value-type="float">
            <text:p>300042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2</text:p>
          </table:table-cell>
          <table:table-cell office:value-type="float" office:value="3000427" calcext:value-type="float">
            <text:p>300042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P</text:p>
          </table:table-cell>
          <table:table-cell office:value-type="float" office:value="3000428" calcext:value-type="float">
            <text:p>300042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B</text:p>
          </table:table-cell>
          <table:table-cell office:value-type="float" office:value="3000429" calcext:value-type="float">
            <text:p>300042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C</text:p>
          </table:table-cell>
          <table:table-cell office:value-type="float" office:value="3000430" calcext:value-type="float">
            <text:p>300043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B</text:p>
          </table:table-cell>
          <table:table-cell office:value-type="float" office:value="3000431" calcext:value-type="float">
            <text:p>300043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a1/lifA</text:p>
          </table:table-cell>
          <table:table-cell office:value-type="float" office:value="3000432" calcext:value-type="float">
            <text:p>3000432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LifA/Ef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26</text:p>
          </table:table-cell>
          <table:table-cell office:value-type="float" office:value="3000433" calcext:value-type="float">
            <text:p>300043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41A</text:p>
          </table:table-cell>
          <table:table-cell office:value-type="float" office:value="3000434" calcext:value-type="float">
            <text:p>300043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4</text:p>
          </table:table-cell>
          <table:table-cell office:value-type="float" office:value="3000435" calcext:value-type="float">
            <text:p>300043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I</text:p>
          </table:table-cell>
          <table:table-cell office:value-type="float" office:value="3000436" calcext:value-type="float">
            <text:p>3000436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O</text:p>
          </table:table-cell>
          <table:table-cell office:value-type="float" office:value="3000437" calcext:value-type="float">
            <text:p>3000437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A</text:p>
          </table:table-cell>
          <table:table-cell office:value-type="float" office:value="3000438" calcext:value-type="float">
            <text:p>3000438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A_2</text:p>
          </table:table-cell>
          <table:table-cell office:value-type="float" office:value="3000439" calcext:value-type="float">
            <text:p>300043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aB</text:p>
          </table:table-cell>
          <table:table-cell office:value-type="float" office:value="3000440" calcext:value-type="float">
            <text:p>300044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CFA/I fimbriae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D</text:p>
          </table:table-cell>
          <table:table-cell office:value-type="float" office:value="3000441" calcext:value-type="float">
            <text:p>300044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5</text:p>
          </table:table-cell>
          <table:table-cell office:value-type="float" office:value="3000442" calcext:value-type="float">
            <text:p>300044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1</text:p>
          </table:table-cell>
          <table:table-cell office:value-type="float" office:value="3000443" calcext:value-type="float">
            <text:p>300044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R141</text:p>
          </table:table-cell>
          <table:table-cell office:value-type="float" office:value="3000444" calcext:value-type="float">
            <text:p>300044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</text:p>
          </table:table-cell>
          <table:table-cell office:value-type="float" office:value="3000445" calcext:value-type="float">
            <text:p>30004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uA</text:p>
          </table:table-cell>
          <table:table-cell office:value-type="float" office:value="3000446" calcext:value-type="float">
            <text:p>300044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S</text:p>
          </table:table-cell>
          <table:table-cell office:value-type="float" office:value="3000447" calcext:value-type="float">
            <text:p>300044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</text:p>
          </table:table-cell>
          <table:table-cell office:value-type="float" office:value="3000448" calcext:value-type="float">
            <text:p>3000448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et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3</text:p>
          </table:table-cell>
          <table:table-cell office:value-type="float" office:value="3000449" calcext:value-type="float">
            <text:p>3000449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3000450" calcext:value-type="float">
            <text:p>300045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2</text:p>
          </table:table-cell>
          <table:table-cell office:value-type="float" office:value="3000451" calcext:value-type="float">
            <text:p>300045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cE</text:p>
          </table:table-cell>
          <table:table-cell office:value-type="float" office:value="3000452" calcext:value-type="float">
            <text:p>3000452</text:p>
          </table:table-cell>
          <table:table-cell table:number-columns-repeated="2"/>
          <table:table-cell office:value-type="string" calcext:value-type="string">
            <text:p>Protease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_ETEC</text:p>
          </table:table-cell>
          <table:table-cell office:value-type="float" office:value="3000453" calcext:value-type="float">
            <text:p>30004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2</text:p>
          </table:table-cell>
          <table:table-cell office:value-type="float" office:value="3000454" calcext:value-type="float">
            <text:p>30004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1</text:p>
          </table:table-cell>
          <table:table-cell office:value-type="float" office:value="3000455" calcext:value-type="float">
            <text:p>300045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a</text:p>
          </table:table-cell>
          <table:table-cell office:value-type="float" office:value="3000456" calcext:value-type="float">
            <text:p>300045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p</text:p>
          </table:table-cell>
          <table:table-cell office:value-type="float" office:value="3000457" calcext:value-type="float">
            <text:p>300045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Dispersin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</text:p>
          </table:table-cell>
          <table:table-cell office:value-type="float" office:value="3000458" calcext:value-type="float">
            <text:p>3000458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A</text:p>
          </table:table-cell>
          <table:table-cell office:value-type="float" office:value="3000459" calcext:value-type="float">
            <text:p>300045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A_EPEC</text:p>
          </table:table-cell>
          <table:table-cell office:value-type="float" office:value="3000460" calcext:value-type="float">
            <text:p>3000460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A/Es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T1_set1</text:p>
          </table:table-cell>
          <table:table-cell office:value-type="float" office:value="3000461" calcext:value-type="float">
            <text:p>300046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Y</text:p>
          </table:table-cell>
          <table:table-cell office:value-type="float" office:value="3000462" calcext:value-type="float">
            <text:p>300046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7</text:p>
          </table:table-cell>
          <table:table-cell office:value-type="float" office:value="3000463" calcext:value-type="float">
            <text:p>300046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13</text:p>
          </table:table-cell>
          <table:table-cell office:value-type="float" office:value="3000464" calcext:value-type="float">
            <text:p>300046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C</text:p>
          </table:table-cell>
          <table:table-cell office:value-type="float" office:value="3000465" calcext:value-type="float">
            <text:p>3000465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dA</text:p>
          </table:table-cell>
          <table:table-cell office:value-type="float" office:value="3000466" calcext:value-type="float">
            <text:p>3000466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2</text:p>
          </table:table-cell>
          <table:table-cell office:value-type="float" office:value="3000467" calcext:value-type="float">
            <text:p>300046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M</text:p>
          </table:table-cell>
          <table:table-cell office:value-type="float" office:value="3000468" calcext:value-type="float">
            <text:p>3000468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A</text:p>
          </table:table-cell>
          <table:table-cell office:value-type="float" office:value="3000469" calcext:value-type="float">
            <text:p>300046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3000470" calcext:value-type="float">
            <text:p>300047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3000471" calcext:value-type="float">
            <text:p>300047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A</text:p>
          </table:table-cell>
          <table:table-cell office:value-type="float" office:value="3000472" calcext:value-type="float">
            <text:p>3000472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ka</text:p>
          </table:table-cell>
          <table:table-cell office:value-type="float" office:value="3000473" calcext:value-type="float">
            <text:p>300047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A</text:p>
          </table:table-cell>
          <table:table-cell office:value-type="float" office:value="3000474" calcext:value-type="float">
            <text:p>300047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1</text:p>
          </table:table-cell>
          <table:table-cell office:value-type="float" office:value="3000475" calcext:value-type="float">
            <text:p>30004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2</text:p>
          </table:table-cell>
          <table:table-cell office:value-type="float" office:value="3000476" calcext:value-type="float">
            <text:p>300047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B</text:p>
          </table:table-cell>
          <table:table-cell office:value-type="float" office:value="3000477" calcext:value-type="float">
            <text:p>3000477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gamma</text:p>
          </table:table-cell>
          <table:table-cell office:value-type="float" office:value="3000478" calcext:value-type="float">
            <text:p>300047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5</text:p>
          </table:table-cell>
          <table:table-cell office:value-type="float" office:value="3000479" calcext:value-type="float">
            <text:p>3000479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1</text:p>
          </table:table-cell>
          <table:table-cell office:value-type="float" office:value="3000480" calcext:value-type="float">
            <text:p>3000480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Aac</text:p>
          </table:table-cell>
          <table:table-cell office:value-type="float" office:value="3000481" calcext:value-type="float">
            <text:p>3000481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tA</text:p>
          </table:table-cell>
          <table:table-cell office:value-type="float" office:value="3000482" calcext:value-type="float">
            <text:p>300048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atA, 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a</text:p>
          </table:table-cell>
          <table:table-cell office:value-type="float" office:value="3000483" calcext:value-type="float">
            <text:p>3000483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C</text:p>
          </table:table-cell>
          <table:table-cell office:value-type="float" office:value="3000484" calcext:value-type="float">
            <text:p>3000484</text:p>
          </table:table-cell>
          <table:table-cell table:number-columns-repeated="2"/>
          <table:table-cell table:number-columns-repeated="2" office:value-type="string" calcext:value-type="string">
            <text:p>unclassifi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67" meta:object-count="0"/>
    <meta:generator>LibreOffice/4.2.7.2$Linux_X86_64 LibreOffice_project/420m0$Build-2</meta:generator>
  </office:meta>
</office:document-meta>
</file>